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ample a</text:p>
          </table:table-cell>
          <table:table-cell table:number-columns-repeated="3"/>
          <table:table-cell office:value-type="string" calcext:value-type="string">
            <text:p>sample b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227413" calcext:value-type="float">
            <text:p>8227413</text:p>
          </table:table-cell>
          <table:table-cell table:formula="of:=ROUND( [.B3]/[.A3])" office:value-type="float" office:value="35928" calcext:value-type="float">
            <text:p>35928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5065990" calcext:value-type="float">
            <text:p>5065990</text:p>
          </table:table-cell>
          <table:table-cell table:formula="of:=ROUND( [.F3]/[.E3])" office:value-type="float" office:value="22122" calcext:value-type="float">
            <text:p>22122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0755767" calcext:value-type="float">
            <text:p>10755767</text:p>
          </table:table-cell>
          <table:table-cell table:formula="of:=ROUND( [.J3]/[.I3])" office:value-type="float" office:value="46968" calcext:value-type="float">
            <text:p>4696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768891" calcext:value-type="float">
            <text:p>5768891</text:p>
          </table:table-cell>
          <table:table-cell table:formula="of:=ROUND( [.B4]/[.A4])" office:value-type="float" office:value="21769" calcext:value-type="float">
            <text:p>21769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5815841" calcext:value-type="float">
            <text:p>5815841</text:p>
          </table:table-cell>
          <table:table-cell table:formula="of:=ROUND( [.F4]/[.E4])" office:value-type="float" office:value="21947" calcext:value-type="float">
            <text:p>21947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6307046" calcext:value-type="float">
            <text:p>6307046</text:p>
          </table:table-cell>
          <table:table-cell table:formula="of:=ROUND( [.J4]/[.I4])" office:value-type="float" office:value="23800" calcext:value-type="float">
            <text:p>238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2214" calcext:value-type="float">
            <text:p>322214</text:p>
          </table:table-cell>
          <table:table-cell table:formula="of:=ROUND( [.B5]/[.A5])" office:value-type="float" office:value="23015" calcext:value-type="float">
            <text:p>230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72678" calcext:value-type="float">
            <text:p>372678</text:p>
          </table:table-cell>
          <table:table-cell table:formula="of:=ROUND( [.F5]/[.E5])" office:value-type="float" office:value="26620" calcext:value-type="float">
            <text:p>266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0414" calcext:value-type="float">
            <text:p>500414</text:p>
          </table:table-cell>
          <table:table-cell table:formula="of:=ROUND( [.J5]/[.I5])" office:value-type="float" office:value="35744" calcext:value-type="float">
            <text:p>357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93909" calcext:value-type="float">
            <text:p>893909</text:p>
          </table:table-cell>
          <table:table-cell table:formula="of:=ROUND( [.B6]/[.A6])" office:value-type="float" office:value="38866" calcext:value-type="float">
            <text:p>3886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09228" calcext:value-type="float">
            <text:p>809228</text:p>
          </table:table-cell>
          <table:table-cell table:formula="of:=ROUND( [.F6]/[.E6])" office:value-type="float" office:value="35184" calcext:value-type="float">
            <text:p>3518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57544" calcext:value-type="float">
            <text:p>857544</text:p>
          </table:table-cell>
          <table:table-cell table:formula="of:=ROUND( [.J6]/[.I6])" office:value-type="float" office:value="37285" calcext:value-type="float">
            <text:p>372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56297" calcext:value-type="float">
            <text:p>1256297</text:p>
          </table:table-cell>
          <table:table-cell table:formula="of:=ROUND( [.B7]/[.A7])" office:value-type="float" office:value="48319" calcext:value-type="float">
            <text:p>4831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883849" calcext:value-type="float">
            <text:p>1883849</text:p>
          </table:table-cell>
          <table:table-cell table:formula="of:=ROUND( [.F7]/[.E7])" office:value-type="float" office:value="72456" calcext:value-type="float">
            <text:p>7245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323294" calcext:value-type="float">
            <text:p>1323294</text:p>
          </table:table-cell>
          <table:table-cell table:formula="of:=ROUND( [.J7]/[.I7])" office:value-type="float" office:value="50896" calcext:value-type="float">
            <text:p>508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77010" calcext:value-type="float">
            <text:p>1577010</text:p>
          </table:table-cell>
          <table:table-cell table:formula="of:=ROUND( [.B8]/[.A8])" office:value-type="float" office:value="54380" calcext:value-type="float">
            <text:p>5438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900620" calcext:value-type="float">
            <text:p>1900620</text:p>
          </table:table-cell>
          <table:table-cell table:formula="of:=ROUND( [.F8]/[.E8])" office:value-type="float" office:value="65539" calcext:value-type="float">
            <text:p>6553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624860" calcext:value-type="float">
            <text:p>1624860</text:p>
          </table:table-cell>
          <table:table-cell table:formula="of:=ROUND( [.J8]/[.I8])" office:value-type="float" office:value="56030" calcext:value-type="float">
            <text:p>560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52932" calcext:value-type="float">
            <text:p>1152932</text:p>
          </table:table-cell>
          <table:table-cell table:formula="of:=ROUND( [.B9]/[.A9])" office:value-type="float" office:value="28823" calcext:value-type="float">
            <text:p>288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160568" calcext:value-type="float">
            <text:p>2160568</text:p>
          </table:table-cell>
          <table:table-cell table:formula="of:=ROUND( [.F9]/[.E9])" office:value-type="float" office:value="54014" calcext:value-type="float">
            <text:p>5401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05985" calcext:value-type="float">
            <text:p>1205985</text:p>
          </table:table-cell>
          <table:table-cell table:formula="of:=ROUND( [.J9]/[.I9])" office:value-type="float" office:value="30150" calcext:value-type="float">
            <text:p>301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16274" calcext:value-type="float">
            <text:p>1116274</text:p>
          </table:table-cell>
          <table:table-cell table:formula="of:=ROUND( [.B10]/[.A10])" office:value-type="float" office:value="28622" calcext:value-type="float">
            <text:p>2862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16212" calcext:value-type="float">
            <text:p>1916212</text:p>
          </table:table-cell>
          <table:table-cell table:formula="of:=ROUND( [.F10]/[.E10])" office:value-type="float" office:value="49134" calcext:value-type="float">
            <text:p>4913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209911" calcext:value-type="float">
            <text:p>1209911</text:p>
          </table:table-cell>
          <table:table-cell table:formula="of:=ROUND( [.J10]/[.I10])" office:value-type="float" office:value="31023" calcext:value-type="float">
            <text:p>310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38849" calcext:value-type="float">
            <text:p>1038849</text:p>
          </table:table-cell>
          <table:table-cell table:formula="of:=ROUND( [.B11]/[.A11])" office:value-type="float" office:value="49469" calcext:value-type="float">
            <text:p>4946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75021" calcext:value-type="float">
            <text:p>1075021</text:p>
          </table:table-cell>
          <table:table-cell table:formula="of:=ROUND( [.F11]/[.E11])" office:value-type="float" office:value="51191" calcext:value-type="float">
            <text:p>5119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32154" calcext:value-type="float">
            <text:p>1032154</text:p>
          </table:table-cell>
          <table:table-cell table:formula="of:=ROUND( [.J11]/[.I11])" office:value-type="float" office:value="49150" calcext:value-type="float">
            <text:p>491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7889" calcext:value-type="float">
            <text:p>827889</text:p>
          </table:table-cell>
          <table:table-cell table:formula="of:=ROUND( [.B12]/[.A12])" office:value-type="float" office:value="34495" calcext:value-type="float">
            <text:p>3449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91210" calcext:value-type="float">
            <text:p>1091210</text:p>
          </table:table-cell>
          <table:table-cell table:formula="of:=ROUND( [.F12]/[.E12])" office:value-type="float" office:value="45467" calcext:value-type="float">
            <text:p>4546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397549" calcext:value-type="float">
            <text:p>1397549</text:p>
          </table:table-cell>
          <table:table-cell table:formula="of:=ROUND( [.J12]/[.I12])" office:value-type="float" office:value="58231" calcext:value-type="float">
            <text:p>582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0233" calcext:value-type="float">
            <text:p>900233</text:p>
          </table:table-cell>
          <table:table-cell table:formula="of:=ROUND( [.B13]/[.A13])" office:value-type="float" office:value="37510" calcext:value-type="float">
            <text:p>3751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728838" calcext:value-type="float">
            <text:p>1728838</text:p>
          </table:table-cell>
          <table:table-cell table:formula="of:=ROUND( [.F13]/[.E13])" office:value-type="float" office:value="72035" calcext:value-type="float">
            <text:p>7203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231345" calcext:value-type="float">
            <text:p>2231345</text:p>
          </table:table-cell>
          <table:table-cell table:formula="of:=ROUND( [.J13]/[.I13])" office:value-type="float" office:value="92973" calcext:value-type="float">
            <text:p>929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88476" calcext:value-type="float">
            <text:p>888476</text:p>
          </table:table-cell>
          <table:table-cell table:formula="of:=ROUND( [.B14]/[.A14])" office:value-type="float" office:value="37020" calcext:value-type="float">
            <text:p>3702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35835" calcext:value-type="float">
            <text:p>935835</text:p>
          </table:table-cell>
          <table:table-cell table:formula="of:=ROUND( [.F14]/[.E14])" office:value-type="float" office:value="38993" calcext:value-type="float">
            <text:p>3899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704588" calcext:value-type="float">
            <text:p>1704588</text:p>
          </table:table-cell>
          <table:table-cell table:formula="of:=ROUND( [.J14]/[.I14])" office:value-type="float" office:value="71025" calcext:value-type="float">
            <text:p>7102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782687" calcext:value-type="float">
            <text:p>5782687</text:p>
          </table:table-cell>
          <table:table-cell table:formula="of:=ROUND( [.B15]/[.A15])" office:value-type="float" office:value="21577" calcext:value-type="float">
            <text:p>21577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5862012" calcext:value-type="float">
            <text:p>5862012</text:p>
          </table:table-cell>
          <table:table-cell table:formula="of:=ROUND( [.F15]/[.E15])" office:value-type="float" office:value="21873" calcext:value-type="float">
            <text:p>21873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5926556" calcext:value-type="float">
            <text:p>5926556</text:p>
          </table:table-cell>
          <table:table-cell table:formula="of:=ROUND( [.J15]/[.I15])" office:value-type="float" office:value="22114" calcext:value-type="float">
            <text:p>221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47609" calcext:value-type="float">
            <text:p>1147609</text:p>
          </table:table-cell>
          <table:table-cell table:formula="of:=ROUND( [.B16]/[.A16])" office:value-type="float" office:value="31016" calcext:value-type="float">
            <text:p>3101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299516" calcext:value-type="float">
            <text:p>1299516</text:p>
          </table:table-cell>
          <table:table-cell table:formula="of:=ROUND( [.F16]/[.E16])" office:value-type="float" office:value="35122" calcext:value-type="float">
            <text:p>3512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37046" calcext:value-type="float">
            <text:p>1337046</text:p>
          </table:table-cell>
          <table:table-cell table:formula="of:=ROUND( [.J16]/[.I16])" office:value-type="float" office:value="36136" calcext:value-type="float">
            <text:p>361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66381" calcext:value-type="float">
            <text:p>1066381</text:p>
          </table:table-cell>
          <table:table-cell table:formula="of:=ROUND( [.B17]/[.A17])" office:value-type="float" office:value="28063" calcext:value-type="float">
            <text:p>2806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383270" calcext:value-type="float">
            <text:p>1383270</text:p>
          </table:table-cell>
          <table:table-cell table:formula="of:=ROUND( [.F17]/[.E17])" office:value-type="float" office:value="36402" calcext:value-type="float">
            <text:p>3640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313786" calcext:value-type="float">
            <text:p>1313786</text:p>
          </table:table-cell>
          <table:table-cell table:formula="of:=ROUND( [.J17]/[.I17])" office:value-type="float" office:value="34573" calcext:value-type="float">
            <text:p>345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3474" calcext:value-type="float">
            <text:p>503474</text:p>
          </table:table-cell>
          <table:table-cell table:formula="of:=ROUND( [.B18]/[.A18])" office:value-type="float" office:value="19364" calcext:value-type="float">
            <text:p>1936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83704" calcext:value-type="float">
            <text:p>583704</text:p>
          </table:table-cell>
          <table:table-cell table:formula="of:=ROUND( [.F18]/[.E18])" office:value-type="float" office:value="22450" calcext:value-type="float">
            <text:p>2245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96210" calcext:value-type="float">
            <text:p>496210</text:p>
          </table:table-cell>
          <table:table-cell table:formula="of:=ROUND( [.J18]/[.I18])" office:value-type="float" office:value="19085" calcext:value-type="float">
            <text:p>190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5760" calcext:value-type="float">
            <text:p>315760</text:p>
          </table:table-cell>
          <table:table-cell table:formula="of:=ROUND( [.B19]/[.A19])" office:value-type="float" office:value="52627" calcext:value-type="float">
            <text:p>5262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4645" calcext:value-type="float">
            <text:p>324645</text:p>
          </table:table-cell>
          <table:table-cell table:formula="of:=ROUND( [.F19]/[.E19])" office:value-type="float" office:value="54108" calcext:value-type="float">
            <text:p>5410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66813" calcext:value-type="float">
            <text:p>266813</text:p>
          </table:table-cell>
          <table:table-cell table:formula="of:=ROUND( [.J19]/[.I19])" office:value-type="float" office:value="44469" calcext:value-type="float">
            <text:p>444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9612" calcext:value-type="float">
            <text:p>499612</text:p>
          </table:table-cell>
          <table:table-cell table:formula="of:=ROUND( [.B20]/[.A20])" office:value-type="float" office:value="24981" calcext:value-type="float">
            <text:p>2498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76381" calcext:value-type="float">
            <text:p>476381</text:p>
          </table:table-cell>
          <table:table-cell table:formula="of:=ROUND( [.F20]/[.E20])" office:value-type="float" office:value="23819" calcext:value-type="float">
            <text:p>2381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50730" calcext:value-type="float">
            <text:p>450730</text:p>
          </table:table-cell>
          <table:table-cell table:formula="of:=ROUND( [.J20]/[.I20])" office:value-type="float" office:value="22537" calcext:value-type="float">
            <text:p>225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7969" calcext:value-type="float">
            <text:p>477969</text:p>
          </table:table-cell>
          <table:table-cell table:formula="of:=ROUND( [.B21]/[.A21])" office:value-type="float" office:value="47797" calcext:value-type="float">
            <text:p>4779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5543" calcext:value-type="float">
            <text:p>505543</text:p>
          </table:table-cell>
          <table:table-cell table:formula="of:=ROUND( [.F21]/[.E21])" office:value-type="float" office:value="50554" calcext:value-type="float">
            <text:p>5055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54048" calcext:value-type="float">
            <text:p>454048</text:p>
          </table:table-cell>
          <table:table-cell table:formula="of:=ROUND( [.J21]/[.I21])" office:value-type="float" office:value="45405" calcext:value-type="float">
            <text:p>454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5395" calcext:value-type="float">
            <text:p>525395</text:p>
          </table:table-cell>
          <table:table-cell table:formula="of:=ROUND( [.B22]/[.A22])" office:value-type="float" office:value="30906" calcext:value-type="float">
            <text:p>3090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65209" calcext:value-type="float">
            <text:p>465209</text:p>
          </table:table-cell>
          <table:table-cell table:formula="of:=ROUND( [.F22]/[.E22])" office:value-type="float" office:value="27365" calcext:value-type="float">
            <text:p>2736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34740" calcext:value-type="float">
            <text:p>434740</text:p>
          </table:table-cell>
          <table:table-cell table:formula="of:=ROUND( [.J22]/[.I22])" office:value-type="float" office:value="25573" calcext:value-type="float">
            <text:p>255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96606" calcext:value-type="float">
            <text:p>1296606</text:p>
          </table:table-cell>
          <table:table-cell table:formula="of:=ROUND( [.B23]/[.A23])" office:value-type="float" office:value="28187" calcext:value-type="float">
            <text:p>2818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304131" calcext:value-type="float">
            <text:p>1304131</text:p>
          </table:table-cell>
          <table:table-cell table:formula="of:=ROUND( [.F23]/[.E23])" office:value-type="float" office:value="28351" calcext:value-type="float">
            <text:p>2835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338731" calcext:value-type="float">
            <text:p>1338731</text:p>
          </table:table-cell>
          <table:table-cell table:formula="of:=ROUND( [.J23]/[.I23])" office:value-type="float" office:value="29103" calcext:value-type="float">
            <text:p>291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8499" calcext:value-type="float">
            <text:p>388499</text:p>
          </table:table-cell>
          <table:table-cell table:formula="of:=ROUND( [.B24]/[.A24])" office:value-type="float" office:value="9712" calcext:value-type="float">
            <text:p>97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00666" calcext:value-type="float">
            <text:p>400666</text:p>
          </table:table-cell>
          <table:table-cell table:formula="of:=ROUND( [.F24]/[.E24])" office:value-type="float" office:value="10017" calcext:value-type="float">
            <text:p>1001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88841" calcext:value-type="float">
            <text:p>388841</text:p>
          </table:table-cell>
          <table:table-cell table:formula="of:=ROUND( [.J24]/[.I24])" office:value-type="float" office:value="9721" calcext:value-type="float">
            <text:p>97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6394" calcext:value-type="float">
            <text:p>436394</text:p>
          </table:table-cell>
          <table:table-cell table:formula="of:=ROUND( [.B25]/[.A25])" office:value-type="float" office:value="11190" calcext:value-type="float">
            <text:p>1119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17165" calcext:value-type="float">
            <text:p>417165</text:p>
          </table:table-cell>
          <table:table-cell table:formula="of:=ROUND( [.F25]/[.E25])" office:value-type="float" office:value="10697" calcext:value-type="float">
            <text:p>1069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13490" calcext:value-type="float">
            <text:p>413490</text:p>
          </table:table-cell>
          <table:table-cell table:formula="of:=ROUND( [.J25]/[.I25])" office:value-type="float" office:value="10602" calcext:value-type="float">
            <text:p>1060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767946" calcext:value-type="float">
            <text:p>2767946</text:p>
          </table:table-cell>
          <table:table-cell table:formula="of:=ROUND( [.B26]/[.A26])" office:value-type="float" office:value="14881" calcext:value-type="float">
            <text:p>14881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2804395" calcext:value-type="float">
            <text:p>2804395</text:p>
          </table:table-cell>
          <table:table-cell table:formula="of:=ROUND( [.F26]/[.E26])" office:value-type="float" office:value="15077" calcext:value-type="float">
            <text:p>15077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2868775" calcext:value-type="float">
            <text:p>2868775</text:p>
          </table:table-cell>
          <table:table-cell table:formula="of:=ROUND( [.J26]/[.I26])" office:value-type="float" office:value="15424" calcext:value-type="float">
            <text:p>1542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067778" calcext:value-type="float">
            <text:p>10067778</text:p>
          </table:table-cell>
          <table:table-cell table:formula="of:=ROUND( [.B27]/[.A27])" office:value-type="float" office:value="18507" calcext:value-type="float">
            <text:p>18507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18719119" calcext:value-type="float">
            <text:p>18719119</text:p>
          </table:table-cell>
          <table:table-cell table:formula="of:=ROUND( [.F27]/[.E27])" office:value-type="float" office:value="34410" calcext:value-type="float">
            <text:p>34410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17724500" calcext:value-type="float">
            <text:p>17724500</text:p>
          </table:table-cell>
          <table:table-cell table:formula="of:=ROUND( [.J27]/[.I27])" office:value-type="float" office:value="32582" calcext:value-type="float">
            <text:p>32582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24942325" calcext:value-type="float">
            <text:p>24942325</text:p>
          </table:table-cell>
          <table:table-cell table:formula="of:=ROUND( [.B28]/[.A28])" office:value-type="float" office:value="18655" calcext:value-type="float">
            <text:p>18655</text:p>
          </table:table-cell>
          <table:table-cell/>
          <table:table-cell office:value-type="float" office:value="1337" calcext:value-type="float">
            <text:p>1337</text:p>
          </table:table-cell>
          <table:table-cell office:value-type="float" office:value="23272815" calcext:value-type="float">
            <text:p>23272815</text:p>
          </table:table-cell>
          <table:table-cell table:formula="of:=ROUND( [.F28]/[.E28])" office:value-type="float" office:value="17407" calcext:value-type="float">
            <text:p>17407</text:p>
          </table:table-cell>
          <table:table-cell/>
          <table:table-cell office:value-type="float" office:value="1337" calcext:value-type="float">
            <text:p>1337</text:p>
          </table:table-cell>
          <table:table-cell office:value-type="float" office:value="27953174" calcext:value-type="float">
            <text:p>27953174</text:p>
          </table:table-cell>
          <table:table-cell table:formula="of:=ROUND( [.J28]/[.I28])" office:value-type="float" office:value="20907" calcext:value-type="float">
            <text:p>20907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32237620" calcext:value-type="float">
            <text:p>32237620</text:p>
          </table:table-cell>
          <table:table-cell table:formula="of:=ROUND( [.B29]/[.A29])" office:value-type="float" office:value="17821" calcext:value-type="float">
            <text:p>17821</text:p>
          </table:table-cell>
          <table:table-cell/>
          <table:table-cell office:value-type="float" office:value="1809" calcext:value-type="float">
            <text:p>1809</text:p>
          </table:table-cell>
          <table:table-cell office:value-type="float" office:value="31572896" calcext:value-type="float">
            <text:p>31572896</text:p>
          </table:table-cell>
          <table:table-cell table:formula="of:=ROUND( [.F29]/[.E29])" office:value-type="float" office:value="17453" calcext:value-type="float">
            <text:p>17453</text:p>
          </table:table-cell>
          <table:table-cell/>
          <table:table-cell office:value-type="float" office:value="1809" calcext:value-type="float">
            <text:p>1809</text:p>
          </table:table-cell>
          <table:table-cell office:value-type="float" office:value="31982272" calcext:value-type="float">
            <text:p>31982272</text:p>
          </table:table-cell>
          <table:table-cell table:formula="of:=ROUND( [.J29]/[.I29])" office:value-type="float" office:value="17680" calcext:value-type="float">
            <text:p>176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85620" calcext:value-type="float">
            <text:p>985620</text:p>
          </table:table-cell>
          <table:table-cell table:formula="of:=ROUND( [.B30]/[.A30])" office:value-type="float" office:value="36504" calcext:value-type="float">
            <text:p>3650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33148" calcext:value-type="float">
            <text:p>1133148</text:p>
          </table:table-cell>
          <table:table-cell table:formula="of:=ROUND( [.F30]/[.E30])" office:value-type="float" office:value="41968" calcext:value-type="float">
            <text:p>4196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12799" calcext:value-type="float">
            <text:p>1112799</text:p>
          </table:table-cell>
          <table:table-cell table:formula="of:=ROUND( [.J30]/[.I30])" office:value-type="float" office:value="41215" calcext:value-type="float">
            <text:p>41215</text:p>
          </table:table-cell>
        </table:table-row>
        <table:table-row table:style-name="ro1">
          <table:table-cell office:value-type="float" office:value="13661" calcext:value-type="float">
            <text:p>13661</text:p>
          </table:table-cell>
          <table:table-cell office:value-type="float" office:value="296495551" calcext:value-type="float">
            <text:p>296495551</text:p>
          </table:table-cell>
          <table:table-cell table:formula="of:=ROUND( [.B31]/[.A31])" office:value-type="float" office:value="21704" calcext:value-type="float">
            <text:p>21704</text:p>
          </table:table-cell>
          <table:table-cell/>
          <table:table-cell office:value-type="float" office:value="13661" calcext:value-type="float">
            <text:p>13661</text:p>
          </table:table-cell>
          <table:table-cell office:value-type="float" office:value="293052973" calcext:value-type="float">
            <text:p>293052973</text:p>
          </table:table-cell>
          <table:table-cell table:formula="of:=ROUND( [.F31]/[.E31])" office:value-type="float" office:value="21452" calcext:value-type="float">
            <text:p>21452</text:p>
          </table:table-cell>
          <table:table-cell/>
          <table:table-cell office:value-type="float" office:value="13661" calcext:value-type="float">
            <text:p>13661</text:p>
          </table:table-cell>
          <table:table-cell office:value-type="float" office:value="296853633" calcext:value-type="float">
            <text:p>296853633</text:p>
          </table:table-cell>
          <table:table-cell table:formula="of:=ROUND( [.J31]/[.I31])" office:value-type="float" office:value="21730" calcext:value-type="float">
            <text:p>217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7913" calcext:value-type="float">
            <text:p>497913</text:p>
          </table:table-cell>
          <table:table-cell table:formula="of:=ROUND( [.B32]/[.A32])" office:value-type="float" office:value="31120" calcext:value-type="float">
            <text:p>3112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01215" calcext:value-type="float">
            <text:p>501215</text:p>
          </table:table-cell>
          <table:table-cell table:formula="of:=ROUND( [.F32]/[.E32])" office:value-type="float" office:value="31326" calcext:value-type="float">
            <text:p>313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94654" calcext:value-type="float">
            <text:p>494654</text:p>
          </table:table-cell>
          <table:table-cell table:formula="of:=ROUND( [.J32]/[.I32])" office:value-type="float" office:value="30916" calcext:value-type="float">
            <text:p>309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831412" calcext:value-type="float">
            <text:p>2831412</text:p>
          </table:table-cell>
          <table:table-cell table:formula="of:=ROUND( [.B33]/[.A33])" office:value-type="float" office:value="23793" calcext:value-type="float">
            <text:p>23793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797524" calcext:value-type="float">
            <text:p>2797524</text:p>
          </table:table-cell>
          <table:table-cell table:formula="of:=ROUND( [.F33]/[.E33])" office:value-type="float" office:value="23509" calcext:value-type="float">
            <text:p>23509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907461" calcext:value-type="float">
            <text:p>2907461</text:p>
          </table:table-cell>
          <table:table-cell table:formula="of:=ROUND( [.J33]/[.I33])" office:value-type="float" office:value="24432" calcext:value-type="float">
            <text:p>2443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714409" calcext:value-type="float">
            <text:p>9714409</text:p>
          </table:table-cell>
          <table:table-cell table:formula="of:=ROUND( [.B34]/[.A34])" office:value-type="float" office:value="24593" calcext:value-type="float">
            <text:p>24593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7269442" calcext:value-type="float">
            <text:p>7269442</text:p>
          </table:table-cell>
          <table:table-cell table:formula="of:=ROUND( [.F34]/[.E34])" office:value-type="float" office:value="18404" calcext:value-type="float">
            <text:p>18404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7478286" calcext:value-type="float">
            <text:p>7478286</text:p>
          </table:table-cell>
          <table:table-cell table:formula="of:=ROUND( [.J34]/[.I34])" office:value-type="float" office:value="18932" calcext:value-type="float">
            <text:p>1893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679750" calcext:value-type="float">
            <text:p>7679750</text:p>
          </table:table-cell>
          <table:table-cell table:formula="of:=ROUND( [.B35]/[.A35])" office:value-type="float" office:value="56469" calcext:value-type="float">
            <text:p>5646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3960506" calcext:value-type="float">
            <text:p>3960506</text:p>
          </table:table-cell>
          <table:table-cell table:formula="of:=ROUND( [.F35]/[.E35])" office:value-type="float" office:value="29121" calcext:value-type="float">
            <text:p>2912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7280322" calcext:value-type="float">
            <text:p>7280322</text:p>
          </table:table-cell>
          <table:table-cell table:formula="of:=ROUND( [.J35]/[.I35])" office:value-type="float" office:value="53532" calcext:value-type="float">
            <text:p>5353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122192" calcext:value-type="float">
            <text:p>2122192</text:p>
          </table:table-cell>
          <table:table-cell table:formula="of:=ROUND( [.B36]/[.A36])" office:value-type="float" office:value="28678" calcext:value-type="float">
            <text:p>2867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378340" calcext:value-type="float">
            <text:p>2378340</text:p>
          </table:table-cell>
          <table:table-cell table:formula="of:=ROUND( [.F36]/[.E36])" office:value-type="float" office:value="32140" calcext:value-type="float">
            <text:p>3214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872480" calcext:value-type="float">
            <text:p>1872480</text:p>
          </table:table-cell>
          <table:table-cell table:formula="of:=ROUND( [.J36]/[.I36])" office:value-type="float" office:value="25304" calcext:value-type="float">
            <text:p>253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24750" calcext:value-type="float">
            <text:p>924750</text:p>
          </table:table-cell>
          <table:table-cell table:formula="of:=ROUND( [.B37]/[.A37])" office:value-type="float" office:value="35567" calcext:value-type="float">
            <text:p>3556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695759" calcext:value-type="float">
            <text:p>1695759</text:p>
          </table:table-cell>
          <table:table-cell table:formula="of:=ROUND( [.F37]/[.E37])" office:value-type="float" office:value="65222" calcext:value-type="float">
            <text:p>6522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873358" calcext:value-type="float">
            <text:p>1873358</text:p>
          </table:table-cell>
          <table:table-cell table:formula="of:=ROUND( [.J37]/[.I37])" office:value-type="float" office:value="72052" calcext:value-type="float">
            <text:p>720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78204" calcext:value-type="float">
            <text:p>878204</text:p>
          </table:table-cell>
          <table:table-cell table:formula="of:=ROUND( [.B38]/[.A38])" office:value-type="float" office:value="31364" calcext:value-type="float">
            <text:p>3136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499797" calcext:value-type="float">
            <text:p>1499797</text:p>
          </table:table-cell>
          <table:table-cell table:formula="of:=ROUND( [.F38]/[.E38])" office:value-type="float" office:value="53564" calcext:value-type="float">
            <text:p>5356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625588" calcext:value-type="float">
            <text:p>1625588</text:p>
          </table:table-cell>
          <table:table-cell table:formula="of:=ROUND( [.J38]/[.I38])" office:value-type="float" office:value="58057" calcext:value-type="float">
            <text:p>580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84911" calcext:value-type="float">
            <text:p>1084911</text:p>
          </table:table-cell>
          <table:table-cell table:formula="of:=ROUND( [.B39]/[.A39])" office:value-type="float" office:value="33903" calcext:value-type="float">
            <text:p>3390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373626" calcext:value-type="float">
            <text:p>1373626</text:p>
          </table:table-cell>
          <table:table-cell table:formula="of:=ROUND( [.F39]/[.E39])" office:value-type="float" office:value="42926" calcext:value-type="float">
            <text:p>429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11820" calcext:value-type="float">
            <text:p>1611820</text:p>
          </table:table-cell>
          <table:table-cell table:formula="of:=ROUND( [.J39]/[.I39])" office:value-type="float" office:value="50369" calcext:value-type="float">
            <text:p>503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81402" calcext:value-type="float">
            <text:p>881402</text:p>
          </table:table-cell>
          <table:table-cell table:formula="of:=ROUND( [.B40]/[.A40])" office:value-type="float" office:value="36725" calcext:value-type="float">
            <text:p>367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58826" calcext:value-type="float">
            <text:p>858826</text:p>
          </table:table-cell>
          <table:table-cell table:formula="of:=ROUND( [.F40]/[.E40])" office:value-type="float" office:value="35784" calcext:value-type="float">
            <text:p>3578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07345" calcext:value-type="float">
            <text:p>707345</text:p>
          </table:table-cell>
          <table:table-cell table:formula="of:=ROUND( [.J40]/[.I40])" office:value-type="float" office:value="29473" calcext:value-type="float">
            <text:p>294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40096" calcext:value-type="float">
            <text:p>1240096</text:p>
          </table:table-cell>
          <table:table-cell table:formula="of:=ROUND( [.B41]/[.A41])" office:value-type="float" office:value="41337" calcext:value-type="float">
            <text:p>4133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40300" calcext:value-type="float">
            <text:p>2040300</text:p>
          </table:table-cell>
          <table:table-cell table:formula="of:=ROUND( [.F41]/[.E41])" office:value-type="float" office:value="68010" calcext:value-type="float">
            <text:p>6801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09246" calcext:value-type="float">
            <text:p>909246</text:p>
          </table:table-cell>
          <table:table-cell table:formula="of:=ROUND( [.J41]/[.I41])" office:value-type="float" office:value="30308" calcext:value-type="float">
            <text:p>3030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90780" calcext:value-type="float">
            <text:p>2090780</text:p>
          </table:table-cell>
          <table:table-cell table:formula="of:=ROUND( [.B42]/[.A42])" office:value-type="float" office:value="22976" calcext:value-type="float">
            <text:p>2297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634055" calcext:value-type="float">
            <text:p>2634055</text:p>
          </table:table-cell>
          <table:table-cell table:formula="of:=ROUND( [.F42]/[.E42])" office:value-type="float" office:value="28946" calcext:value-type="float">
            <text:p>2894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718761" calcext:value-type="float">
            <text:p>1718761</text:p>
          </table:table-cell>
          <table:table-cell table:formula="of:=ROUND( [.J42]/[.I42])" office:value-type="float" office:value="18887" calcext:value-type="float">
            <text:p>1888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70305" calcext:value-type="float">
            <text:p>2070305</text:p>
          </table:table-cell>
          <table:table-cell table:formula="of:=ROUND( [.B43]/[.A43])" office:value-type="float" office:value="20912" calcext:value-type="float">
            <text:p>2091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183839" calcext:value-type="float">
            <text:p>2183839</text:p>
          </table:table-cell>
          <table:table-cell table:formula="of:=ROUND( [.F43]/[.E43])" office:value-type="float" office:value="22059" calcext:value-type="float">
            <text:p>2205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858949" calcext:value-type="float">
            <text:p>1858949</text:p>
          </table:table-cell>
          <table:table-cell table:formula="of:=ROUND( [.J43]/[.I43])" office:value-type="float" office:value="18777" calcext:value-type="float">
            <text:p>1877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116583" calcext:value-type="float">
            <text:p>10116583</text:p>
          </table:table-cell>
          <table:table-cell table:formula="of:=ROUND( [.B44]/[.A44])" office:value-type="float" office:value="20274" calcext:value-type="float">
            <text:p>20274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11778207" calcext:value-type="float">
            <text:p>11778207</text:p>
          </table:table-cell>
          <table:table-cell table:formula="of:=ROUND( [.F44]/[.E44])" office:value-type="float" office:value="23604" calcext:value-type="float">
            <text:p>23604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11090248" calcext:value-type="float">
            <text:p>11090248</text:p>
          </table:table-cell>
          <table:table-cell table:formula="of:=ROUND( [.J44]/[.I44])" office:value-type="float" office:value="22225" calcext:value-type="float">
            <text:p>2222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1458821" calcext:value-type="float">
            <text:p>11458821</text:p>
          </table:table-cell>
          <table:table-cell table:formula="of:=ROUND( [.B45]/[.A45])" office:value-type="float" office:value="22964" calcext:value-type="float">
            <text:p>22964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18037807" calcext:value-type="float">
            <text:p>18037807</text:p>
          </table:table-cell>
          <table:table-cell table:formula="of:=ROUND( [.F45]/[.E45])" office:value-type="float" office:value="36148" calcext:value-type="float">
            <text:p>36148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12173895" calcext:value-type="float">
            <text:p>12173895</text:p>
          </table:table-cell>
          <table:table-cell table:formula="of:=ROUND( [.J45]/[.I45])" office:value-type="float" office:value="24397" calcext:value-type="float">
            <text:p>2439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187397" calcext:value-type="float">
            <text:p>2187397</text:p>
          </table:table-cell>
          <table:table-cell table:formula="of:=ROUND( [.B46]/[.A46])" office:value-type="float" office:value="20443" calcext:value-type="float">
            <text:p>2044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565901" calcext:value-type="float">
            <text:p>3565901</text:p>
          </table:table-cell>
          <table:table-cell table:formula="of:=ROUND( [.F46]/[.E46])" office:value-type="float" office:value="33326" calcext:value-type="float">
            <text:p>3332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242661" calcext:value-type="float">
            <text:p>2242661</text:p>
          </table:table-cell>
          <table:table-cell table:formula="of:=ROUND( [.J46]/[.I46])" office:value-type="float" office:value="20959" calcext:value-type="float">
            <text:p>2095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196587" calcext:value-type="float">
            <text:p>2196587</text:p>
          </table:table-cell>
          <table:table-cell table:formula="of:=ROUND( [.B47]/[.A47])" office:value-type="float" office:value="19612" calcext:value-type="float">
            <text:p>1961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131675" calcext:value-type="float">
            <text:p>5131675</text:p>
          </table:table-cell>
          <table:table-cell table:formula="of:=ROUND( [.F47]/[.E47])" office:value-type="float" office:value="45819" calcext:value-type="float">
            <text:p>45819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240022" calcext:value-type="float">
            <text:p>2240022</text:p>
          </table:table-cell>
          <table:table-cell table:formula="of:=ROUND( [.J47]/[.I47])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762686" calcext:value-type="float">
            <text:p>4762686</text:p>
          </table:table-cell>
          <table:table-cell table:formula="of:=ROUND( [.B48]/[.A48])" office:value-type="float" office:value="25199" calcext:value-type="float">
            <text:p>25199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5760428" calcext:value-type="float">
            <text:p>5760428</text:p>
          </table:table-cell>
          <table:table-cell table:formula="of:=ROUND( [.F48]/[.E48])" office:value-type="float" office:value="30478" calcext:value-type="float">
            <text:p>30478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4352967" calcext:value-type="float">
            <text:p>4352967</text:p>
          </table:table-cell>
          <table:table-cell table:formula="of:=ROUND( [.J48]/[.I48])" office:value-type="float" office:value="23032" calcext:value-type="float">
            <text:p>230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50299" calcext:value-type="float">
            <text:p>1850299</text:p>
          </table:table-cell>
          <table:table-cell table:formula="of:=ROUND( [.B49]/[.A49])" office:value-type="float" office:value="21026" calcext:value-type="float">
            <text:p>2102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848446" calcext:value-type="float">
            <text:p>3848446</text:p>
          </table:table-cell>
          <table:table-cell table:formula="of:=ROUND( [.F49]/[.E49])" office:value-type="float" office:value="43732" calcext:value-type="float">
            <text:p>4373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146614" calcext:value-type="float">
            <text:p>2146614</text:p>
          </table:table-cell>
          <table:table-cell table:formula="of:=ROUND( [.J49]/[.I49])" office:value-type="float" office:value="24393" calcext:value-type="float">
            <text:p>2439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226379" calcext:value-type="float">
            <text:p>2226379</text:p>
          </table:table-cell>
          <table:table-cell table:formula="of:=ROUND( [.B50]/[.A50])" office:value-type="float" office:value="21004" calcext:value-type="float">
            <text:p>2100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230479" calcext:value-type="float">
            <text:p>2230479</text:p>
          </table:table-cell>
          <table:table-cell table:formula="of:=ROUND( [.F50]/[.E50])" office:value-type="float" office:value="21042" calcext:value-type="float">
            <text:p>2104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062035" calcext:value-type="float">
            <text:p>3062035</text:p>
          </table:table-cell>
          <table:table-cell table:formula="of:=ROUND( [.J50]/[.I50])" office:value-type="float" office:value="28887" calcext:value-type="float">
            <text:p>2888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857029" calcext:value-type="float">
            <text:p>2857029</text:p>
          </table:table-cell>
          <table:table-cell table:formula="of:=ROUND( [.B51]/[.A51])" office:value-type="float" office:value="21321" calcext:value-type="float">
            <text:p>2132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2862726" calcext:value-type="float">
            <text:p>2862726</text:p>
          </table:table-cell>
          <table:table-cell table:formula="of:=ROUND( [.F51]/[.E51])" office:value-type="float" office:value="21364" calcext:value-type="float">
            <text:p>2136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5055279" calcext:value-type="float">
            <text:p>5055279</text:p>
          </table:table-cell>
          <table:table-cell table:formula="of:=ROUND( [.J51]/[.I51])" office:value-type="float" office:value="37726" calcext:value-type="float">
            <text:p>3772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926667" calcext:value-type="float">
            <text:p>2926667</text:p>
          </table:table-cell>
          <table:table-cell table:formula="of:=ROUND( [.B52]/[.A52])" office:value-type="float" office:value="21841" calcext:value-type="float">
            <text:p>2184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020509" calcext:value-type="float">
            <text:p>3020509</text:p>
          </table:table-cell>
          <table:table-cell table:formula="of:=ROUND( [.F52]/[.E52])" office:value-type="float" office:value="22541" calcext:value-type="float">
            <text:p>2254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6727670" calcext:value-type="float">
            <text:p>6727670</text:p>
          </table:table-cell>
          <table:table-cell table:formula="of:=ROUND( [.J52]/[.I52])" office:value-type="float" office:value="50206" calcext:value-type="float">
            <text:p>5020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122787" calcext:value-type="float">
            <text:p>3122787</text:p>
          </table:table-cell>
          <table:table-cell table:formula="of:=ROUND( [.B53]/[.A53])" office:value-type="float" office:value="22629" calcext:value-type="float">
            <text:p>2262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3134174" calcext:value-type="float">
            <text:p>3134174</text:p>
          </table:table-cell>
          <table:table-cell table:formula="of:=ROUND( [.F53]/[.E53])" office:value-type="float" office:value="22711" calcext:value-type="float">
            <text:p>2271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3820964" calcext:value-type="float">
            <text:p>3820964</text:p>
          </table:table-cell>
          <table:table-cell table:formula="of:=ROUND( [.J53]/[.I53])" office:value-type="float" office:value="27688" calcext:value-type="float">
            <text:p>2768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199051" calcext:value-type="float">
            <text:p>6199051</text:p>
          </table:table-cell>
          <table:table-cell table:formula="of:=ROUND( [.B54]/[.A54])" office:value-type="float" office:value="39994" calcext:value-type="float">
            <text:p>3999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658900" calcext:value-type="float">
            <text:p>3658900</text:p>
          </table:table-cell>
          <table:table-cell table:formula="of:=ROUND( [.F54]/[.E54])" office:value-type="float" office:value="23606" calcext:value-type="float">
            <text:p>2360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7651274" calcext:value-type="float">
            <text:p>7651274</text:p>
          </table:table-cell>
          <table:table-cell table:formula="of:=ROUND( [.J54]/[.I54])" office:value-type="float" office:value="49363" calcext:value-type="float">
            <text:p>4936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619941" calcext:value-type="float">
            <text:p>3619941</text:p>
          </table:table-cell>
          <table:table-cell table:formula="of:=ROUND( [.B55]/[.A55])" office:value-type="float" office:value="27633" calcext:value-type="float">
            <text:p>2763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3776015" calcext:value-type="float">
            <text:p>3776015</text:p>
          </table:table-cell>
          <table:table-cell table:formula="of:=ROUND( [.F55]/[.E55])" office:value-type="float" office:value="28825" calcext:value-type="float">
            <text:p>28825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3796518" calcext:value-type="float">
            <text:p>3796518</text:p>
          </table:table-cell>
          <table:table-cell table:formula="of:=ROUND( [.J55]/[.I55])" office:value-type="float" office:value="28981" calcext:value-type="float">
            <text:p>2898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631201" calcext:value-type="float">
            <text:p>4631201</text:p>
          </table:table-cell>
          <table:table-cell table:formula="of:=ROUND( [.B56]/[.A56])" office:value-type="float" office:value="30670" calcext:value-type="float">
            <text:p>3067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8953284" calcext:value-type="float">
            <text:p>8953284</text:p>
          </table:table-cell>
          <table:table-cell table:formula="of:=ROUND( [.F56]/[.E56])" office:value-type="float" office:value="59293" calcext:value-type="float">
            <text:p>59293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4749089" calcext:value-type="float">
            <text:p>4749089</text:p>
          </table:table-cell>
          <table:table-cell table:formula="of:=ROUND( [.J56]/[.I56])" office:value-type="float" office:value="31451" calcext:value-type="float">
            <text:p>3145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039741" calcext:value-type="float">
            <text:p>5039741</text:p>
          </table:table-cell>
          <table:table-cell table:formula="of:=ROUND( [.B57]/[.A57])" office:value-type="float" office:value="32514" calcext:value-type="float">
            <text:p>3251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857527" calcext:value-type="float">
            <text:p>4857527</text:p>
          </table:table-cell>
          <table:table-cell table:formula="of:=ROUND( [.F57]/[.E57])" office:value-type="float" office:value="31339" calcext:value-type="float">
            <text:p>31339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5201564" calcext:value-type="float">
            <text:p>5201564</text:p>
          </table:table-cell>
          <table:table-cell table:formula="of:=ROUND( [.J57]/[.I57])" office:value-type="float" office:value="33558" calcext:value-type="float">
            <text:p>335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22675" calcext:value-type="float">
            <text:p>1222675</text:p>
          </table:table-cell>
          <table:table-cell table:formula="of:=ROUND( [.B58]/[.A58])" office:value-type="float" office:value="35961" calcext:value-type="float">
            <text:p>3596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55149" calcext:value-type="float">
            <text:p>1855149</text:p>
          </table:table-cell>
          <table:table-cell table:formula="of:=ROUND( [.F58]/[.E58])" office:value-type="float" office:value="54563" calcext:value-type="float">
            <text:p>5456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008015" calcext:value-type="float">
            <text:p>1008015</text:p>
          </table:table-cell>
          <table:table-cell table:formula="of:=ROUND( [.J58]/[.I58])" office:value-type="float" office:value="29648" calcext:value-type="float">
            <text:p>296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38793" calcext:value-type="float">
            <text:p>1438793</text:p>
          </table:table-cell>
          <table:table-cell table:formula="of:=ROUND( [.B59]/[.A59])" office:value-type="float" office:value="34257" calcext:value-type="float">
            <text:p>3425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405274" calcext:value-type="float">
            <text:p>2405274</text:p>
          </table:table-cell>
          <table:table-cell table:formula="of:=ROUND( [.F59]/[.E59])" office:value-type="float" office:value="57268" calcext:value-type="float">
            <text:p>5726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463258" calcext:value-type="float">
            <text:p>1463258</text:p>
          </table:table-cell>
          <table:table-cell table:formula="of:=ROUND( [.J59]/[.I59])" office:value-type="float" office:value="34839" calcext:value-type="float">
            <text:p>348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12283" calcext:value-type="float">
            <text:p>1512283</text:p>
          </table:table-cell>
          <table:table-cell table:formula="of:=ROUND( [.B60]/[.A60])" office:value-type="float" office:value="36007" calcext:value-type="float">
            <text:p>3600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662737" calcext:value-type="float">
            <text:p>2662737</text:p>
          </table:table-cell>
          <table:table-cell table:formula="of:=ROUND( [.F60]/[.E60])" office:value-type="float" office:value="63399" calcext:value-type="float">
            <text:p>6339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549380" calcext:value-type="float">
            <text:p>1549380</text:p>
          </table:table-cell>
          <table:table-cell table:formula="of:=ROUND( [.J60]/[.I60])" office:value-type="float" office:value="36890" calcext:value-type="float">
            <text:p>368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11065" calcext:value-type="float">
            <text:p>1211065</text:p>
          </table:table-cell>
          <table:table-cell table:formula="of:=ROUND( [.B61]/[.A61])" office:value-type="float" office:value="34602" calcext:value-type="float">
            <text:p>3460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402203" calcext:value-type="float">
            <text:p>1402203</text:p>
          </table:table-cell>
          <table:table-cell table:formula="of:=ROUND( [.F61]/[.E61])" office:value-type="float" office:value="40063" calcext:value-type="float">
            <text:p>4006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105351" calcext:value-type="float">
            <text:p>1105351</text:p>
          </table:table-cell>
          <table:table-cell table:formula="of:=ROUND( [.J61]/[.I61])" office:value-type="float" office:value="31581" calcext:value-type="float">
            <text:p>3158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04186" calcext:value-type="float">
            <text:p>1804186</text:p>
          </table:table-cell>
          <table:table-cell table:formula="of:=ROUND( [.B62]/[.A62])" office:value-type="float" office:value="35376" calcext:value-type="float">
            <text:p>3537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929310" calcext:value-type="float">
            <text:p>1929310</text:p>
          </table:table-cell>
          <table:table-cell table:formula="of:=ROUND( [.F62]/[.E62])" office:value-type="float" office:value="37830" calcext:value-type="float">
            <text:p>3783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661011" calcext:value-type="float">
            <text:p>1661011</text:p>
          </table:table-cell>
          <table:table-cell table:formula="of:=ROUND( [.J62]/[.I62])" office:value-type="float" office:value="32569" calcext:value-type="float">
            <text:p>325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95771" calcext:value-type="float">
            <text:p>1695771</text:p>
          </table:table-cell>
          <table:table-cell table:formula="of:=ROUND( [.B63]/[.A63])" office:value-type="float" office:value="19492" calcext:value-type="float">
            <text:p>1949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659099" calcext:value-type="float">
            <text:p>1659099</text:p>
          </table:table-cell>
          <table:table-cell table:formula="of:=ROUND( [.F63]/[.E63])" office:value-type="float" office:value="19070" calcext:value-type="float">
            <text:p>1907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662387" calcext:value-type="float">
            <text:p>1662387</text:p>
          </table:table-cell>
          <table:table-cell table:formula="of:=ROUND( [.J63]/[.I63])" office:value-type="float" office:value="19108" calcext:value-type="float">
            <text:p>1910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250678" calcext:value-type="float">
            <text:p>8250678</text:p>
          </table:table-cell>
          <table:table-cell table:formula="of:=ROUND( [.B64]/[.A64])" office:value-type="float" office:value="20730" calcext:value-type="float">
            <text:p>20730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15842482" calcext:value-type="float">
            <text:p>15842482</text:p>
          </table:table-cell>
          <table:table-cell table:formula="of:=ROUND( [.F64]/[.E64])" office:value-type="float" office:value="39805" calcext:value-type="float">
            <text:p>39805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8965771" calcext:value-type="float">
            <text:p>8965771</text:p>
          </table:table-cell>
          <table:table-cell table:formula="of:=ROUND( [.J64]/[.I64])" office:value-type="float" office:value="22527" calcext:value-type="float">
            <text:p>2252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710669" calcext:value-type="float">
            <text:p>11710669</text:p>
          </table:table-cell>
          <table:table-cell table:formula="of:=ROUND( [.B65]/[.A65])" office:value-type="float" office:value="46471" calcext:value-type="float">
            <text:p>46471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6708916" calcext:value-type="float">
            <text:p>6708916</text:p>
          </table:table-cell>
          <table:table-cell table:formula="of:=ROUND( [.F65]/[.E65])" office:value-type="float" office:value="26623" calcext:value-type="float">
            <text:p>26623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9830362" calcext:value-type="float">
            <text:p>9830362</text:p>
          </table:table-cell>
          <table:table-cell table:formula="of:=ROUND( [.J65]/[.I65])" office:value-type="float" office:value="39009" calcext:value-type="float">
            <text:p>3900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398577" calcext:value-type="float">
            <text:p>9398577</text:p>
          </table:table-cell>
          <table:table-cell table:formula="of:=ROUND( [.B66]/[.A66])" office:value-type="float" office:value="14918" calcext:value-type="float">
            <text:p>14918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10401386" calcext:value-type="float">
            <text:p>10401386</text:p>
          </table:table-cell>
          <table:table-cell table:formula="of:=ROUND( [.F66]/[.E66])" office:value-type="float" office:value="16510" calcext:value-type="float">
            <text:p>16510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10647550" calcext:value-type="float">
            <text:p>10647550</text:p>
          </table:table-cell>
          <table:table-cell table:formula="of:=ROUND( [.J66]/[.I66])" office:value-type="float" office:value="16901" calcext:value-type="float">
            <text:p>169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27534" calcext:value-type="float">
            <text:p>1027534</text:p>
          </table:table-cell>
          <table:table-cell table:formula="of:=ROUND( [.B67]/[.A67])" office:value-type="float" office:value="29358" calcext:value-type="float">
            <text:p>2935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356519" calcext:value-type="float">
            <text:p>2356519</text:p>
          </table:table-cell>
          <table:table-cell table:formula="of:=ROUND( [.F67]/[.E67])" office:value-type="float" office:value="67329" calcext:value-type="float">
            <text:p>6732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705427" calcext:value-type="float">
            <text:p>2705427</text:p>
          </table:table-cell>
          <table:table-cell table:formula="of:=ROUND( [.J67]/[.I67])" office:value-type="float" office:value="77298" calcext:value-type="float">
            <text:p>772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67766" calcext:value-type="float">
            <text:p>2067766</text:p>
          </table:table-cell>
          <table:table-cell table:formula="of:=ROUND( [.B68]/[.A68])" office:value-type="float" office:value="44951" calcext:value-type="float">
            <text:p>4495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880340" calcext:value-type="float">
            <text:p>2880340</text:p>
          </table:table-cell>
          <table:table-cell table:formula="of:=ROUND( [.F68]/[.E68])" office:value-type="float" office:value="62616" calcext:value-type="float">
            <text:p>6261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098545" calcext:value-type="float">
            <text:p>2098545</text:p>
          </table:table-cell>
          <table:table-cell table:formula="of:=ROUND( [.J68]/[.I68])" office:value-type="float" office:value="45621" calcext:value-type="float">
            <text:p>4562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85065" calcext:value-type="float">
            <text:p>1885065</text:p>
          </table:table-cell>
          <table:table-cell table:formula="of:=ROUND( [.B69]/[.A69])" office:value-type="float" office:value="20054" calcext:value-type="float">
            <text:p>2005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736544" calcext:value-type="float">
            <text:p>1736544</text:p>
          </table:table-cell>
          <table:table-cell table:formula="of:=ROUND( [.F69]/[.E69])" office:value-type="float" office:value="18474" calcext:value-type="float">
            <text:p>1847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799506" calcext:value-type="float">
            <text:p>1799506</text:p>
          </table:table-cell>
          <table:table-cell table:formula="of:=ROUND( [.J69]/[.I69])" office:value-type="float" office:value="19144" calcext:value-type="float">
            <text:p>191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71533" calcext:value-type="float">
            <text:p>1471533</text:p>
          </table:table-cell>
          <table:table-cell table:formula="of:=ROUND( [.B70]/[.A70])" office:value-type="float" office:value="27251" calcext:value-type="float">
            <text:p>2725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634094" calcext:value-type="float">
            <text:p>1634094</text:p>
          </table:table-cell>
          <table:table-cell table:formula="of:=ROUND( [.F70]/[.E70])" office:value-type="float" office:value="30261" calcext:value-type="float">
            <text:p>3026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65719" calcext:value-type="float">
            <text:p>1465719</text:p>
          </table:table-cell>
          <table:table-cell table:formula="of:=ROUND( [.J70]/[.I70])" office:value-type="float" office:value="27143" calcext:value-type="float">
            <text:p>2714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30848" calcext:value-type="float">
            <text:p>1030848</text:p>
          </table:table-cell>
          <table:table-cell table:formula="of:=ROUND( [.B71]/[.A71])" office:value-type="float" office:value="11987" calcext:value-type="float">
            <text:p>1198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36709" calcext:value-type="float">
            <text:p>836709</text:p>
          </table:table-cell>
          <table:table-cell table:formula="of:=ROUND( [.F71]/[.E71])" office:value-type="float" office:value="9729" calcext:value-type="float">
            <text:p>972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620591" calcext:value-type="float">
            <text:p>1620591</text:p>
          </table:table-cell>
          <table:table-cell table:formula="of:=ROUND( [.J71]/[.I71])" office:value-type="float" office:value="18844" calcext:value-type="float">
            <text:p>1884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57378" calcext:value-type="float">
            <text:p>1057378</text:p>
          </table:table-cell>
          <table:table-cell table:formula="of:=ROUND( [.B72]/[.A72])" office:value-type="float" office:value="9115" calcext:value-type="float">
            <text:p>9115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069961" calcext:value-type="float">
            <text:p>1069961</text:p>
          </table:table-cell>
          <table:table-cell table:formula="of:=ROUND( [.F72]/[.E72])" office:value-type="float" office:value="9224" calcext:value-type="float">
            <text:p>922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2402289" calcext:value-type="float">
            <text:p>2402289</text:p>
          </table:table-cell>
          <table:table-cell table:formula="of:=ROUND( [.J72]/[.I72])" office:value-type="float" office:value="20709" calcext:value-type="float">
            <text:p>2070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640211" calcext:value-type="float">
            <text:p>3640211</text:p>
          </table:table-cell>
          <table:table-cell table:formula="of:=ROUND( [.B73]/[.A73])" office:value-type="float" office:value="15966" calcext:value-type="float">
            <text:p>15966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4051075" calcext:value-type="float">
            <text:p>4051075</text:p>
          </table:table-cell>
          <table:table-cell table:formula="of:=ROUND( [.F73]/[.E73])" office:value-type="float" office:value="17768" calcext:value-type="float">
            <text:p>17768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3294003" calcext:value-type="float">
            <text:p>3294003</text:p>
          </table:table-cell>
          <table:table-cell table:formula="of:=ROUND( [.J73]/[.I73])" office:value-type="float" office:value="14447" calcext:value-type="float">
            <text:p>1444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656019" calcext:value-type="float">
            <text:p>2656019</text:p>
          </table:table-cell>
          <table:table-cell table:formula="of:=ROUND( [.B74]/[.A74])" office:value-type="float" office:value="25057" calcext:value-type="float">
            <text:p>2505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5662500" calcext:value-type="float">
            <text:p>5662500</text:p>
          </table:table-cell>
          <table:table-cell table:formula="of:=ROUND( [.F74]/[.E74])" office:value-type="float" office:value="53420" calcext:value-type="float">
            <text:p>5342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762548" calcext:value-type="float">
            <text:p>2762548</text:p>
          </table:table-cell>
          <table:table-cell table:formula="of:=ROUND( [.J74]/[.I74])" office:value-type="float" office:value="26062" calcext:value-type="float">
            <text:p>260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925130" calcext:value-type="float">
            <text:p>2925130</text:p>
          </table:table-cell>
          <table:table-cell table:formula="of:=ROUND( [.B75]/[.A75])" office:value-type="float" office:value="19372" calcext:value-type="float">
            <text:p>1937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6227209" calcext:value-type="float">
            <text:p>6227209</text:p>
          </table:table-cell>
          <table:table-cell table:formula="of:=ROUND( [.F75]/[.E75])" office:value-type="float" office:value="41240" calcext:value-type="float">
            <text:p>4124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4880207" calcext:value-type="float">
            <text:p>4880207</text:p>
          </table:table-cell>
          <table:table-cell table:formula="of:=ROUND( [.J75]/[.I75])" office:value-type="float" office:value="32319" calcext:value-type="float">
            <text:p>3231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248316" calcext:value-type="float">
            <text:p>6248316</text:p>
          </table:table-cell>
          <table:table-cell table:formula="of:=ROUND( [.B76]/[.A76])" office:value-type="float" office:value="40839" calcext:value-type="float">
            <text:p>40839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7004950" calcext:value-type="float">
            <text:p>7004950</text:p>
          </table:table-cell>
          <table:table-cell table:formula="of:=ROUND( [.F76]/[.E76])" office:value-type="float" office:value="45784" calcext:value-type="float">
            <text:p>4578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3223644" calcext:value-type="float">
            <text:p>3223644</text:p>
          </table:table-cell>
          <table:table-cell table:formula="of:=ROUND( [.J76]/[.I76])" office:value-type="float" office:value="21070" calcext:value-type="float">
            <text:p>2107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790435" calcext:value-type="float">
            <text:p>4790435</text:p>
          </table:table-cell>
          <table:table-cell table:formula="of:=ROUND( [.B77]/[.A77])" office:value-type="float" office:value="15758" calcext:value-type="float">
            <text:p>15758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7510913" calcext:value-type="float">
            <text:p>7510913</text:p>
          </table:table-cell>
          <table:table-cell table:formula="of:=ROUND( [.F77]/[.E77])" office:value-type="float" office:value="24707" calcext:value-type="float">
            <text:p>24707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4904633" calcext:value-type="float">
            <text:p>4904633</text:p>
          </table:table-cell>
          <table:table-cell table:formula="of:=ROUND( [.J77]/[.I77])" office:value-type="float" office:value="16134" calcext:value-type="float">
            <text:p>1613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647938" calcext:value-type="float">
            <text:p>3647938</text:p>
          </table:table-cell>
          <table:table-cell table:formula="of:=ROUND( [.B78]/[.A78])" office:value-type="float" office:value="14769" calcext:value-type="float">
            <text:p>14769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7773349" calcext:value-type="float">
            <text:p>7773349</text:p>
          </table:table-cell>
          <table:table-cell table:formula="of:=ROUND( [.F78]/[.E78])" office:value-type="float" office:value="31471" calcext:value-type="float">
            <text:p>31471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4254282" calcext:value-type="float">
            <text:p>4254282</text:p>
          </table:table-cell>
          <table:table-cell table:formula="of:=ROUND( [.J78]/[.I78])" office:value-type="float" office:value="17224" calcext:value-type="float">
            <text:p>1722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419133" calcext:value-type="float">
            <text:p>5419133</text:p>
          </table:table-cell>
          <table:table-cell table:formula="of:=ROUND( [.B79]/[.A79])" office:value-type="float" office:value="20923" calcext:value-type="float">
            <text:p>20923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6001186" calcext:value-type="float">
            <text:p>6001186</text:p>
          </table:table-cell>
          <table:table-cell table:formula="of:=ROUND( [.F79]/[.E79])" office:value-type="float" office:value="23171" calcext:value-type="float">
            <text:p>23171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7494147" calcext:value-type="float">
            <text:p>7494147</text:p>
          </table:table-cell>
          <table:table-cell table:formula="of:=ROUND( [.J79]/[.I79])" office:value-type="float" office:value="28935" calcext:value-type="float">
            <text:p>2893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209146" calcext:value-type="float">
            <text:p>7209146</text:p>
          </table:table-cell>
          <table:table-cell table:formula="of:=ROUND( [.B80]/[.A80])" office:value-type="float" office:value="20481" calcext:value-type="float">
            <text:p>20481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8838005" calcext:value-type="float">
            <text:p>8838005</text:p>
          </table:table-cell>
          <table:table-cell table:formula="of:=ROUND( [.F80]/[.E80])" office:value-type="float" office:value="25108" calcext:value-type="float">
            <text:p>25108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7185615" calcext:value-type="float">
            <text:p>7185615</text:p>
          </table:table-cell>
          <table:table-cell table:formula="of:=ROUND( [.J80]/[.I80])" office:value-type="float" office:value="20414" calcext:value-type="float">
            <text:p>2041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9088076" calcext:value-type="float">
            <text:p>9088076</text:p>
          </table:table-cell>
          <table:table-cell table:formula="of:=ROUND( [.B81]/[.A81])" office:value-type="float" office:value="22275" calcext:value-type="float">
            <text:p>2227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12597441" calcext:value-type="float">
            <text:p>12597441</text:p>
          </table:table-cell>
          <table:table-cell table:formula="of:=ROUND( [.F81]/[.E81])" office:value-type="float" office:value="30876" calcext:value-type="float">
            <text:p>30876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9252144" calcext:value-type="float">
            <text:p>9252144</text:p>
          </table:table-cell>
          <table:table-cell table:formula="of:=ROUND( [.J81]/[.I81])" office:value-type="float" office:value="22677" calcext:value-type="float">
            <text:p>2267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343611" calcext:value-type="float">
            <text:p>9343611</text:p>
          </table:table-cell>
          <table:table-cell table:formula="of:=ROUND( [.B82]/[.A82])" office:value-type="float" office:value="22569" calcext:value-type="float">
            <text:p>22569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9481332" calcext:value-type="float">
            <text:p>9481332</text:p>
          </table:table-cell>
          <table:table-cell table:formula="of:=ROUND( [.F82]/[.E82])" office:value-type="float" office:value="22902" calcext:value-type="float">
            <text:p>22902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8401731" calcext:value-type="float">
            <text:p>8401731</text:p>
          </table:table-cell>
          <table:table-cell table:formula="of:=ROUND( [.J82]/[.I82])" office:value-type="float" office:value="20294" calcext:value-type="float">
            <text:p>202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666683" calcext:value-type="float">
            <text:p>2666683</text:p>
          </table:table-cell>
          <table:table-cell table:formula="of:=ROUND( [.B83]/[.A83])" office:value-type="float" office:value="18391" calcext:value-type="float">
            <text:p>18391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4511570" calcext:value-type="float">
            <text:p>4511570</text:p>
          </table:table-cell>
          <table:table-cell table:formula="of:=ROUND( [.F83]/[.E83])" office:value-type="float" office:value="31114" calcext:value-type="float">
            <text:p>3111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040534" calcext:value-type="float">
            <text:p>3040534</text:p>
          </table:table-cell>
          <table:table-cell table:formula="of:=ROUND( [.J83]/[.I83])" office:value-type="float" office:value="20969" calcext:value-type="float">
            <text:p>209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8846" calcext:value-type="float">
            <text:p>568846</text:p>
          </table:table-cell>
          <table:table-cell table:formula="of:=ROUND( [.B84]/[.A84])" office:value-type="float" office:value="22754" calcext:value-type="float">
            <text:p>2275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181301" calcext:value-type="float">
            <text:p>1181301</text:p>
          </table:table-cell>
          <table:table-cell table:formula="of:=ROUND( [.F84]/[.E84])" office:value-type="float" office:value="47252" calcext:value-type="float">
            <text:p>4725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46694" calcext:value-type="float">
            <text:p>546694</text:p>
          </table:table-cell>
          <table:table-cell table:formula="of:=ROUND( [.J84]/[.I84])" office:value-type="float" office:value="21868" calcext:value-type="float">
            <text:p>21868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44560665" calcext:value-type="float">
            <text:p>44560665</text:p>
          </table:table-cell>
          <table:table-cell table:formula="of:=ROUND( [.B85]/[.A85])" office:value-type="float" office:value="23136" calcext:value-type="float">
            <text:p>23136</text:p>
          </table:table-cell>
          <table:table-cell/>
          <table:table-cell office:value-type="float" office:value="1926" calcext:value-type="float">
            <text:p>1926</text:p>
          </table:table-cell>
          <table:table-cell office:value-type="float" office:value="43410025" calcext:value-type="float">
            <text:p>43410025</text:p>
          </table:table-cell>
          <table:table-cell table:formula="of:=ROUND( [.F85]/[.E85])" office:value-type="float" office:value="22539" calcext:value-type="float">
            <text:p>22539</text:p>
          </table:table-cell>
          <table:table-cell/>
          <table:table-cell office:value-type="float" office:value="1926" calcext:value-type="float">
            <text:p>1926</text:p>
          </table:table-cell>
          <table:table-cell office:value-type="float" office:value="45245462" calcext:value-type="float">
            <text:p>45245462</text:p>
          </table:table-cell>
          <table:table-cell table:formula="of:=ROUND( [.J85]/[.I85])" office:value-type="float" office:value="23492" calcext:value-type="float">
            <text:p>2349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783781" calcext:value-type="float">
            <text:p>6783781</text:p>
          </table:table-cell>
          <table:table-cell table:formula="of:=ROUND( [.B86]/[.A86])" office:value-type="float" office:value="49158" calcext:value-type="float">
            <text:p>49158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6478721" calcext:value-type="float">
            <text:p>6478721</text:p>
          </table:table-cell>
          <table:table-cell table:formula="of:=ROUND( [.F86]/[.E86])" office:value-type="float" office:value="46947" calcext:value-type="float">
            <text:p>46947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3841405" calcext:value-type="float">
            <text:p>3841405</text:p>
          </table:table-cell>
          <table:table-cell table:formula="of:=ROUND( [.J86]/[.I86])" office:value-type="float" office:value="27836" calcext:value-type="float">
            <text:p>278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82782" calcext:value-type="float">
            <text:p>1082782</text:p>
          </table:table-cell>
          <table:table-cell table:formula="of:=ROUND( [.B87]/[.A87])" office:value-type="float" office:value="20052" calcext:value-type="float">
            <text:p>2005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566428" calcext:value-type="float">
            <text:p>2566428</text:p>
          </table:table-cell>
          <table:table-cell table:formula="of:=ROUND( [.F87]/[.E87])" office:value-type="float" office:value="47526" calcext:value-type="float">
            <text:p>4752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233431" calcext:value-type="float">
            <text:p>1233431</text:p>
          </table:table-cell>
          <table:table-cell table:formula="of:=ROUND( [.J87]/[.I87])" office:value-type="float" office:value="22841" calcext:value-type="float">
            <text:p>228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8620" calcext:value-type="float">
            <text:p>408620</text:p>
          </table:table-cell>
          <table:table-cell table:formula="of:=ROUND( [.B88]/[.A88])" office:value-type="float" office:value="13621" calcext:value-type="float">
            <text:p>1362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7556" calcext:value-type="float">
            <text:p>657556</text:p>
          </table:table-cell>
          <table:table-cell table:formula="of:=ROUND( [.F88]/[.E88])" office:value-type="float" office:value="21919" calcext:value-type="float">
            <text:p>2191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69208" calcext:value-type="float">
            <text:p>469208</text:p>
          </table:table-cell>
          <table:table-cell table:formula="of:=ROUND( [.J88]/[.I88])" office:value-type="float" office:value="15640" calcext:value-type="float">
            <text:p>1564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7745421" calcext:value-type="float">
            <text:p>17745421</text:p>
          </table:table-cell>
          <table:table-cell table:formula="of:=ROUND( [.B89]/[.A89])" office:value-type="float" office:value="19081" calcext:value-type="float">
            <text:p>19081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19246749" calcext:value-type="float">
            <text:p>19246749</text:p>
          </table:table-cell>
          <table:table-cell table:formula="of:=ROUND( [.F89]/[.E89])" office:value-type="float" office:value="20695" calcext:value-type="float">
            <text:p>20695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19601898" calcext:value-type="float">
            <text:p>19601898</text:p>
          </table:table-cell>
          <table:table-cell table:formula="of:=ROUND( [.J89]/[.I89])" office:value-type="float" office:value="21077" calcext:value-type="float">
            <text:p>2107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8138293" calcext:value-type="float">
            <text:p>8138293</text:p>
          </table:table-cell>
          <table:table-cell table:formula="of:=ROUND( [.B90]/[.A90])" office:value-type="float" office:value="18970" calcext:value-type="float">
            <text:p>18970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13473787" calcext:value-type="float">
            <text:p>13473787</text:p>
          </table:table-cell>
          <table:table-cell table:formula="of:=ROUND( [.F90]/[.E90])" office:value-type="float" office:value="31407" calcext:value-type="float">
            <text:p>31407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11743695" calcext:value-type="float">
            <text:p>11743695</text:p>
          </table:table-cell>
          <table:table-cell table:formula="of:=ROUND( [.J90]/[.I90])" office:value-type="float" office:value="27375" calcext:value-type="float">
            <text:p>2737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570773" calcext:value-type="float">
            <text:p>9570773</text:p>
          </table:table-cell>
          <table:table-cell table:formula="of:=ROUND( [.B91]/[.A91])" office:value-type="float" office:value="19693" calcext:value-type="float">
            <text:p>19693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15456402" calcext:value-type="float">
            <text:p>15456402</text:p>
          </table:table-cell>
          <table:table-cell table:formula="of:=ROUND( [.F91]/[.E91])" office:value-type="float" office:value="31803" calcext:value-type="float">
            <text:p>31803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11111209" calcext:value-type="float">
            <text:p>11111209</text:p>
          </table:table-cell>
          <table:table-cell table:formula="of:=ROUND( [.J91]/[.I91])" office:value-type="float" office:value="22863" calcext:value-type="float">
            <text:p>228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62881" calcext:value-type="float">
            <text:p>1062881</text:p>
          </table:table-cell>
          <table:table-cell table:formula="of:=ROUND( [.B92]/[.A92])" office:value-type="float" office:value="21691" calcext:value-type="float">
            <text:p>2169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576708" calcext:value-type="float">
            <text:p>1576708</text:p>
          </table:table-cell>
          <table:table-cell table:formula="of:=ROUND( [.F92]/[.E92])" office:value-type="float" office:value="32178" calcext:value-type="float">
            <text:p>3217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202353" calcext:value-type="float">
            <text:p>2202353</text:p>
          </table:table-cell>
          <table:table-cell table:formula="of:=ROUND( [.J92]/[.I92])" office:value-type="float" office:value="44946" calcext:value-type="float">
            <text:p>4494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356356" calcext:value-type="float">
            <text:p>11356356</text:p>
          </table:table-cell>
          <table:table-cell table:formula="of:=ROUND( [.B93]/[.A93])" office:value-type="float" office:value="60729" calcext:value-type="float">
            <text:p>60729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1362570" calcext:value-type="float">
            <text:p>11362570</text:p>
          </table:table-cell>
          <table:table-cell table:formula="of:=ROUND( [.F93]/[.E93])" office:value-type="float" office:value="60762" calcext:value-type="float">
            <text:p>60762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9954870" calcext:value-type="float">
            <text:p>9954870</text:p>
          </table:table-cell>
          <table:table-cell table:formula="of:=ROUND( [.J93]/[.I93])" office:value-type="float" office:value="53235" calcext:value-type="float">
            <text:p>5323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237555" calcext:value-type="float">
            <text:p>8237555</text:p>
          </table:table-cell>
          <table:table-cell table:formula="of:=ROUND( [.B94]/[.A94])" office:value-type="float" office:value="27459" calcext:value-type="float">
            <text:p>2745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686331" calcext:value-type="float">
            <text:p>9686331</text:p>
          </table:table-cell>
          <table:table-cell table:formula="of:=ROUND( [.F94]/[.E94])" office:value-type="float" office:value="32288" calcext:value-type="float">
            <text:p>3228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515358" calcext:value-type="float">
            <text:p>9515358</text:p>
          </table:table-cell>
          <table:table-cell table:formula="of:=ROUND( [.J94]/[.I94])" office:value-type="float" office:value="31718" calcext:value-type="float">
            <text:p>31718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9462252" calcext:value-type="float">
            <text:p>19462252</text:p>
          </table:table-cell>
          <table:table-cell table:formula="of:=ROUND( [.B95]/[.A95])" office:value-type="float" office:value="19025" calcext:value-type="float">
            <text:p>19025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float" office:value="23943039" calcext:value-type="float">
            <text:p>23943039</text:p>
          </table:table-cell>
          <table:table-cell table:formula="of:=ROUND( [.F95]/[.E95])" office:value-type="float" office:value="23405" calcext:value-type="float">
            <text:p>23405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float" office:value="23376049" calcext:value-type="float">
            <text:p>23376049</text:p>
          </table:table-cell>
          <table:table-cell table:formula="of:=ROUND( [.J95]/[.I95])" office:value-type="float" office:value="22850" calcext:value-type="float">
            <text:p>2285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391147" calcext:value-type="float">
            <text:p>2391147</text:p>
          </table:table-cell>
          <table:table-cell table:formula="of:=ROUND( [.B96]/[.A96])" office:value-type="float" office:value="13983" calcext:value-type="float">
            <text:p>13983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2688003" calcext:value-type="float">
            <text:p>2688003</text:p>
          </table:table-cell>
          <table:table-cell table:formula="of:=ROUND( [.F96]/[.E96])" office:value-type="float" office:value="15719" calcext:value-type="float">
            <text:p>15719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4793420" calcext:value-type="float">
            <text:p>4793420</text:p>
          </table:table-cell>
          <table:table-cell table:formula="of:=ROUND( [.J96]/[.I96])" office:value-type="float" office:value="28032" calcext:value-type="float">
            <text:p>2803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326513" calcext:value-type="float">
            <text:p>4326513</text:p>
          </table:table-cell>
          <table:table-cell table:formula="of:=ROUND( [.B97]/[.A97])" office:value-type="float" office:value="15452" calcext:value-type="float">
            <text:p>1545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5188626" calcext:value-type="float">
            <text:p>5188626</text:p>
          </table:table-cell>
          <table:table-cell table:formula="of:=ROUND( [.F97]/[.E97])" office:value-type="float" office:value="18531" calcext:value-type="float">
            <text:p>1853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4721739" calcext:value-type="float">
            <text:p>4721739</text:p>
          </table:table-cell>
          <table:table-cell table:formula="of:=ROUND( [.J97]/[.I97])" office:value-type="float" office:value="16863" calcext:value-type="float">
            <text:p>1686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8508129" calcext:value-type="float">
            <text:p>8508129</text:p>
          </table:table-cell>
          <table:table-cell table:formula="of:=ROUND( [.B98]/[.A98])" office:value-type="float" office:value="16650" calcext:value-type="float">
            <text:p>16650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8935126" calcext:value-type="float">
            <text:p>8935126</text:p>
          </table:table-cell>
          <table:table-cell table:formula="of:=ROUND( [.F98]/[.E98])" office:value-type="float" office:value="17486" calcext:value-type="float">
            <text:p>17486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11037681" calcext:value-type="float">
            <text:p>11037681</text:p>
          </table:table-cell>
          <table:table-cell table:formula="of:=ROUND( [.J98]/[.I98])" office:value-type="float" office:value="21600" calcext:value-type="float">
            <text:p>21600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23041455" calcext:value-type="float">
            <text:p>23041455</text:p>
          </table:table-cell>
          <table:table-cell table:formula="of:=ROUND( [.B99]/[.A99])" office:value-type="float" office:value="15825" calcext:value-type="float">
            <text:p>15825</text:p>
          </table:table-cell>
          <table:table-cell/>
          <table:table-cell office:value-type="float" office:value="1456" calcext:value-type="float">
            <text:p>1456</text:p>
          </table:table-cell>
          <table:table-cell office:value-type="float" office:value="32419588" calcext:value-type="float">
            <text:p>32419588</text:p>
          </table:table-cell>
          <table:table-cell table:formula="of:=ROUND( [.F99]/[.E99])" office:value-type="float" office:value="22266" calcext:value-type="float">
            <text:p>22266</text:p>
          </table:table-cell>
          <table:table-cell/>
          <table:table-cell office:value-type="float" office:value="1456" calcext:value-type="float">
            <text:p>1456</text:p>
          </table:table-cell>
          <table:table-cell office:value-type="float" office:value="30471479" calcext:value-type="float">
            <text:p>30471479</text:p>
          </table:table-cell>
          <table:table-cell table:formula="of:=ROUND( [.J99]/[.I99])" office:value-type="float" office:value="20928" calcext:value-type="float">
            <text:p>2092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778749" calcext:value-type="float">
            <text:p>2778749</text:p>
          </table:table-cell>
          <table:table-cell table:formula="of:=ROUND( [.B100]/[.A100])" office:value-type="float" office:value="17367" calcext:value-type="float">
            <text:p>1736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4845198" calcext:value-type="float">
            <text:p>4845198</text:p>
          </table:table-cell>
          <table:table-cell table:formula="of:=ROUND( [.F100]/[.E100])" office:value-type="float" office:value="30282" calcext:value-type="float">
            <text:p>3028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879171" calcext:value-type="float">
            <text:p>3879171</text:p>
          </table:table-cell>
          <table:table-cell table:formula="of:=ROUND( [.J100]/[.I100])" office:value-type="float" office:value="24245" calcext:value-type="float">
            <text:p>2424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906719" calcext:value-type="float">
            <text:p>4906719</text:p>
          </table:table-cell>
          <table:table-cell table:formula="of:=ROUND( [.B101]/[.A101])" office:value-type="float" office:value="18173" calcext:value-type="float">
            <text:p>18173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8431530" calcext:value-type="float">
            <text:p>8431530</text:p>
          </table:table-cell>
          <table:table-cell table:formula="of:=ROUND( [.F101]/[.E101])" office:value-type="float" office:value="31228" calcext:value-type="float">
            <text:p>31228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8518689" calcext:value-type="float">
            <text:p>8518689</text:p>
          </table:table-cell>
          <table:table-cell table:formula="of:=ROUND( [.J101]/[.I101])" office:value-type="float" office:value="31551" calcext:value-type="float">
            <text:p>315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19670" calcext:value-type="float">
            <text:p>1119670</text:p>
          </table:table-cell>
          <table:table-cell table:formula="of:=ROUND( [.B102]/[.A102])" office:value-type="float" office:value="39988" calcext:value-type="float">
            <text:p>3998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121582" calcext:value-type="float">
            <text:p>2121582</text:p>
          </table:table-cell>
          <table:table-cell table:formula="of:=ROUND( [.F102]/[.E102])" office:value-type="float" office:value="75771" calcext:value-type="float">
            <text:p>7577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52343" calcext:value-type="float">
            <text:p>1852343</text:p>
          </table:table-cell>
          <table:table-cell table:formula="of:=ROUND( [.J102]/[.I102])" office:value-type="float" office:value="66155" calcext:value-type="float">
            <text:p>661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4098" calcext:value-type="float">
            <text:p>324098</text:p>
          </table:table-cell>
          <table:table-cell table:formula="of:=ROUND( [.B103]/[.A103])" office:value-type="float" office:value="40512" calcext:value-type="float">
            <text:p>405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11552" calcext:value-type="float">
            <text:p>411552</text:p>
          </table:table-cell>
          <table:table-cell table:formula="of:=ROUND( [.F103]/[.E103])" office:value-type="float" office:value="51444" calcext:value-type="float">
            <text:p>5144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6363" calcext:value-type="float">
            <text:p>406363</text:p>
          </table:table-cell>
          <table:table-cell table:formula="of:=ROUND( [.J103]/[.I103])" office:value-type="float" office:value="50795" calcext:value-type="float">
            <text:p>507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682579" calcext:value-type="float">
            <text:p>2682579</text:p>
          </table:table-cell>
          <table:table-cell table:formula="of:=ROUND( [.B104]/[.A104])" office:value-type="float" office:value="34392" calcext:value-type="float">
            <text:p>3439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086332" calcext:value-type="float">
            <text:p>3086332</text:p>
          </table:table-cell>
          <table:table-cell table:formula="of:=ROUND( [.F104]/[.E104])" office:value-type="float" office:value="39568" calcext:value-type="float">
            <text:p>3956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683549" calcext:value-type="float">
            <text:p>3683549</text:p>
          </table:table-cell>
          <table:table-cell table:formula="of:=ROUND( [.J104]/[.I104])" office:value-type="float" office:value="47225" calcext:value-type="float">
            <text:p>472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9710" calcext:value-type="float">
            <text:p>399710</text:p>
          </table:table-cell>
          <table:table-cell table:formula="of:=ROUND( [.B105]/[.A105])" office:value-type="float" office:value="36337" calcext:value-type="float">
            <text:p>3633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91631" calcext:value-type="float">
            <text:p>591631</text:p>
          </table:table-cell>
          <table:table-cell table:formula="of:=ROUND( [.F105]/[.E105])" office:value-type="float" office:value="53785" calcext:value-type="float">
            <text:p>537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83650" calcext:value-type="float">
            <text:p>483650</text:p>
          </table:table-cell>
          <table:table-cell table:formula="of:=ROUND( [.J105]/[.I105])" office:value-type="float" office:value="43968" calcext:value-type="float">
            <text:p>439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5737" calcext:value-type="float">
            <text:p>685737</text:p>
          </table:table-cell>
          <table:table-cell table:formula="of:=ROUND( [.B106]/[.A106])" office:value-type="float" office:value="34287" calcext:value-type="float">
            <text:p>342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88816" calcext:value-type="float">
            <text:p>988816</text:p>
          </table:table-cell>
          <table:table-cell table:formula="of:=ROUND( [.F106]/[.E106])" office:value-type="float" office:value="49441" calcext:value-type="float">
            <text:p>4944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14104" calcext:value-type="float">
            <text:p>914104</text:p>
          </table:table-cell>
          <table:table-cell table:formula="of:=ROUND( [.J106]/[.I106])" office:value-type="float" office:value="45705" calcext:value-type="float">
            <text:p>457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69054" calcext:value-type="float">
            <text:p>769054</text:p>
          </table:table-cell>
          <table:table-cell table:formula="of:=ROUND( [.B107]/[.A107])" office:value-type="float" office:value="36622" calcext:value-type="float">
            <text:p>3662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33079" calcext:value-type="float">
            <text:p>1033079</text:p>
          </table:table-cell>
          <table:table-cell table:formula="of:=ROUND( [.F107]/[.E107])" office:value-type="float" office:value="49194" calcext:value-type="float">
            <text:p>4919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99110" calcext:value-type="float">
            <text:p>899110</text:p>
          </table:table-cell>
          <table:table-cell table:formula="of:=ROUND( [.J107]/[.I107])" office:value-type="float" office:value="42815" calcext:value-type="float">
            <text:p>428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2072" calcext:value-type="float">
            <text:p>742072</text:p>
          </table:table-cell>
          <table:table-cell table:formula="of:=ROUND( [.B108]/[.A108])" office:value-type="float" office:value="35337" calcext:value-type="float">
            <text:p>3533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28416" calcext:value-type="float">
            <text:p>928416</text:p>
          </table:table-cell>
          <table:table-cell table:formula="of:=ROUND( [.F108]/[.E108])" office:value-type="float" office:value="44210" calcext:value-type="float">
            <text:p>4421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37894" calcext:value-type="float">
            <text:p>1037894</text:p>
          </table:table-cell>
          <table:table-cell table:formula="of:=ROUND( [.J108]/[.I108])" office:value-type="float" office:value="49424" calcext:value-type="float">
            <text:p>494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9408" calcext:value-type="float">
            <text:p>769408</text:p>
          </table:table-cell>
          <table:table-cell table:formula="of:=ROUND( [.B109]/[.A109])" office:value-type="float" office:value="76941" calcext:value-type="float">
            <text:p>769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87414" calcext:value-type="float">
            <text:p>1487414</text:p>
          </table:table-cell>
          <table:table-cell table:formula="of:=ROUND( [.F109]/[.E109])" office:value-type="float" office:value="148741" calcext:value-type="float">
            <text:p>1487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07384" calcext:value-type="float">
            <text:p>1607384</text:p>
          </table:table-cell>
          <table:table-cell table:formula="of:=ROUND( [.J109]/[.I109])" office:value-type="float" office:value="160738" calcext:value-type="float">
            <text:p>1607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7312" calcext:value-type="float">
            <text:p>237312</text:p>
          </table:table-cell>
          <table:table-cell table:formula="of:=ROUND( [.B110]/[.A110])" office:value-type="float" office:value="47462" calcext:value-type="float">
            <text:p>474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6007" calcext:value-type="float">
            <text:p>1026007</text:p>
          </table:table-cell>
          <table:table-cell table:formula="of:=ROUND( [.F110]/[.E110])" office:value-type="float" office:value="205201" calcext:value-type="float">
            <text:p>2052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93343" calcext:value-type="float">
            <text:p>293343</text:p>
          </table:table-cell>
          <table:table-cell table:formula="of:=ROUND( [.J110]/[.I110])" office:value-type="float" office:value="58669" calcext:value-type="float">
            <text:p>586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5956" calcext:value-type="float">
            <text:p>225956</text:p>
          </table:table-cell>
          <table:table-cell table:formula="of:=ROUND( [.B111]/[.A111])" office:value-type="float" office:value="45191" calcext:value-type="float">
            <text:p>451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69367" calcext:value-type="float">
            <text:p>569367</text:p>
          </table:table-cell>
          <table:table-cell table:formula="of:=ROUND( [.F111]/[.E111])" office:value-type="float" office:value="113873" calcext:value-type="float">
            <text:p>11387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94259" calcext:value-type="float">
            <text:p>294259</text:p>
          </table:table-cell>
          <table:table-cell table:formula="of:=ROUND( [.J111]/[.I111])" office:value-type="float" office:value="58852" calcext:value-type="float">
            <text:p>588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7853" calcext:value-type="float">
            <text:p>267853</text:p>
          </table:table-cell>
          <table:table-cell table:formula="of:=ROUND( [.B112]/[.A112])" office:value-type="float" office:value="53571" calcext:value-type="float">
            <text:p>535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35709" calcext:value-type="float">
            <text:p>335709</text:p>
          </table:table-cell>
          <table:table-cell table:formula="of:=ROUND( [.F112]/[.E112])" office:value-type="float" office:value="67142" calcext:value-type="float">
            <text:p>671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6052" calcext:value-type="float">
            <text:p>326052</text:p>
          </table:table-cell>
          <table:table-cell table:formula="of:=ROUND( [.J112]/[.I112])" office:value-type="float" office:value="65210" calcext:value-type="float">
            <text:p>652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7216" calcext:value-type="float">
            <text:p>277216</text:p>
          </table:table-cell>
          <table:table-cell table:formula="of:=ROUND( [.B113]/[.A113])" office:value-type="float" office:value="92405" calcext:value-type="float">
            <text:p>924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80187" calcext:value-type="float">
            <text:p>380187</text:p>
          </table:table-cell>
          <table:table-cell table:formula="of:=ROUND( [.F113]/[.E113])" office:value-type="float" office:value="126729" calcext:value-type="float">
            <text:p>1267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9661" calcext:value-type="float">
            <text:p>329661</text:p>
          </table:table-cell>
          <table:table-cell table:formula="of:=ROUND( [.J113]/[.I113])" office:value-type="float" office:value="109887" calcext:value-type="float">
            <text:p>1098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0266" calcext:value-type="float">
            <text:p>190266</text:p>
          </table:table-cell>
          <table:table-cell table:formula="of:=ROUND( [.B114]/[.A114])" office:value-type="float" office:value="47567" calcext:value-type="float">
            <text:p>475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0879" calcext:value-type="float">
            <text:p>250879</text:p>
          </table:table-cell>
          <table:table-cell table:formula="of:=ROUND( [.F114]/[.E114])" office:value-type="float" office:value="62720" calcext:value-type="float">
            <text:p>627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2448" calcext:value-type="float">
            <text:p>222448</text:p>
          </table:table-cell>
          <table:table-cell table:formula="of:=ROUND( [.J114]/[.I114])" office:value-type="float" office:value="55612" calcext:value-type="float">
            <text:p>556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7271" calcext:value-type="float">
            <text:p>637271</text:p>
          </table:table-cell>
          <table:table-cell table:formula="of:=ROUND( [.B115]/[.A115])" office:value-type="float" office:value="49021" calcext:value-type="float">
            <text:p>4902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304382" calcext:value-type="float">
            <text:p>1304382</text:p>
          </table:table-cell>
          <table:table-cell table:formula="of:=ROUND( [.F115]/[.E115])" office:value-type="float" office:value="100337" calcext:value-type="float">
            <text:p>10033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47412" calcext:value-type="float">
            <text:p>1447412</text:p>
          </table:table-cell>
          <table:table-cell table:formula="of:=ROUND( [.J115]/[.I115])" office:value-type="float" office:value="111339" calcext:value-type="float">
            <text:p>1113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8669" calcext:value-type="float">
            <text:p>638669</text:p>
          </table:table-cell>
          <table:table-cell table:formula="of:=ROUND( [.B116]/[.A116])" office:value-type="float" office:value="53222" calcext:value-type="float">
            <text:p>5322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74166" calcext:value-type="float">
            <text:p>1074166</text:p>
          </table:table-cell>
          <table:table-cell table:formula="of:=ROUND( [.F116]/[.E116])" office:value-type="float" office:value="89514" calcext:value-type="float">
            <text:p>895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59632" calcext:value-type="float">
            <text:p>759632</text:p>
          </table:table-cell>
          <table:table-cell table:formula="of:=ROUND( [.J116]/[.I116])" office:value-type="float" office:value="63303" calcext:value-type="float">
            <text:p>633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7668" calcext:value-type="float">
            <text:p>607668</text:p>
          </table:table-cell>
          <table:table-cell table:formula="of:=ROUND( [.B117]/[.A117])" office:value-type="float" office:value="50639" calcext:value-type="float">
            <text:p>5063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16192" calcext:value-type="float">
            <text:p>816192</text:p>
          </table:table-cell>
          <table:table-cell table:formula="of:=ROUND( [.F117]/[.E117])" office:value-type="float" office:value="68016" calcext:value-type="float">
            <text:p>680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87846" calcext:value-type="float">
            <text:p>787846</text:p>
          </table:table-cell>
          <table:table-cell table:formula="of:=ROUND( [.J117]/[.I117])" office:value-type="float" office:value="65654" calcext:value-type="float">
            <text:p>656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21045" calcext:value-type="float">
            <text:p>921045</text:p>
          </table:table-cell>
          <table:table-cell table:formula="of:=ROUND( [.B118]/[.A118])" office:value-type="float" office:value="41866" calcext:value-type="float">
            <text:p>4186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06951" calcext:value-type="float">
            <text:p>2106951</text:p>
          </table:table-cell>
          <table:table-cell table:formula="of:=ROUND( [.F118]/[.E118])" office:value-type="float" office:value="95771" calcext:value-type="float">
            <text:p>9577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56104" calcext:value-type="float">
            <text:p>1156104</text:p>
          </table:table-cell>
          <table:table-cell table:formula="of:=ROUND( [.J118]/[.I118])" office:value-type="float" office:value="52550" calcext:value-type="float">
            <text:p>525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5533" calcext:value-type="float">
            <text:p>305533</text:p>
          </table:table-cell>
          <table:table-cell table:formula="of:=ROUND( [.B119]/[.A119])" office:value-type="float" office:value="50922" calcext:value-type="float">
            <text:p>509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56889" calcext:value-type="float">
            <text:p>556889</text:p>
          </table:table-cell>
          <table:table-cell table:formula="of:=ROUND( [.F119]/[.E119])" office:value-type="float" office:value="92815" calcext:value-type="float">
            <text:p>928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32882" calcext:value-type="float">
            <text:p>532882</text:p>
          </table:table-cell>
          <table:table-cell table:formula="of:=ROUND( [.J119]/[.I119])" office:value-type="float" office:value="88814" calcext:value-type="float">
            <text:p>888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9675" calcext:value-type="float">
            <text:p>309675</text:p>
          </table:table-cell>
          <table:table-cell table:formula="of:=ROUND( [.B120]/[.A120])" office:value-type="float" office:value="51613" calcext:value-type="float">
            <text:p>516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97375" calcext:value-type="float">
            <text:p>497375</text:p>
          </table:table-cell>
          <table:table-cell table:formula="of:=ROUND( [.F120]/[.E120])" office:value-type="float" office:value="82896" calcext:value-type="float">
            <text:p>828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84215" calcext:value-type="float">
            <text:p>384215</text:p>
          </table:table-cell>
          <table:table-cell table:formula="of:=ROUND( [.J120]/[.I120])" office:value-type="float" office:value="64036" calcext:value-type="float">
            <text:p>640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7284" calcext:value-type="float">
            <text:p>347284</text:p>
          </table:table-cell>
          <table:table-cell table:formula="of:=ROUND( [.B121]/[.A121])" office:value-type="float" office:value="57881" calcext:value-type="float">
            <text:p>5788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67763" calcext:value-type="float">
            <text:p>467763</text:p>
          </table:table-cell>
          <table:table-cell table:formula="of:=ROUND( [.F121]/[.E121])" office:value-type="float" office:value="77961" calcext:value-type="float">
            <text:p>7796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72142" calcext:value-type="float">
            <text:p>372142</text:p>
          </table:table-cell>
          <table:table-cell table:formula="of:=ROUND( [.J121]/[.I121])" office:value-type="float" office:value="62024" calcext:value-type="float">
            <text:p>620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63100" calcext:value-type="float">
            <text:p>1763100</text:p>
          </table:table-cell>
          <table:table-cell table:formula="of:=ROUND( [.B122]/[.A122])" office:value-type="float" office:value="20266" calcext:value-type="float">
            <text:p>2026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106364" calcext:value-type="float">
            <text:p>2106364</text:p>
          </table:table-cell>
          <table:table-cell table:formula="of:=ROUND( [.F122]/[.E122])" office:value-type="float" office:value="24211" calcext:value-type="float">
            <text:p>2421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332707" calcext:value-type="float">
            <text:p>2332707</text:p>
          </table:table-cell>
          <table:table-cell table:formula="of:=ROUND( [.J122]/[.I122])" office:value-type="float" office:value="26813" calcext:value-type="float">
            <text:p>2681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11882" calcext:value-type="float">
            <text:p>1811882</text:p>
          </table:table-cell>
          <table:table-cell table:formula="of:=ROUND( [.B123]/[.A123])" office:value-type="float" office:value="20826" calcext:value-type="float">
            <text:p>2082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475837" calcext:value-type="float">
            <text:p>2475837</text:p>
          </table:table-cell>
          <table:table-cell table:formula="of:=ROUND( [.F123]/[.E123])" office:value-type="float" office:value="28458" calcext:value-type="float">
            <text:p>2845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817194" calcext:value-type="float">
            <text:p>1817194</text:p>
          </table:table-cell>
          <table:table-cell table:formula="of:=ROUND( [.J123]/[.I123])" office:value-type="float" office:value="20887" calcext:value-type="float">
            <text:p>2088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48514" calcext:value-type="float">
            <text:p>1748514</text:p>
          </table:table-cell>
          <table:table-cell table:formula="of:=ROUND( [.B124]/[.A124])" office:value-type="float" office:value="23629" calcext:value-type="float">
            <text:p>2362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730637" calcext:value-type="float">
            <text:p>1730637</text:p>
          </table:table-cell>
          <table:table-cell table:formula="of:=ROUND( [.F124]/[.E124])" office:value-type="float" office:value="23387" calcext:value-type="float">
            <text:p>2338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886180" calcext:value-type="float">
            <text:p>1886180</text:p>
          </table:table-cell>
          <table:table-cell table:formula="of:=ROUND( [.J124]/[.I124])" office:value-type="float" office:value="25489" calcext:value-type="float">
            <text:p>254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53734" calcext:value-type="float">
            <text:p>1253734</text:p>
          </table:table-cell>
          <table:table-cell table:formula="of:=ROUND( [.B125]/[.A125])" office:value-type="float" office:value="27255" calcext:value-type="float">
            <text:p>2725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250363" calcext:value-type="float">
            <text:p>1250363</text:p>
          </table:table-cell>
          <table:table-cell table:formula="of:=ROUND( [.F125]/[.E125])" office:value-type="float" office:value="27182" calcext:value-type="float">
            <text:p>2718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243103" calcext:value-type="float">
            <text:p>1243103</text:p>
          </table:table-cell>
          <table:table-cell table:formula="of:=ROUND( [.J125]/[.I125])" office:value-type="float" office:value="27024" calcext:value-type="float">
            <text:p>2702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765641" calcext:value-type="float">
            <text:p>8765641</text:p>
          </table:table-cell>
          <table:table-cell table:formula="of:=ROUND( [.B126]/[.A126])" office:value-type="float" office:value="49523" calcext:value-type="float">
            <text:p>4952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0240856" calcext:value-type="float">
            <text:p>10240856</text:p>
          </table:table-cell>
          <table:table-cell table:formula="of:=ROUND( [.F126]/[.E126])" office:value-type="float" office:value="57858" calcext:value-type="float">
            <text:p>57858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8816600" calcext:value-type="float">
            <text:p>8816600</text:p>
          </table:table-cell>
          <table:table-cell table:formula="of:=ROUND( [.J126]/[.I126])" office:value-type="float" office:value="49811" calcext:value-type="float">
            <text:p>4981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32818" calcext:value-type="float">
            <text:p>1732818</text:p>
          </table:table-cell>
          <table:table-cell table:formula="of:=ROUND( [.B127]/[.A127])" office:value-type="float" office:value="24406" calcext:value-type="float">
            <text:p>2440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090908" calcext:value-type="float">
            <text:p>4090908</text:p>
          </table:table-cell>
          <table:table-cell table:formula="of:=ROUND( [.F127]/[.E127])" office:value-type="float" office:value="57618" calcext:value-type="float">
            <text:p>5761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543877" calcext:value-type="float">
            <text:p>3543877</text:p>
          </table:table-cell>
          <table:table-cell table:formula="of:=ROUND( [.J127]/[.I127])" office:value-type="float" office:value="49914" calcext:value-type="float">
            <text:p>499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90201" calcext:value-type="float">
            <text:p>1790201</text:p>
          </table:table-cell>
          <table:table-cell table:formula="of:=ROUND( [.B128]/[.A128])" office:value-type="float" office:value="25214" calcext:value-type="float">
            <text:p>2521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52082" calcext:value-type="float">
            <text:p>1952082</text:p>
          </table:table-cell>
          <table:table-cell table:formula="of:=ROUND( [.F128]/[.E128])" office:value-type="float" office:value="27494" calcext:value-type="float">
            <text:p>2749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248368" calcext:value-type="float">
            <text:p>4248368</text:p>
          </table:table-cell>
          <table:table-cell table:formula="of:=ROUND( [.J128]/[.I128])" office:value-type="float" office:value="59836" calcext:value-type="float">
            <text:p>598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104926" calcext:value-type="float">
            <text:p>2104926</text:p>
          </table:table-cell>
          <table:table-cell table:formula="of:=ROUND( [.B129]/[.A129])" office:value-type="float" office:value="29235" calcext:value-type="float">
            <text:p>2923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393135" calcext:value-type="float">
            <text:p>2393135</text:p>
          </table:table-cell>
          <table:table-cell table:formula="of:=ROUND( [.F129]/[.E129])" office:value-type="float" office:value="33238" calcext:value-type="float">
            <text:p>3323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006194" calcext:value-type="float">
            <text:p>3006194</text:p>
          </table:table-cell>
          <table:table-cell table:formula="of:=ROUND( [.J129]/[.I129])" office:value-type="float" office:value="41753" calcext:value-type="float">
            <text:p>417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8901" calcext:value-type="float">
            <text:p>358901</text:p>
          </table:table-cell>
          <table:table-cell table:formula="of:=ROUND( [.B130]/[.A130])" office:value-type="float" office:value="51272" calcext:value-type="float">
            <text:p>5127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60037" calcext:value-type="float">
            <text:p>360037</text:p>
          </table:table-cell>
          <table:table-cell table:formula="of:=ROUND( [.F130]/[.E130])" office:value-type="float" office:value="51434" calcext:value-type="float">
            <text:p>5143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58076" calcext:value-type="float">
            <text:p>858076</text:p>
          </table:table-cell>
          <table:table-cell table:formula="of:=ROUND( [.J130]/[.I130])" office:value-type="float" office:value="122582" calcext:value-type="float">
            <text:p>1225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9353" calcext:value-type="float">
            <text:p>339353</text:p>
          </table:table-cell>
          <table:table-cell table:formula="of:=ROUND( [.B131]/[.A131])" office:value-type="float" office:value="48479" calcext:value-type="float">
            <text:p>4847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56222" calcext:value-type="float">
            <text:p>356222</text:p>
          </table:table-cell>
          <table:table-cell table:formula="of:=ROUND( [.F131]/[.E131])" office:value-type="float" office:value="50889" calcext:value-type="float">
            <text:p>5088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75320" calcext:value-type="float">
            <text:p>375320</text:p>
          </table:table-cell>
          <table:table-cell table:formula="of:=ROUND( [.J131]/[.I131])" office:value-type="float" office:value="53617" calcext:value-type="float">
            <text:p>536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2812" calcext:value-type="float">
            <text:p>342812</text:p>
          </table:table-cell>
          <table:table-cell table:formula="of:=ROUND( [.B132]/[.A132])" office:value-type="float" office:value="57135" calcext:value-type="float">
            <text:p>571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50385" calcext:value-type="float">
            <text:p>550385</text:p>
          </table:table-cell>
          <table:table-cell table:formula="of:=ROUND( [.F132]/[.E132])" office:value-type="float" office:value="91731" calcext:value-type="float">
            <text:p>917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98859" calcext:value-type="float">
            <text:p>398859</text:p>
          </table:table-cell>
          <table:table-cell table:formula="of:=ROUND( [.J132]/[.I132])" office:value-type="float" office:value="66477" calcext:value-type="float">
            <text:p>6647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315353" calcext:value-type="float">
            <text:p>2315353</text:p>
          </table:table-cell>
          <table:table-cell table:formula="of:=ROUND( [.B133]/[.A133])" office:value-type="float" office:value="19789" calcext:value-type="float">
            <text:p>19789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3391152" calcext:value-type="float">
            <text:p>3391152</text:p>
          </table:table-cell>
          <table:table-cell table:formula="of:=ROUND( [.F133]/[.E133])" office:value-type="float" office:value="28984" calcext:value-type="float">
            <text:p>2898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733046" calcext:value-type="float">
            <text:p>2733046</text:p>
          </table:table-cell>
          <table:table-cell table:formula="of:=ROUND( [.J133]/[.I133])" office:value-type="float" office:value="23359" calcext:value-type="float">
            <text:p>2335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21872" calcext:value-type="float">
            <text:p>1621872</text:p>
          </table:table-cell>
          <table:table-cell table:formula="of:=ROUND( [.B134]/[.A134])" office:value-type="float" office:value="34508" calcext:value-type="float">
            <text:p>3450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959206" calcext:value-type="float">
            <text:p>1959206</text:p>
          </table:table-cell>
          <table:table-cell table:formula="of:=ROUND( [.F134]/[.E134])" office:value-type="float" office:value="41685" calcext:value-type="float">
            <text:p>4168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610605" calcext:value-type="float">
            <text:p>1610605</text:p>
          </table:table-cell>
          <table:table-cell table:formula="of:=ROUND( [.J134]/[.I134])" office:value-type="float" office:value="34268" calcext:value-type="float">
            <text:p>342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13511" calcext:value-type="float">
            <text:p>1313511</text:p>
          </table:table-cell>
          <table:table-cell table:formula="of:=ROUND( [.B135]/[.A135])" office:value-type="float" office:value="27947" calcext:value-type="float">
            <text:p>2794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729457" calcext:value-type="float">
            <text:p>1729457</text:p>
          </table:table-cell>
          <table:table-cell table:formula="of:=ROUND( [.F135]/[.E135])" office:value-type="float" office:value="36797" calcext:value-type="float">
            <text:p>3679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171368" calcext:value-type="float">
            <text:p>3171368</text:p>
          </table:table-cell>
          <table:table-cell table:formula="of:=ROUND( [.J135]/[.I135])" office:value-type="float" office:value="67476" calcext:value-type="float">
            <text:p>674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72402" calcext:value-type="float">
            <text:p>1272402</text:p>
          </table:table-cell>
          <table:table-cell table:formula="of:=ROUND( [.B136]/[.A136])" office:value-type="float" office:value="27072" calcext:value-type="float">
            <text:p>2707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556077" calcext:value-type="float">
            <text:p>1556077</text:p>
          </table:table-cell>
          <table:table-cell table:formula="of:=ROUND( [.F136]/[.E136])" office:value-type="float" office:value="33108" calcext:value-type="float">
            <text:p>3310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584118" calcext:value-type="float">
            <text:p>1584118</text:p>
          </table:table-cell>
          <table:table-cell table:formula="of:=ROUND( [.J136]/[.I136])" office:value-type="float" office:value="33705" calcext:value-type="float">
            <text:p>337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98129" calcext:value-type="float">
            <text:p>2498129</text:p>
          </table:table-cell>
          <table:table-cell table:formula="of:=ROUND( [.B137]/[.A137])" office:value-type="float" office:value="47135" calcext:value-type="float">
            <text:p>4713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052477" calcext:value-type="float">
            <text:p>3052477</text:p>
          </table:table-cell>
          <table:table-cell table:formula="of:=ROUND( [.F137]/[.E137])" office:value-type="float" office:value="57594" calcext:value-type="float">
            <text:p>5759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346099" calcext:value-type="float">
            <text:p>5346099</text:p>
          </table:table-cell>
          <table:table-cell table:formula="of:=ROUND( [.J137]/[.I137])" office:value-type="float" office:value="100870" calcext:value-type="float">
            <text:p>1008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9495" calcext:value-type="float">
            <text:p>219495</text:p>
          </table:table-cell>
          <table:table-cell table:formula="of:=ROUND( [.B138]/[.A138])" office:value-type="float" office:value="36583" calcext:value-type="float">
            <text:p>3658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1490" calcext:value-type="float">
            <text:p>251490</text:p>
          </table:table-cell>
          <table:table-cell table:formula="of:=ROUND( [.F138]/[.E138])" office:value-type="float" office:value="41915" calcext:value-type="float">
            <text:p>419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43957" calcext:value-type="float">
            <text:p>343957</text:p>
          </table:table-cell>
          <table:table-cell table:formula="of:=ROUND( [.J138]/[.I138])" office:value-type="float" office:value="57326" calcext:value-type="float">
            <text:p>573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7372" calcext:value-type="float">
            <text:p>207372</text:p>
          </table:table-cell>
          <table:table-cell table:formula="of:=ROUND( [.B139]/[.A139])" office:value-type="float" office:value="34562" calcext:value-type="float">
            <text:p>345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46243" calcext:value-type="float">
            <text:p>546243</text:p>
          </table:table-cell>
          <table:table-cell table:formula="of:=ROUND( [.F139]/[.E139])" office:value-type="float" office:value="91041" calcext:value-type="float">
            <text:p>9104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8643" calcext:value-type="float">
            <text:p>338643</text:p>
          </table:table-cell>
          <table:table-cell table:formula="of:=ROUND( [.J139]/[.I139])" office:value-type="float" office:value="56441" calcext:value-type="float">
            <text:p>564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0896" calcext:value-type="float">
            <text:p>220896</text:p>
          </table:table-cell>
          <table:table-cell table:formula="of:=ROUND( [.B140]/[.A140])" office:value-type="float" office:value="36816" calcext:value-type="float">
            <text:p>368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7974" calcext:value-type="float">
            <text:p>227974</text:p>
          </table:table-cell>
          <table:table-cell table:formula="of:=ROUND( [.F140]/[.E140])" office:value-type="float" office:value="37996" calcext:value-type="float">
            <text:p>379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0033" calcext:value-type="float">
            <text:p>310033</text:p>
          </table:table-cell>
          <table:table-cell table:formula="of:=ROUND( [.J140]/[.I140])" office:value-type="float" office:value="51672" calcext:value-type="float">
            <text:p>516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7068" calcext:value-type="float">
            <text:p>407068</text:p>
          </table:table-cell>
          <table:table-cell table:formula="of:=ROUND( [.B141]/[.A141])" office:value-type="float" office:value="31313" calcext:value-type="float">
            <text:p>313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64655" calcext:value-type="float">
            <text:p>364655</text:p>
          </table:table-cell>
          <table:table-cell table:formula="of:=ROUND( [.F141]/[.E141])" office:value-type="float" office:value="28050" calcext:value-type="float">
            <text:p>2805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96344" calcext:value-type="float">
            <text:p>396344</text:p>
          </table:table-cell>
          <table:table-cell table:formula="of:=ROUND( [.J141]/[.I141])" office:value-type="float" office:value="30488" calcext:value-type="float">
            <text:p>304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6920" calcext:value-type="float">
            <text:p>326920</text:p>
          </table:table-cell>
          <table:table-cell table:formula="of:=ROUND( [.B142]/[.A142])" office:value-type="float" office:value="25148" calcext:value-type="float">
            <text:p>2514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45488" calcext:value-type="float">
            <text:p>445488</text:p>
          </table:table-cell>
          <table:table-cell table:formula="of:=ROUND( [.F142]/[.E142])" office:value-type="float" office:value="34268" calcext:value-type="float">
            <text:p>3426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44733" calcext:value-type="float">
            <text:p>344733</text:p>
          </table:table-cell>
          <table:table-cell table:formula="of:=ROUND( [.J142]/[.I142])" office:value-type="float" office:value="26518" calcext:value-type="float">
            <text:p>265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3529" calcext:value-type="float">
            <text:p>353529</text:p>
          </table:table-cell>
          <table:table-cell table:formula="of:=ROUND( [.B143]/[.A143])" office:value-type="float" office:value="29461" calcext:value-type="float">
            <text:p>2946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55696" calcext:value-type="float">
            <text:p>355696</text:p>
          </table:table-cell>
          <table:table-cell table:formula="of:=ROUND( [.F143]/[.E143])" office:value-type="float" office:value="29641" calcext:value-type="float">
            <text:p>2964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39344" calcext:value-type="float">
            <text:p>339344</text:p>
          </table:table-cell>
          <table:table-cell table:formula="of:=ROUND( [.J143]/[.I143])" office:value-type="float" office:value="28279" calcext:value-type="float">
            <text:p>282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08362" calcext:value-type="float">
            <text:p>1108362</text:p>
          </table:table-cell>
          <table:table-cell table:formula="of:=ROUND( [.B144]/[.A144])" office:value-type="float" office:value="36945" calcext:value-type="float">
            <text:p>3694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93113" calcext:value-type="float">
            <text:p>1293113</text:p>
          </table:table-cell>
          <table:table-cell table:formula="of:=ROUND( [.F144]/[.E144])" office:value-type="float" office:value="43104" calcext:value-type="float">
            <text:p>4310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39214" calcext:value-type="float">
            <text:p>1039214</text:p>
          </table:table-cell>
          <table:table-cell table:formula="of:=ROUND( [.J144]/[.I144])" office:value-type="float" office:value="34640" calcext:value-type="float">
            <text:p>346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30710" calcext:value-type="float">
            <text:p>830710</text:p>
          </table:table-cell>
          <table:table-cell table:formula="of:=ROUND( [.B145]/[.A145])" office:value-type="float" office:value="46151" calcext:value-type="float">
            <text:p>4615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25047" calcext:value-type="float">
            <text:p>1325047</text:p>
          </table:table-cell>
          <table:table-cell table:formula="of:=ROUND( [.F145]/[.E145])" office:value-type="float" office:value="73614" calcext:value-type="float">
            <text:p>7361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31161" calcext:value-type="float">
            <text:p>1031161</text:p>
          </table:table-cell>
          <table:table-cell table:formula="of:=ROUND( [.J145]/[.I145])" office:value-type="float" office:value="57287" calcext:value-type="float">
            <text:p>572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3191" calcext:value-type="float">
            <text:p>683191</text:p>
          </table:table-cell>
          <table:table-cell table:formula="of:=ROUND( [.B146]/[.A146])" office:value-type="float" office:value="37955" calcext:value-type="float">
            <text:p>3795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82570" calcext:value-type="float">
            <text:p>782570</text:p>
          </table:table-cell>
          <table:table-cell table:formula="of:=ROUND( [.F146]/[.E146])" office:value-type="float" office:value="43476" calcext:value-type="float">
            <text:p>4347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80634" calcext:value-type="float">
            <text:p>1480634</text:p>
          </table:table-cell>
          <table:table-cell table:formula="of:=ROUND( [.J146]/[.I146])" office:value-type="float" office:value="82257" calcext:value-type="float">
            <text:p>822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9384" calcext:value-type="float">
            <text:p>709384</text:p>
          </table:table-cell>
          <table:table-cell table:formula="of:=ROUND( [.B147]/[.A147])" office:value-type="float" office:value="39410" calcext:value-type="float">
            <text:p>394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78159" calcext:value-type="float">
            <text:p>978159</text:p>
          </table:table-cell>
          <table:table-cell table:formula="of:=ROUND( [.F147]/[.E147])" office:value-type="float" office:value="54342" calcext:value-type="float">
            <text:p>5434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39341" calcext:value-type="float">
            <text:p>1739341</text:p>
          </table:table-cell>
          <table:table-cell table:formula="of:=ROUND( [.J147]/[.I147])" office:value-type="float" office:value="96630" calcext:value-type="float">
            <text:p>966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6958" calcext:value-type="float">
            <text:p>376958</text:p>
          </table:table-cell>
          <table:table-cell table:formula="of:=ROUND( [.B148]/[.A148])" office:value-type="float" office:value="62826" calcext:value-type="float">
            <text:p>6282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96160" calcext:value-type="float">
            <text:p>396160</text:p>
          </table:table-cell>
          <table:table-cell table:formula="of:=ROUND( [.F148]/[.E148])" office:value-type="float" office:value="66027" calcext:value-type="float">
            <text:p>6602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77189" calcext:value-type="float">
            <text:p>477189</text:p>
          </table:table-cell>
          <table:table-cell table:formula="of:=ROUND( [.J148]/[.I148])" office:value-type="float" office:value="79532" calcext:value-type="float">
            <text:p>795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227" calcext:value-type="float">
            <text:p>300227</text:p>
          </table:table-cell>
          <table:table-cell table:formula="of:=ROUND( [.B149]/[.A149])" office:value-type="float" office:value="50038" calcext:value-type="float">
            <text:p>500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57867" calcext:value-type="float">
            <text:p>657867</text:p>
          </table:table-cell>
          <table:table-cell table:formula="of:=ROUND( [.F149]/[.E149])" office:value-type="float" office:value="109645" calcext:value-type="float">
            <text:p>1096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65021" calcext:value-type="float">
            <text:p>365021</text:p>
          </table:table-cell>
          <table:table-cell table:formula="of:=ROUND( [.J149]/[.I149])" office:value-type="float" office:value="60837" calcext:value-type="float">
            <text:p>608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7067" calcext:value-type="float">
            <text:p>317067</text:p>
          </table:table-cell>
          <table:table-cell table:formula="of:=ROUND( [.B150]/[.A150])" office:value-type="float" office:value="52845" calcext:value-type="float">
            <text:p>528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36014" calcext:value-type="float">
            <text:p>836014</text:p>
          </table:table-cell>
          <table:table-cell table:formula="of:=ROUND( [.F150]/[.E150])" office:value-type="float" office:value="139336" calcext:value-type="float">
            <text:p>13933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6783" calcext:value-type="float">
            <text:p>406783</text:p>
          </table:table-cell>
          <table:table-cell table:formula="of:=ROUND( [.J150]/[.I150])" office:value-type="float" office:value="67797" calcext:value-type="float">
            <text:p>677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5338" calcext:value-type="float">
            <text:p>625338</text:p>
          </table:table-cell>
          <table:table-cell table:formula="of:=ROUND( [.B151]/[.A151])" office:value-type="float" office:value="52112" calcext:value-type="float">
            <text:p>521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11423" calcext:value-type="float">
            <text:p>511423</text:p>
          </table:table-cell>
          <table:table-cell table:formula="of:=ROUND( [.F151]/[.E151])" office:value-type="float" office:value="42619" calcext:value-type="float">
            <text:p>4261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73587" calcext:value-type="float">
            <text:p>673587</text:p>
          </table:table-cell>
          <table:table-cell table:formula="of:=ROUND( [.J151]/[.I151])" office:value-type="float" office:value="56132" calcext:value-type="float">
            <text:p>561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0773" calcext:value-type="float">
            <text:p>530773</text:p>
          </table:table-cell>
          <table:table-cell table:formula="of:=ROUND( [.B152]/[.A152])" office:value-type="float" office:value="44231" calcext:value-type="float">
            <text:p>4423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23158" calcext:value-type="float">
            <text:p>523158</text:p>
          </table:table-cell>
          <table:table-cell table:formula="of:=ROUND( [.F152]/[.E152])" office:value-type="float" office:value="43597" calcext:value-type="float">
            <text:p>4359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51797" calcext:value-type="float">
            <text:p>551797</text:p>
          </table:table-cell>
          <table:table-cell table:formula="of:=ROUND( [.J152]/[.I152])" office:value-type="float" office:value="45983" calcext:value-type="float">
            <text:p>459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0625" calcext:value-type="float">
            <text:p>530625</text:p>
          </table:table-cell>
          <table:table-cell table:formula="of:=ROUND( [.B153]/[.A153])" office:value-type="float" office:value="48239" calcext:value-type="float">
            <text:p>4823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9978" calcext:value-type="float">
            <text:p>509978</text:p>
          </table:table-cell>
          <table:table-cell table:formula="of:=ROUND( [.F153]/[.E153])" office:value-type="float" office:value="46362" calcext:value-type="float">
            <text:p>4636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70319" calcext:value-type="float">
            <text:p>570319</text:p>
          </table:table-cell>
          <table:table-cell table:formula="of:=ROUND( [.J153]/[.I153])" office:value-type="float" office:value="51847" calcext:value-type="float">
            <text:p>518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8886" calcext:value-type="float">
            <text:p>558886</text:p>
          </table:table-cell>
          <table:table-cell table:formula="of:=ROUND( [.B154]/[.A154])" office:value-type="float" office:value="50808" calcext:value-type="float">
            <text:p>508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54588" calcext:value-type="float">
            <text:p>554588</text:p>
          </table:table-cell>
          <table:table-cell table:formula="of:=ROUND( [.F154]/[.E154])" office:value-type="float" office:value="50417" calcext:value-type="float">
            <text:p>504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89648" calcext:value-type="float">
            <text:p>689648</text:p>
          </table:table-cell>
          <table:table-cell table:formula="of:=ROUND( [.J154]/[.I154])" office:value-type="float" office:value="62695" calcext:value-type="float">
            <text:p>626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4160" calcext:value-type="float">
            <text:p>624160</text:p>
          </table:table-cell>
          <table:table-cell table:formula="of:=ROUND( [.B155]/[.A155])" office:value-type="float" office:value="34676" calcext:value-type="float">
            <text:p>3467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45740" calcext:value-type="float">
            <text:p>1145740</text:p>
          </table:table-cell>
          <table:table-cell table:formula="of:=ROUND( [.F155]/[.E155])" office:value-type="float" office:value="63652" calcext:value-type="float">
            <text:p>6365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32790" calcext:value-type="float">
            <text:p>732790</text:p>
          </table:table-cell>
          <table:table-cell table:formula="of:=ROUND( [.J155]/[.I155])" office:value-type="float" office:value="40711" calcext:value-type="float">
            <text:p>407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0438" calcext:value-type="float">
            <text:p>640438</text:p>
          </table:table-cell>
          <table:table-cell table:formula="of:=ROUND( [.B156]/[.A156])" office:value-type="float" office:value="35580" calcext:value-type="float">
            <text:p>3558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51834" calcext:value-type="float">
            <text:p>651834</text:p>
          </table:table-cell>
          <table:table-cell table:formula="of:=ROUND( [.F156]/[.E156])" office:value-type="float" office:value="36213" calcext:value-type="float">
            <text:p>3621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38733" calcext:value-type="float">
            <text:p>738733</text:p>
          </table:table-cell>
          <table:table-cell table:formula="of:=ROUND( [.J156]/[.I156])" office:value-type="float" office:value="41041" calcext:value-type="float">
            <text:p>410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19537" calcext:value-type="float">
            <text:p>619537</text:p>
          </table:table-cell>
          <table:table-cell table:formula="of:=ROUND( [.B157]/[.A157])" office:value-type="float" office:value="36443" calcext:value-type="float">
            <text:p>3644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96923" calcext:value-type="float">
            <text:p>896923</text:p>
          </table:table-cell>
          <table:table-cell table:formula="of:=ROUND( [.F157]/[.E157])" office:value-type="float" office:value="52760" calcext:value-type="float">
            <text:p>5276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10728" calcext:value-type="float">
            <text:p>710728</text:p>
          </table:table-cell>
          <table:table-cell table:formula="of:=ROUND( [.J157]/[.I157])" office:value-type="float" office:value="41808" calcext:value-type="float">
            <text:p>418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2422" calcext:value-type="float">
            <text:p>632422</text:p>
          </table:table-cell>
          <table:table-cell table:formula="of:=ROUND( [.B158]/[.A158])" office:value-type="float" office:value="37201" calcext:value-type="float">
            <text:p>372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53144" calcext:value-type="float">
            <text:p>753144</text:p>
          </table:table-cell>
          <table:table-cell table:formula="of:=ROUND( [.F158]/[.E158])" office:value-type="float" office:value="44303" calcext:value-type="float">
            <text:p>4430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07670" calcext:value-type="float">
            <text:p>907670</text:p>
          </table:table-cell>
          <table:table-cell table:formula="of:=ROUND( [.J158]/[.I158])" office:value-type="float" office:value="53392" calcext:value-type="float">
            <text:p>533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63888" calcext:value-type="float">
            <text:p>1663888</text:p>
          </table:table-cell>
          <table:table-cell table:formula="of:=ROUND( [.B159]/[.A159])" office:value-type="float" office:value="30253" calcext:value-type="float">
            <text:p>3025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303360" calcext:value-type="float">
            <text:p>2303360</text:p>
          </table:table-cell>
          <table:table-cell table:formula="of:=ROUND( [.F159]/[.E159])" office:value-type="float" office:value="41879" calcext:value-type="float">
            <text:p>4187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010775" calcext:value-type="float">
            <text:p>2010775</text:p>
          </table:table-cell>
          <table:table-cell table:formula="of:=ROUND( [.J159]/[.I159])" office:value-type="float" office:value="36560" calcext:value-type="float">
            <text:p>365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29748" calcext:value-type="float">
            <text:p>1929748</text:p>
          </table:table-cell>
          <table:table-cell table:formula="of:=ROUND( [.B160]/[.A160])" office:value-type="float" office:value="33272" calcext:value-type="float">
            <text:p>3327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946971" calcext:value-type="float">
            <text:p>1946971</text:p>
          </table:table-cell>
          <table:table-cell table:formula="of:=ROUND( [.F160]/[.E160])" office:value-type="float" office:value="33568" calcext:value-type="float">
            <text:p>3356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384940" calcext:value-type="float">
            <text:p>4384940</text:p>
          </table:table-cell>
          <table:table-cell table:formula="of:=ROUND( [.J160]/[.I160])" office:value-type="float" office:value="75602" calcext:value-type="float">
            <text:p>756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05170" calcext:value-type="float">
            <text:p>2505170</text:p>
          </table:table-cell>
          <table:table-cell table:formula="of:=ROUND( [.B161]/[.A161])" office:value-type="float" office:value="32118" calcext:value-type="float">
            <text:p>3211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508960" calcext:value-type="float">
            <text:p>4508960</text:p>
          </table:table-cell>
          <table:table-cell table:formula="of:=ROUND( [.F161]/[.E161])" office:value-type="float" office:value="57807" calcext:value-type="float">
            <text:p>5780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932496" calcext:value-type="float">
            <text:p>2932496</text:p>
          </table:table-cell>
          <table:table-cell table:formula="of:=ROUND( [.J161]/[.I161])" office:value-type="float" office:value="37596" calcext:value-type="float">
            <text:p>3759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20881" calcext:value-type="float">
            <text:p>4420881</text:p>
          </table:table-cell>
          <table:table-cell table:formula="of:=ROUND( [.B162]/[.A162])" office:value-type="float" office:value="56678" calcext:value-type="float">
            <text:p>5667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647739" calcext:value-type="float">
            <text:p>2647739</text:p>
          </table:table-cell>
          <table:table-cell table:formula="of:=ROUND( [.F162]/[.E162])" office:value-type="float" office:value="33945" calcext:value-type="float">
            <text:p>3394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230720" calcext:value-type="float">
            <text:p>3230720</text:p>
          </table:table-cell>
          <table:table-cell table:formula="of:=ROUND( [.J162]/[.I162])" office:value-type="float" office:value="41419" calcext:value-type="float">
            <text:p>41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5689" calcext:value-type="float">
            <text:p>325689</text:p>
          </table:table-cell>
          <table:table-cell table:formula="of:=ROUND( [.B163]/[.A163])" office:value-type="float" office:value="40711" calcext:value-type="float">
            <text:p>407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21437" calcext:value-type="float">
            <text:p>521437</text:p>
          </table:table-cell>
          <table:table-cell table:formula="of:=ROUND( [.F163]/[.E163])" office:value-type="float" office:value="65180" calcext:value-type="float">
            <text:p>6518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18631" calcext:value-type="float">
            <text:p>418631</text:p>
          </table:table-cell>
          <table:table-cell table:formula="of:=ROUND( [.J163]/[.I163])" office:value-type="float" office:value="52329" calcext:value-type="float">
            <text:p>523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0053" calcext:value-type="float">
            <text:p>380053</text:p>
          </table:table-cell>
          <table:table-cell table:formula="of:=ROUND( [.B164]/[.A164])" office:value-type="float" office:value="47507" calcext:value-type="float">
            <text:p>475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39050" calcext:value-type="float">
            <text:p>439050</text:p>
          </table:table-cell>
          <table:table-cell table:formula="of:=ROUND( [.F164]/[.E164])" office:value-type="float" office:value="54881" calcext:value-type="float">
            <text:p>548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13420" calcext:value-type="float">
            <text:p>413420</text:p>
          </table:table-cell>
          <table:table-cell table:formula="of:=ROUND( [.J164]/[.I164])" office:value-type="float" office:value="51678" calcext:value-type="float">
            <text:p>516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8244" calcext:value-type="float">
            <text:p>368244</text:p>
          </table:table-cell>
          <table:table-cell table:formula="of:=ROUND( [.B165]/[.A165])" office:value-type="float" office:value="46031" calcext:value-type="float">
            <text:p>4603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54337" calcext:value-type="float">
            <text:p>554337</text:p>
          </table:table-cell>
          <table:table-cell table:formula="of:=ROUND( [.F165]/[.E165])" office:value-type="float" office:value="69292" calcext:value-type="float">
            <text:p>6929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57404" calcext:value-type="float">
            <text:p>557404</text:p>
          </table:table-cell>
          <table:table-cell table:formula="of:=ROUND( [.J165]/[.I165])" office:value-type="float" office:value="69676" calcext:value-type="float">
            <text:p>696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195" calcext:value-type="float">
            <text:p>512195</text:p>
          </table:table-cell>
          <table:table-cell table:formula="of:=ROUND( [.B166]/[.A166])" office:value-type="float" office:value="51220" calcext:value-type="float">
            <text:p>512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97712" calcext:value-type="float">
            <text:p>497712</text:p>
          </table:table-cell>
          <table:table-cell table:formula="of:=ROUND( [.F166]/[.E166])" office:value-type="float" office:value="49771" calcext:value-type="float">
            <text:p>4977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2727" calcext:value-type="float">
            <text:p>552727</text:p>
          </table:table-cell>
          <table:table-cell table:formula="of:=ROUND( [.J166]/[.I166])" office:value-type="float" office:value="55273" calcext:value-type="float">
            <text:p>552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2491" calcext:value-type="float">
            <text:p>902491</text:p>
          </table:table-cell>
          <table:table-cell table:formula="of:=ROUND( [.B167]/[.A167])" office:value-type="float" office:value="25785" calcext:value-type="float">
            <text:p>2578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167270" calcext:value-type="float">
            <text:p>1167270</text:p>
          </table:table-cell>
          <table:table-cell table:formula="of:=ROUND( [.F167]/[.E167])" office:value-type="float" office:value="33351" calcext:value-type="float">
            <text:p>3335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68226" calcext:value-type="float">
            <text:p>968226</text:p>
          </table:table-cell>
          <table:table-cell table:formula="of:=ROUND( [.J167]/[.I167])" office:value-type="float" office:value="27664" calcext:value-type="float">
            <text:p>276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80674" calcext:value-type="float">
            <text:p>880674</text:p>
          </table:table-cell>
          <table:table-cell table:formula="of:=ROUND( [.B168]/[.A168])" office:value-type="float" office:value="38290" calcext:value-type="float">
            <text:p>3829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32147" calcext:value-type="float">
            <text:p>1232147</text:p>
          </table:table-cell>
          <table:table-cell table:formula="of:=ROUND( [.F168]/[.E168])" office:value-type="float" office:value="53572" calcext:value-type="float">
            <text:p>5357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34489" calcext:value-type="float">
            <text:p>834489</text:p>
          </table:table-cell>
          <table:table-cell table:formula="of:=ROUND( [.J168]/[.I168])" office:value-type="float" office:value="36282" calcext:value-type="float">
            <text:p>362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80581" calcext:value-type="float">
            <text:p>980581</text:p>
          </table:table-cell>
          <table:table-cell table:formula="of:=ROUND( [.B169]/[.A169])" office:value-type="float" office:value="42634" calcext:value-type="float">
            <text:p>4263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22653" calcext:value-type="float">
            <text:p>922653</text:p>
          </table:table-cell>
          <table:table-cell table:formula="of:=ROUND( [.F169]/[.E169])" office:value-type="float" office:value="40115" calcext:value-type="float">
            <text:p>401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93106" calcext:value-type="float">
            <text:p>893106</text:p>
          </table:table-cell>
          <table:table-cell table:formula="of:=ROUND( [.J169]/[.I169])" office:value-type="float" office:value="38831" calcext:value-type="float">
            <text:p>388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12774" calcext:value-type="float">
            <text:p>1312774</text:p>
          </table:table-cell>
          <table:table-cell table:formula="of:=ROUND( [.B170]/[.A170])" office:value-type="float" office:value="59672" calcext:value-type="float">
            <text:p>5967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10214" calcext:value-type="float">
            <text:p>1110214</text:p>
          </table:table-cell>
          <table:table-cell table:formula="of:=ROUND( [.F170]/[.E170])" office:value-type="float" office:value="50464" calcext:value-type="float">
            <text:p>5046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72824" calcext:value-type="float">
            <text:p>872824</text:p>
          </table:table-cell>
          <table:table-cell table:formula="of:=ROUND( [.J170]/[.I170])" office:value-type="float" office:value="39674" calcext:value-type="float">
            <text:p>396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6991" calcext:value-type="float">
            <text:p>676991</text:p>
          </table:table-cell>
          <table:table-cell table:formula="of:=ROUND( [.B171]/[.A171])" office:value-type="float" office:value="33850" calcext:value-type="float">
            <text:p>3385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32915" calcext:value-type="float">
            <text:p>832915</text:p>
          </table:table-cell>
          <table:table-cell table:formula="of:=ROUND( [.F171]/[.E171])" office:value-type="float" office:value="41646" calcext:value-type="float">
            <text:p>4164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01458" calcext:value-type="float">
            <text:p>701458</text:p>
          </table:table-cell>
          <table:table-cell table:formula="of:=ROUND( [.J171]/[.I171])" office:value-type="float" office:value="35073" calcext:value-type="float">
            <text:p>350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4240" calcext:value-type="float">
            <text:p>634240</text:p>
          </table:table-cell>
          <table:table-cell table:formula="of:=ROUND( [.B172]/[.A172])" office:value-type="float" office:value="23490" calcext:value-type="float">
            <text:p>2349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33072" calcext:value-type="float">
            <text:p>1133072</text:p>
          </table:table-cell>
          <table:table-cell table:formula="of:=ROUND( [.F172]/[.E172])" office:value-type="float" office:value="41966" calcext:value-type="float">
            <text:p>4196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89060" calcext:value-type="float">
            <text:p>889060</text:p>
          </table:table-cell>
          <table:table-cell table:formula="of:=ROUND( [.J172]/[.I172])" office:value-type="float" office:value="32928" calcext:value-type="float">
            <text:p>329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56086" calcext:value-type="float">
            <text:p>656086</text:p>
          </table:table-cell>
          <table:table-cell table:formula="of:=ROUND( [.B173]/[.A173])" office:value-type="float" office:value="24299" calcext:value-type="float">
            <text:p>2429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503732" calcext:value-type="float">
            <text:p>1503732</text:p>
          </table:table-cell>
          <table:table-cell table:formula="of:=ROUND( [.F173]/[.E173])" office:value-type="float" office:value="55694" calcext:value-type="float">
            <text:p>5569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55540" calcext:value-type="float">
            <text:p>755540</text:p>
          </table:table-cell>
          <table:table-cell table:formula="of:=ROUND( [.J173]/[.I173])" office:value-type="float" office:value="27983" calcext:value-type="float">
            <text:p>279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23277" calcext:value-type="float">
            <text:p>623277</text:p>
          </table:table-cell>
          <table:table-cell table:formula="of:=ROUND( [.B174]/[.A174])" office:value-type="float" office:value="25970" calcext:value-type="float">
            <text:p>2597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61493" calcext:value-type="float">
            <text:p>761493</text:p>
          </table:table-cell>
          <table:table-cell table:formula="of:=ROUND( [.F174]/[.E174])" office:value-type="float" office:value="31729" calcext:value-type="float">
            <text:p>317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95449" calcext:value-type="float">
            <text:p>795449</text:p>
          </table:table-cell>
          <table:table-cell table:formula="of:=ROUND( [.J174]/[.I174])" office:value-type="float" office:value="33144" calcext:value-type="float">
            <text:p>331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657" calcext:value-type="float">
            <text:p>300657</text:p>
          </table:table-cell>
          <table:table-cell table:formula="of:=ROUND( [.B175]/[.A175])" office:value-type="float" office:value="25055" calcext:value-type="float">
            <text:p>2505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05407" calcext:value-type="float">
            <text:p>305407</text:p>
          </table:table-cell>
          <table:table-cell table:formula="of:=ROUND( [.F175]/[.E175])" office:value-type="float" office:value="25451" calcext:value-type="float">
            <text:p>2545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67893" calcext:value-type="float">
            <text:p>667893</text:p>
          </table:table-cell>
          <table:table-cell table:formula="of:=ROUND( [.J175]/[.I175])" office:value-type="float" office:value="55658" calcext:value-type="float">
            <text:p>556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6606" calcext:value-type="float">
            <text:p>336606</text:p>
          </table:table-cell>
          <table:table-cell table:formula="of:=ROUND( [.B176]/[.A176])" office:value-type="float" office:value="25893" calcext:value-type="float">
            <text:p>2589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53943" calcext:value-type="float">
            <text:p>353943</text:p>
          </table:table-cell>
          <table:table-cell table:formula="of:=ROUND( [.F176]/[.E176])" office:value-type="float" office:value="27226" calcext:value-type="float">
            <text:p>2722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17585" calcext:value-type="float">
            <text:p>517585</text:p>
          </table:table-cell>
          <table:table-cell table:formula="of:=ROUND( [.J176]/[.I176])" office:value-type="float" office:value="39814" calcext:value-type="float">
            <text:p>398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8984" calcext:value-type="float">
            <text:p>618984</text:p>
          </table:table-cell>
          <table:table-cell table:formula="of:=ROUND( [.B177]/[.A177])" office:value-type="float" office:value="61898" calcext:value-type="float">
            <text:p>618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19506" calcext:value-type="float">
            <text:p>819506</text:p>
          </table:table-cell>
          <table:table-cell table:formula="of:=ROUND( [.F177]/[.E177])" office:value-type="float" office:value="81951" calcext:value-type="float">
            <text:p>819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89288" calcext:value-type="float">
            <text:p>789288</text:p>
          </table:table-cell>
          <table:table-cell table:formula="of:=ROUND( [.J177]/[.I177])" office:value-type="float" office:value="78929" calcext:value-type="float">
            <text:p>789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1209" calcext:value-type="float">
            <text:p>1201209</text:p>
          </table:table-cell>
          <table:table-cell table:formula="of:=ROUND( [.B178]/[.A178])" office:value-type="float" office:value="34320" calcext:value-type="float">
            <text:p>3432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22022" calcext:value-type="float">
            <text:p>1522022</text:p>
          </table:table-cell>
          <table:table-cell table:formula="of:=ROUND( [.F178]/[.E178])" office:value-type="float" office:value="43486" calcext:value-type="float">
            <text:p>4348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673631" calcext:value-type="float">
            <text:p>2673631</text:p>
          </table:table-cell>
          <table:table-cell table:formula="of:=ROUND( [.J178]/[.I178])" office:value-type="float" office:value="76389" calcext:value-type="float">
            <text:p>763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8790" calcext:value-type="float">
            <text:p>388790</text:p>
          </table:table-cell>
          <table:table-cell table:formula="of:=ROUND( [.B179]/[.A179])" office:value-type="float" office:value="32399" calcext:value-type="float">
            <text:p>3239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12944" calcext:value-type="float">
            <text:p>512944</text:p>
          </table:table-cell>
          <table:table-cell table:formula="of:=ROUND( [.F179]/[.E179])" office:value-type="float" office:value="42745" calcext:value-type="float">
            <text:p>4274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26008" calcext:value-type="float">
            <text:p>426008</text:p>
          </table:table-cell>
          <table:table-cell table:formula="of:=ROUND( [.J179]/[.I179])" office:value-type="float" office:value="35501" calcext:value-type="float">
            <text:p>355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9636" calcext:value-type="float">
            <text:p>429636</text:p>
          </table:table-cell>
          <table:table-cell table:formula="of:=ROUND( [.B180]/[.A180])" office:value-type="float" office:value="85927" calcext:value-type="float">
            <text:p>859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10624" calcext:value-type="float">
            <text:p>410624</text:p>
          </table:table-cell>
          <table:table-cell table:formula="of:=ROUND( [.F180]/[.E180])" office:value-type="float" office:value="82125" calcext:value-type="float">
            <text:p>821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8425" calcext:value-type="float">
            <text:p>558425</text:p>
          </table:table-cell>
          <table:table-cell table:formula="of:=ROUND( [.J180]/[.I180])" office:value-type="float" office:value="111685" calcext:value-type="float">
            <text:p>1116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6187" calcext:value-type="float">
            <text:p>456187</text:p>
          </table:table-cell>
          <table:table-cell table:formula="of:=ROUND( [.B181]/[.A181])" office:value-type="float" office:value="50687" calcext:value-type="float">
            <text:p>5068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48053" calcext:value-type="float">
            <text:p>448053</text:p>
          </table:table-cell>
          <table:table-cell table:formula="of:=ROUND( [.F181]/[.E181])" office:value-type="float" office:value="49784" calcext:value-type="float">
            <text:p>4978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81271" calcext:value-type="float">
            <text:p>581271</text:p>
          </table:table-cell>
          <table:table-cell table:formula="of:=ROUND( [.J181]/[.I181])" office:value-type="float" office:value="64586" calcext:value-type="float">
            <text:p>6458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33394" calcext:value-type="float">
            <text:p>1433394</text:p>
          </table:table-cell>
          <table:table-cell table:formula="of:=ROUND( [.B182]/[.A182])" office:value-type="float" office:value="25596" calcext:value-type="float">
            <text:p>2559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594094" calcext:value-type="float">
            <text:p>1594094</text:p>
          </table:table-cell>
          <table:table-cell table:formula="of:=ROUND( [.F182]/[.E182])" office:value-type="float" office:value="28466" calcext:value-type="float">
            <text:p>2846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132935" calcext:value-type="float">
            <text:p>3132935</text:p>
          </table:table-cell>
          <table:table-cell table:formula="of:=ROUND( [.J182]/[.I182])" office:value-type="float" office:value="55945" calcext:value-type="float">
            <text:p>559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0423" calcext:value-type="float">
            <text:p>330423</text:p>
          </table:table-cell>
          <table:table-cell table:formula="of:=ROUND( [.B183]/[.A183])" office:value-type="float" office:value="82606" calcext:value-type="float">
            <text:p>826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7295" calcext:value-type="float">
            <text:p>307295</text:p>
          </table:table-cell>
          <table:table-cell table:formula="of:=ROUND( [.F183]/[.E183])" office:value-type="float" office:value="76824" calcext:value-type="float">
            <text:p>768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21891" calcext:value-type="float">
            <text:p>821891</text:p>
          </table:table-cell>
          <table:table-cell table:formula="of:=ROUND( [.J183]/[.I183])" office:value-type="float" office:value="205473" calcext:value-type="float">
            <text:p>2054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9681" calcext:value-type="float">
            <text:p>379681</text:p>
          </table:table-cell>
          <table:table-cell table:formula="of:=ROUND( [.B184]/[.A184])" office:value-type="float" office:value="63280" calcext:value-type="float">
            <text:p>632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24946" calcext:value-type="float">
            <text:p>524946</text:p>
          </table:table-cell>
          <table:table-cell table:formula="of:=ROUND( [.F184]/[.E184])" office:value-type="float" office:value="87491" calcext:value-type="float">
            <text:p>874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40504" calcext:value-type="float">
            <text:p>640504</text:p>
          </table:table-cell>
          <table:table-cell table:formula="of:=ROUND( [.J184]/[.I184])" office:value-type="float" office:value="106751" calcext:value-type="float">
            <text:p>1067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4135" calcext:value-type="float">
            <text:p>324135</text:p>
          </table:table-cell>
          <table:table-cell table:formula="of:=ROUND( [.B185]/[.A185])" office:value-type="float" office:value="81034" calcext:value-type="float">
            <text:p>810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8169" calcext:value-type="float">
            <text:p>318169</text:p>
          </table:table-cell>
          <table:table-cell table:formula="of:=ROUND( [.F185]/[.E185])" office:value-type="float" office:value="79542" calcext:value-type="float">
            <text:p>795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92404" calcext:value-type="float">
            <text:p>392404</text:p>
          </table:table-cell>
          <table:table-cell table:formula="of:=ROUND( [.J185]/[.I185])" office:value-type="float" office:value="98101" calcext:value-type="float">
            <text:p>981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5644" calcext:value-type="float">
            <text:p>425644</text:p>
          </table:table-cell>
          <table:table-cell table:formula="of:=ROUND( [.B186]/[.A186])" office:value-type="float" office:value="60806" calcext:value-type="float">
            <text:p>608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10485" calcext:value-type="float">
            <text:p>410485</text:p>
          </table:table-cell>
          <table:table-cell table:formula="of:=ROUND( [.F186]/[.E186])" office:value-type="float" office:value="58641" calcext:value-type="float">
            <text:p>5864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88985" calcext:value-type="float">
            <text:p>388985</text:p>
          </table:table-cell>
          <table:table-cell table:formula="of:=ROUND( [.J186]/[.I186])" office:value-type="float" office:value="55569" calcext:value-type="float">
            <text:p>555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0950" calcext:value-type="float">
            <text:p>430950</text:p>
          </table:table-cell>
          <table:table-cell table:formula="of:=ROUND( [.B187]/[.A187])" office:value-type="float" office:value="61564" calcext:value-type="float">
            <text:p>615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96984" calcext:value-type="float">
            <text:p>596984</text:p>
          </table:table-cell>
          <table:table-cell table:formula="of:=ROUND( [.F187]/[.E187])" office:value-type="float" office:value="85283" calcext:value-type="float">
            <text:p>8528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46411" calcext:value-type="float">
            <text:p>446411</text:p>
          </table:table-cell>
          <table:table-cell table:formula="of:=ROUND( [.J187]/[.I187])" office:value-type="float" office:value="63773" calcext:value-type="float">
            <text:p>637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6004" calcext:value-type="float">
            <text:p>666004</text:p>
          </table:table-cell>
          <table:table-cell table:formula="of:=ROUND( [.B188]/[.A188])" office:value-type="float" office:value="44400" calcext:value-type="float">
            <text:p>444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04860" calcext:value-type="float">
            <text:p>1204860</text:p>
          </table:table-cell>
          <table:table-cell table:formula="of:=ROUND( [.F188]/[.E188])" office:value-type="float" office:value="80324" calcext:value-type="float">
            <text:p>803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71260" calcext:value-type="float">
            <text:p>771260</text:p>
          </table:table-cell>
          <table:table-cell table:formula="of:=ROUND( [.J188]/[.I188])" office:value-type="float" office:value="51417" calcext:value-type="float">
            <text:p>514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8555" calcext:value-type="float">
            <text:p>298555</text:p>
          </table:table-cell>
          <table:table-cell table:formula="of:=ROUND( [.B189]/[.A189])" office:value-type="float" office:value="29856" calcext:value-type="float">
            <text:p>298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35848" calcext:value-type="float">
            <text:p>335848</text:p>
          </table:table-cell>
          <table:table-cell table:formula="of:=ROUND( [.F189]/[.E189])" office:value-type="float" office:value="33585" calcext:value-type="float">
            <text:p>3358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43941" calcext:value-type="float">
            <text:p>643941</text:p>
          </table:table-cell>
          <table:table-cell table:formula="of:=ROUND( [.J189]/[.I189])" office:value-type="float" office:value="64394" calcext:value-type="float">
            <text:p>643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2789" calcext:value-type="float">
            <text:p>622789</text:p>
          </table:table-cell>
          <table:table-cell table:formula="of:=ROUND( [.B190]/[.A190])" office:value-type="float" office:value="44485" calcext:value-type="float">
            <text:p>4448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25854" calcext:value-type="float">
            <text:p>725854</text:p>
          </table:table-cell>
          <table:table-cell table:formula="of:=ROUND( [.F190]/[.E190])" office:value-type="float" office:value="51847" calcext:value-type="float">
            <text:p>5184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50099" calcext:value-type="float">
            <text:p>750099</text:p>
          </table:table-cell>
          <table:table-cell table:formula="of:=ROUND( [.J190]/[.I190])" office:value-type="float" office:value="53579" calcext:value-type="float">
            <text:p>535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79707" calcext:value-type="float">
            <text:p>779707</text:p>
          </table:table-cell>
          <table:table-cell table:formula="of:=ROUND( [.B191]/[.A191])" office:value-type="float" office:value="55693" calcext:value-type="float">
            <text:p>5569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80638" calcext:value-type="float">
            <text:p>780638</text:p>
          </table:table-cell>
          <table:table-cell table:formula="of:=ROUND( [.F191]/[.E191])" office:value-type="float" office:value="55760" calcext:value-type="float">
            <text:p>5576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23740" calcext:value-type="float">
            <text:p>723740</text:p>
          </table:table-cell>
          <table:table-cell table:formula="of:=ROUND( [.J191]/[.I191])" office:value-type="float" office:value="51696" calcext:value-type="float">
            <text:p>516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15752" calcext:value-type="float">
            <text:p>1415752</text:p>
          </table:table-cell>
          <table:table-cell table:formula="of:=ROUND( [.B192]/[.A192])" office:value-type="float" office:value="30122" calcext:value-type="float">
            <text:p>3012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420139" calcext:value-type="float">
            <text:p>1420139</text:p>
          </table:table-cell>
          <table:table-cell table:formula="of:=ROUND( [.F192]/[.E192])" office:value-type="float" office:value="30216" calcext:value-type="float">
            <text:p>3021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181784" calcext:value-type="float">
            <text:p>3181784</text:p>
          </table:table-cell>
          <table:table-cell table:formula="of:=ROUND( [.J192]/[.I192])" office:value-type="float" office:value="67698" calcext:value-type="float">
            <text:p>676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81905" calcext:value-type="float">
            <text:p>1481905</text:p>
          </table:table-cell>
          <table:table-cell table:formula="of:=ROUND( [.B193]/[.A193])" office:value-type="float" office:value="30243" calcext:value-type="float">
            <text:p>3024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328091" calcext:value-type="float">
            <text:p>3328091</text:p>
          </table:table-cell>
          <table:table-cell table:formula="of:=ROUND( [.F193]/[.E193])" office:value-type="float" office:value="67920" calcext:value-type="float">
            <text:p>6792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978125" calcext:value-type="float">
            <text:p>3978125</text:p>
          </table:table-cell>
          <table:table-cell table:formula="of:=ROUND( [.J193]/[.I193])" office:value-type="float" office:value="81186" calcext:value-type="float">
            <text:p>811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2153" calcext:value-type="float">
            <text:p>322153</text:p>
          </table:table-cell>
          <table:table-cell table:formula="of:=ROUND( [.B194]/[.A194])" office:value-type="float" office:value="46022" calcext:value-type="float">
            <text:p>460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09413" calcext:value-type="float">
            <text:p>509413</text:p>
          </table:table-cell>
          <table:table-cell table:formula="of:=ROUND( [.F194]/[.E194])" office:value-type="float" office:value="72773" calcext:value-type="float">
            <text:p>727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30723" calcext:value-type="float">
            <text:p>330723</text:p>
          </table:table-cell>
          <table:table-cell table:formula="of:=ROUND( [.J194]/[.I194])" office:value-type="float" office:value="47246" calcext:value-type="float">
            <text:p>472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7781" calcext:value-type="float">
            <text:p>417781</text:p>
          </table:table-cell>
          <table:table-cell table:formula="of:=ROUND( [.B195]/[.A195])" office:value-type="float" office:value="208891" calcext:value-type="float">
            <text:p>2088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4022" calcext:value-type="float">
            <text:p>474022</text:p>
          </table:table-cell>
          <table:table-cell table:formula="of:=ROUND( [.F195]/[.E195])" office:value-type="float" office:value="237011" calcext:value-type="float">
            <text:p>2370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91011" calcext:value-type="float">
            <text:p>591011</text:p>
          </table:table-cell>
          <table:table-cell table:formula="of:=ROUND( [.J195]/[.I195])" office:value-type="float" office:value="295506" calcext:value-type="float">
            <text:p>2955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6252" calcext:value-type="float">
            <text:p>426252</text:p>
          </table:table-cell>
          <table:table-cell table:formula="of:=ROUND( [.B196]/[.A196])" office:value-type="float" office:value="213126" calcext:value-type="float">
            <text:p>2131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37937" calcext:value-type="float">
            <text:p>537937</text:p>
          </table:table-cell>
          <table:table-cell table:formula="of:=ROUND( [.F196]/[.E196])" office:value-type="float" office:value="268969" calcext:value-type="float">
            <text:p>2689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2968" calcext:value-type="float">
            <text:p>472968</text:p>
          </table:table-cell>
          <table:table-cell table:formula="of:=ROUND( [.J196]/[.I196])" office:value-type="float" office:value="236484" calcext:value-type="float">
            <text:p>2364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70336" calcext:value-type="float">
            <text:p>1070336</text:p>
          </table:table-cell>
          <table:table-cell table:formula="of:=ROUND( [.B197]/[.A197])" office:value-type="float" office:value="31480" calcext:value-type="float">
            <text:p>3148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295128" calcext:value-type="float">
            <text:p>1295128</text:p>
          </table:table-cell>
          <table:table-cell table:formula="of:=ROUND( [.F197]/[.E197])" office:value-type="float" office:value="38092" calcext:value-type="float">
            <text:p>3809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585081" calcext:value-type="float">
            <text:p>1585081</text:p>
          </table:table-cell>
          <table:table-cell table:formula="of:=ROUND( [.J197]/[.I197])" office:value-type="float" office:value="46620" calcext:value-type="float">
            <text:p>466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9771" calcext:value-type="float">
            <text:p>239771</text:p>
          </table:table-cell>
          <table:table-cell table:formula="of:=ROUND( [.B198]/[.A198])" office:value-type="float" office:value="29971" calcext:value-type="float">
            <text:p>2997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61059" calcext:value-type="float">
            <text:p>361059</text:p>
          </table:table-cell>
          <table:table-cell table:formula="of:=ROUND( [.F198]/[.E198])" office:value-type="float" office:value="45132" calcext:value-type="float">
            <text:p>4513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30433" calcext:value-type="float">
            <text:p>330433</text:p>
          </table:table-cell>
          <table:table-cell table:formula="of:=ROUND( [.J198]/[.I198])" office:value-type="float" office:value="41304" calcext:value-type="float">
            <text:p>413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3675" calcext:value-type="float">
            <text:p>233675</text:p>
          </table:table-cell>
          <table:table-cell table:formula="of:=ROUND( [.B199]/[.A199])" office:value-type="float" office:value="29209" calcext:value-type="float">
            <text:p>292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8113" calcext:value-type="float">
            <text:p>328113</text:p>
          </table:table-cell>
          <table:table-cell table:formula="of:=ROUND( [.F199]/[.E199])" office:value-type="float" office:value="41014" calcext:value-type="float">
            <text:p>410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85984" calcext:value-type="float">
            <text:p>385984</text:p>
          </table:table-cell>
          <table:table-cell table:formula="of:=ROUND( [.J199]/[.I199])" office:value-type="float" office:value="48248" calcext:value-type="float">
            <text:p>482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6501" calcext:value-type="float">
            <text:p>236501</text:p>
          </table:table-cell>
          <table:table-cell table:formula="of:=ROUND( [.B200]/[.A200])" office:value-type="float" office:value="33786" calcext:value-type="float">
            <text:p>3378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97965" calcext:value-type="float">
            <text:p>397965</text:p>
          </table:table-cell>
          <table:table-cell table:formula="of:=ROUND( [.F200]/[.E200])" office:value-type="float" office:value="56852" calcext:value-type="float">
            <text:p>5685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9433" calcext:value-type="float">
            <text:p>259433</text:p>
          </table:table-cell>
          <table:table-cell table:formula="of:=ROUND( [.J200]/[.I200])" office:value-type="float" office:value="37062" calcext:value-type="float">
            <text:p>370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9935" calcext:value-type="float">
            <text:p>219935</text:p>
          </table:table-cell>
          <table:table-cell table:formula="of:=ROUND( [.B201]/[.A201])" office:value-type="float" office:value="24437" calcext:value-type="float">
            <text:p>2443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97238" calcext:value-type="float">
            <text:p>397238</text:p>
          </table:table-cell>
          <table:table-cell table:formula="of:=ROUND( [.F201]/[.E201])" office:value-type="float" office:value="44138" calcext:value-type="float">
            <text:p>4413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0560" calcext:value-type="float">
            <text:p>300560</text:p>
          </table:table-cell>
          <table:table-cell table:formula="of:=ROUND( [.J201]/[.I201])" office:value-type="float" office:value="33396" calcext:value-type="float">
            <text:p>333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0622" calcext:value-type="float">
            <text:p>330622</text:p>
          </table:table-cell>
          <table:table-cell table:formula="of:=ROUND( [.B202]/[.A202])" office:value-type="float" office:value="33062" calcext:value-type="float">
            <text:p>330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14423" calcext:value-type="float">
            <text:p>514423</text:p>
          </table:table-cell>
          <table:table-cell table:formula="of:=ROUND( [.F202]/[.E202])" office:value-type="float" office:value="51442" calcext:value-type="float">
            <text:p>5144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3229" calcext:value-type="float">
            <text:p>503229</text:p>
          </table:table-cell>
          <table:table-cell table:formula="of:=ROUND( [.J202]/[.I202])" office:value-type="float" office:value="50323" calcext:value-type="float">
            <text:p>503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0428" calcext:value-type="float">
            <text:p>460428</text:p>
          </table:table-cell>
          <table:table-cell table:formula="of:=ROUND( [.B203]/[.A203])" office:value-type="float" office:value="24233" calcext:value-type="float">
            <text:p>2423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22545" calcext:value-type="float">
            <text:p>522545</text:p>
          </table:table-cell>
          <table:table-cell table:formula="of:=ROUND( [.F203]/[.E203])" office:value-type="float" office:value="27502" calcext:value-type="float">
            <text:p>2750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55233" calcext:value-type="float">
            <text:p>655233</text:p>
          </table:table-cell>
          <table:table-cell table:formula="of:=ROUND( [.J203]/[.I203])" office:value-type="float" office:value="34486" calcext:value-type="float">
            <text:p>3448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52935" calcext:value-type="float">
            <text:p>1752935</text:p>
          </table:table-cell>
          <table:table-cell table:formula="of:=ROUND( [.B204]/[.A204])" office:value-type="float" office:value="20623" calcext:value-type="float">
            <text:p>2062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302883" calcext:value-type="float">
            <text:p>2302883</text:p>
          </table:table-cell>
          <table:table-cell table:formula="of:=ROUND( [.F204]/[.E204])" office:value-type="float" office:value="27093" calcext:value-type="float">
            <text:p>2709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684028" calcext:value-type="float">
            <text:p>3684028</text:p>
          </table:table-cell>
          <table:table-cell table:formula="of:=ROUND( [.J204]/[.I204])" office:value-type="float" office:value="43342" calcext:value-type="float">
            <text:p>433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86276" calcext:value-type="float">
            <text:p>586276</text:p>
          </table:table-cell>
          <table:table-cell table:formula="of:=ROUND( [.B205]/[.A205])" office:value-type="float" office:value="25490" calcext:value-type="float">
            <text:p>2549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21794" calcext:value-type="float">
            <text:p>1221794</text:p>
          </table:table-cell>
          <table:table-cell table:formula="of:=ROUND( [.F205]/[.E205])" office:value-type="float" office:value="53121" calcext:value-type="float">
            <text:p>5312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65278" calcext:value-type="float">
            <text:p>1365278</text:p>
          </table:table-cell>
          <table:table-cell table:formula="of:=ROUND( [.J205]/[.I205])" office:value-type="float" office:value="59360" calcext:value-type="float">
            <text:p>593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76514" calcext:value-type="float">
            <text:p>676514</text:p>
          </table:table-cell>
          <table:table-cell table:formula="of:=ROUND( [.B206]/[.A206])" office:value-type="float" office:value="29414" calcext:value-type="float">
            <text:p>2941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69247" calcext:value-type="float">
            <text:p>1069247</text:p>
          </table:table-cell>
          <table:table-cell table:formula="of:=ROUND( [.F206]/[.E206])" office:value-type="float" office:value="46489" calcext:value-type="float">
            <text:p>4648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24652" calcext:value-type="float">
            <text:p>1324652</text:p>
          </table:table-cell>
          <table:table-cell table:formula="of:=ROUND( [.J206]/[.I206])" office:value-type="float" office:value="57594" calcext:value-type="float">
            <text:p>575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11120" calcext:value-type="float">
            <text:p>911120</text:p>
          </table:table-cell>
          <table:table-cell table:formula="of:=ROUND( [.B207]/[.A207])" office:value-type="float" office:value="20247" calcext:value-type="float">
            <text:p>2024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99611" calcext:value-type="float">
            <text:p>1599611</text:p>
          </table:table-cell>
          <table:table-cell table:formula="of:=ROUND( [.F207]/[.E207])" office:value-type="float" office:value="35547" calcext:value-type="float">
            <text:p>3554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925062" calcext:value-type="float">
            <text:p>1925062</text:p>
          </table:table-cell>
          <table:table-cell table:formula="of:=ROUND( [.J207]/[.I207])" office:value-type="float" office:value="42779" calcext:value-type="float">
            <text:p>427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93250" calcext:value-type="float">
            <text:p>1093250</text:p>
          </table:table-cell>
          <table:table-cell table:formula="of:=ROUND( [.B208]/[.A208])" office:value-type="float" office:value="24847" calcext:value-type="float">
            <text:p>2484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174845" calcext:value-type="float">
            <text:p>1174845</text:p>
          </table:table-cell>
          <table:table-cell table:formula="of:=ROUND( [.F208]/[.E208])" office:value-type="float" office:value="26701" calcext:value-type="float">
            <text:p>2670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389361" calcext:value-type="float">
            <text:p>1389361</text:p>
          </table:table-cell>
          <table:table-cell table:formula="of:=ROUND( [.J208]/[.I208])" office:value-type="float" office:value="31576" calcext:value-type="float">
            <text:p>3157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25040" calcext:value-type="float">
            <text:p>1125040</text:p>
          </table:table-cell>
          <table:table-cell table:formula="of:=ROUND( [.B209]/[.A209])" office:value-type="float" office:value="24457" calcext:value-type="float">
            <text:p>2445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406659" calcext:value-type="float">
            <text:p>1406659</text:p>
          </table:table-cell>
          <table:table-cell table:formula="of:=ROUND( [.F209]/[.E209])" office:value-type="float" office:value="30580" calcext:value-type="float">
            <text:p>3058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647937" calcext:value-type="float">
            <text:p>1647937</text:p>
          </table:table-cell>
          <table:table-cell table:formula="of:=ROUND( [.J209]/[.I209])" office:value-type="float" office:value="35825" calcext:value-type="float">
            <text:p>358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37990" calcext:value-type="float">
            <text:p>837990</text:p>
          </table:table-cell>
          <table:table-cell table:formula="of:=ROUND( [.B210]/[.A210])" office:value-type="float" office:value="34916" calcext:value-type="float">
            <text:p>3491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88426" calcext:value-type="float">
            <text:p>988426</text:p>
          </table:table-cell>
          <table:table-cell table:formula="of:=ROUND( [.F210]/[.E210])" office:value-type="float" office:value="41184" calcext:value-type="float">
            <text:p>4118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27838" calcext:value-type="float">
            <text:p>1227838</text:p>
          </table:table-cell>
          <table:table-cell table:formula="of:=ROUND( [.J210]/[.I210])" office:value-type="float" office:value="51160" calcext:value-type="float">
            <text:p>511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60007" calcext:value-type="float">
            <text:p>1060007</text:p>
          </table:table-cell>
          <table:table-cell table:formula="of:=ROUND( [.B211]/[.A211])" office:value-type="float" office:value="35334" calcext:value-type="float">
            <text:p>3533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04894" calcext:value-type="float">
            <text:p>1604894</text:p>
          </table:table-cell>
          <table:table-cell table:formula="of:=ROUND( [.F211]/[.E211])" office:value-type="float" office:value="53496" calcext:value-type="float">
            <text:p>5349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798752" calcext:value-type="float">
            <text:p>1798752</text:p>
          </table:table-cell>
          <table:table-cell table:formula="of:=ROUND( [.J211]/[.I211])" office:value-type="float" office:value="59958" calcext:value-type="float">
            <text:p>599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21044" calcext:value-type="float">
            <text:p>921044</text:p>
          </table:table-cell>
          <table:table-cell table:formula="of:=ROUND( [.B212]/[.A212])" office:value-type="float" office:value="34113" calcext:value-type="float">
            <text:p>3411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49068" calcext:value-type="float">
            <text:p>1149068</text:p>
          </table:table-cell>
          <table:table-cell table:formula="of:=ROUND( [.F212]/[.E212])" office:value-type="float" office:value="42558" calcext:value-type="float">
            <text:p>4255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535420" calcext:value-type="float">
            <text:p>1535420</text:p>
          </table:table-cell>
          <table:table-cell table:formula="of:=ROUND( [.J212]/[.I212])" office:value-type="float" office:value="56867" calcext:value-type="float">
            <text:p>568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9703" calcext:value-type="float">
            <text:p>529703</text:p>
          </table:table-cell>
          <table:table-cell table:formula="of:=ROUND( [.B213]/[.A213])" office:value-type="float" office:value="40746" calcext:value-type="float">
            <text:p>4074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7989" calcext:value-type="float">
            <text:p>987989</text:p>
          </table:table-cell>
          <table:table-cell table:formula="of:=ROUND( [.F213]/[.E213])" office:value-type="float" office:value="75999" calcext:value-type="float">
            <text:p>7599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89245" calcext:value-type="float">
            <text:p>589245</text:p>
          </table:table-cell>
          <table:table-cell table:formula="of:=ROUND( [.J213]/[.I213])" office:value-type="float" office:value="45327" calcext:value-type="float">
            <text:p>453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5169" calcext:value-type="float">
            <text:p>315169</text:p>
          </table:table-cell>
          <table:table-cell table:formula="of:=ROUND( [.B214]/[.A214])" office:value-type="float" office:value="21011" calcext:value-type="float">
            <text:p>2101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33496" calcext:value-type="float">
            <text:p>933496</text:p>
          </table:table-cell>
          <table:table-cell table:formula="of:=ROUND( [.F214]/[.E214])" office:value-type="float" office:value="62233" calcext:value-type="float">
            <text:p>622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63442" calcext:value-type="float">
            <text:p>363442</text:p>
          </table:table-cell>
          <table:table-cell table:formula="of:=ROUND( [.J214]/[.I214])" office:value-type="float" office:value="24229" calcext:value-type="float">
            <text:p>242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2052" calcext:value-type="float">
            <text:p>242052</text:p>
          </table:table-cell>
          <table:table-cell table:formula="of:=ROUND( [.B215]/[.A215])" office:value-type="float" office:value="80684" calcext:value-type="float">
            <text:p>806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9131" calcext:value-type="float">
            <text:p>299131</text:p>
          </table:table-cell>
          <table:table-cell table:formula="of:=ROUND( [.F215]/[.E215])" office:value-type="float" office:value="99710" calcext:value-type="float">
            <text:p>997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1000" calcext:value-type="float">
            <text:p>301000</text:p>
          </table:table-cell>
          <table:table-cell table:formula="of:=ROUND( [.J215]/[.I215])" office:value-type="float" office:value="100333" calcext:value-type="float">
            <text:p>100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81069" calcext:value-type="float">
            <text:p>681069</text:p>
          </table:table-cell>
          <table:table-cell table:formula="of:=ROUND( [.B216]/[.A216])" office:value-type="float" office:value="20031" calcext:value-type="float">
            <text:p>2003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437162" calcext:value-type="float">
            <text:p>1437162</text:p>
          </table:table-cell>
          <table:table-cell table:formula="of:=ROUND( [.F216]/[.E216])" office:value-type="float" office:value="42269" calcext:value-type="float">
            <text:p>4226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821502" calcext:value-type="float">
            <text:p>821502</text:p>
          </table:table-cell>
          <table:table-cell table:formula="of:=ROUND( [.J216]/[.I216])" office:value-type="float" office:value="24162" calcext:value-type="float">
            <text:p>2416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407387" calcext:value-type="float">
            <text:p>2407387</text:p>
          </table:table-cell>
          <table:table-cell table:formula="of:=ROUND( [.B217]/[.A217])" office:value-type="float" office:value="24317" calcext:value-type="float">
            <text:p>2431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065965" calcext:value-type="float">
            <text:p>3065965</text:p>
          </table:table-cell>
          <table:table-cell table:formula="of:=ROUND( [.F217]/[.E217])" office:value-type="float" office:value="30969" calcext:value-type="float">
            <text:p>3096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5138579" calcext:value-type="float">
            <text:p>5138579</text:p>
          </table:table-cell>
          <table:table-cell table:formula="of:=ROUND( [.J217]/[.I217])" office:value-type="float" office:value="51905" calcext:value-type="float">
            <text:p>5190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256573" calcext:value-type="float">
            <text:p>2256573</text:p>
          </table:table-cell>
          <table:table-cell table:formula="of:=ROUND( [.B218]/[.A218])" office:value-type="float" office:value="22794" calcext:value-type="float">
            <text:p>2279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005809" calcext:value-type="float">
            <text:p>3005809</text:p>
          </table:table-cell>
          <table:table-cell table:formula="of:=ROUND( [.F218]/[.E218])" office:value-type="float" office:value="30362" calcext:value-type="float">
            <text:p>3036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4634934" calcext:value-type="float">
            <text:p>4634934</text:p>
          </table:table-cell>
          <table:table-cell table:formula="of:=ROUND( [.J218]/[.I218])" office:value-type="float" office:value="46818" calcext:value-type="float">
            <text:p>4681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330155" calcext:value-type="float">
            <text:p>2330155</text:p>
          </table:table-cell>
          <table:table-cell table:formula="of:=ROUND( [.B219]/[.A219])" office:value-type="float" office:value="23537" calcext:value-type="float">
            <text:p>2353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4328099" calcext:value-type="float">
            <text:p>4328099</text:p>
          </table:table-cell>
          <table:table-cell table:formula="of:=ROUND( [.F219]/[.E219])" office:value-type="float" office:value="43718" calcext:value-type="float">
            <text:p>4371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534455" calcext:value-type="float">
            <text:p>3534455</text:p>
          </table:table-cell>
          <table:table-cell table:formula="of:=ROUND( [.J219]/[.I219])" office:value-type="float" office:value="35702" calcext:value-type="float">
            <text:p>3570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826966" calcext:value-type="float">
            <text:p>2826966</text:p>
          </table:table-cell>
          <table:table-cell table:formula="of:=ROUND( [.B220]/[.A220])" office:value-type="float" office:value="27182" calcext:value-type="float">
            <text:p>2718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5455436" calcext:value-type="float">
            <text:p>5455436</text:p>
          </table:table-cell>
          <table:table-cell table:formula="of:=ROUND( [.F220]/[.E220])" office:value-type="float" office:value="52456" calcext:value-type="float">
            <text:p>5245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5512480" calcext:value-type="float">
            <text:p>5512480</text:p>
          </table:table-cell>
          <table:table-cell table:formula="of:=ROUND( [.J220]/[.I220])" office:value-type="float" office:value="53005" calcext:value-type="float">
            <text:p>530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08048" calcext:value-type="float">
            <text:p>2008048</text:p>
          </table:table-cell>
          <table:table-cell table:formula="of:=ROUND( [.B221]/[.A221])" office:value-type="float" office:value="21827" calcext:value-type="float">
            <text:p>2182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446671" calcext:value-type="float">
            <text:p>3446671</text:p>
          </table:table-cell>
          <table:table-cell table:formula="of:=ROUND( [.F221]/[.E221])" office:value-type="float" office:value="37464" calcext:value-type="float">
            <text:p>3746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511985" calcext:value-type="float">
            <text:p>2511985</text:p>
          </table:table-cell>
          <table:table-cell table:formula="of:=ROUND( [.J221]/[.I221])" office:value-type="float" office:value="27304" calcext:value-type="float">
            <text:p>2730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412666" calcext:value-type="float">
            <text:p>2412666</text:p>
          </table:table-cell>
          <table:table-cell table:formula="of:=ROUND( [.B222]/[.A222])" office:value-type="float" office:value="22548" calcext:value-type="float">
            <text:p>2254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5224678" calcext:value-type="float">
            <text:p>5224678</text:p>
          </table:table-cell>
          <table:table-cell table:formula="of:=ROUND( [.F222]/[.E222])" office:value-type="float" office:value="48829" calcext:value-type="float">
            <text:p>48829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4514653" calcext:value-type="float">
            <text:p>4514653</text:p>
          </table:table-cell>
          <table:table-cell table:formula="of:=ROUND( [.J222]/[.I222])" office:value-type="float" office:value="42193" calcext:value-type="float">
            <text:p>4219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538638" calcext:value-type="float">
            <text:p>7538638</text:p>
          </table:table-cell>
          <table:table-cell table:formula="of:=ROUND( [.B223]/[.A223])" office:value-type="float" office:value="27117" calcext:value-type="float">
            <text:p>27117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8996173" calcext:value-type="float">
            <text:p>8996173</text:p>
          </table:table-cell>
          <table:table-cell table:formula="of:=ROUND( [.F223]/[.E223])" office:value-type="float" office:value="32360" calcext:value-type="float">
            <text:p>3236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7828957" calcext:value-type="float">
            <text:p>7828957</text:p>
          </table:table-cell>
          <table:table-cell table:formula="of:=ROUND( [.J223]/[.I223])" office:value-type="float" office:value="28162" calcext:value-type="float">
            <text:p>281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47582" calcext:value-type="float">
            <text:p>1047582</text:p>
          </table:table-cell>
          <table:table-cell table:formula="of:=ROUND( [.B224]/[.A224])" office:value-type="float" office:value="40292" calcext:value-type="float">
            <text:p>4029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914797" calcext:value-type="float">
            <text:p>1914797</text:p>
          </table:table-cell>
          <table:table-cell table:formula="of:=ROUND( [.F224]/[.E224])" office:value-type="float" office:value="73646" calcext:value-type="float">
            <text:p>7364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390716" calcext:value-type="float">
            <text:p>1390716</text:p>
          </table:table-cell>
          <table:table-cell table:formula="of:=ROUND( [.J224]/[.I224])" office:value-type="float" office:value="53489" calcext:value-type="float">
            <text:p>534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44922" calcext:value-type="float">
            <text:p>1144922</text:p>
          </table:table-cell>
          <table:table-cell table:formula="of:=ROUND( [.B225]/[.A225])" office:value-type="float" office:value="33674" calcext:value-type="float">
            <text:p>3367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149406" calcext:value-type="float">
            <text:p>1149406</text:p>
          </table:table-cell>
          <table:table-cell table:formula="of:=ROUND( [.F225]/[.E225])" office:value-type="float" office:value="33806" calcext:value-type="float">
            <text:p>3380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695228" calcext:value-type="float">
            <text:p>1695228</text:p>
          </table:table-cell>
          <table:table-cell table:formula="of:=ROUND( [.J225]/[.I225])" office:value-type="float" office:value="49860" calcext:value-type="float">
            <text:p>4986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923087" calcext:value-type="float">
            <text:p>3923087</text:p>
          </table:table-cell>
          <table:table-cell table:formula="of:=ROUND( [.B226]/[.A226])" office:value-type="float" office:value="27434" calcext:value-type="float">
            <text:p>27434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4224983" calcext:value-type="float">
            <text:p>4224983</text:p>
          </table:table-cell>
          <table:table-cell table:formula="of:=ROUND( [.F226]/[.E226])" office:value-type="float" office:value="29545" calcext:value-type="float">
            <text:p>29545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7343463" calcext:value-type="float">
            <text:p>7343463</text:p>
          </table:table-cell>
          <table:table-cell table:formula="of:=ROUND( [.J226]/[.I226])" office:value-type="float" office:value="51353" calcext:value-type="float">
            <text:p>513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0351" calcext:value-type="float">
            <text:p>910351</text:p>
          </table:table-cell>
          <table:table-cell table:formula="of:=ROUND( [.B227]/[.A227])" office:value-type="float" office:value="60690" calcext:value-type="float">
            <text:p>606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46073" calcext:value-type="float">
            <text:p>946073</text:p>
          </table:table-cell>
          <table:table-cell table:formula="of:=ROUND( [.F227]/[.E227])" office:value-type="float" office:value="63072" calcext:value-type="float">
            <text:p>6307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57877" calcext:value-type="float">
            <text:p>1157877</text:p>
          </table:table-cell>
          <table:table-cell table:formula="of:=ROUND( [.J227]/[.I227])" office:value-type="float" office:value="77192" calcext:value-type="float">
            <text:p>771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17063" calcext:value-type="float">
            <text:p>917063</text:p>
          </table:table-cell>
          <table:table-cell table:formula="of:=ROUND( [.B228]/[.A228])" office:value-type="float" office:value="20379" calcext:value-type="float">
            <text:p>2037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71389" calcext:value-type="float">
            <text:p>1071389</text:p>
          </table:table-cell>
          <table:table-cell table:formula="of:=ROUND( [.F228]/[.E228])" office:value-type="float" office:value="23809" calcext:value-type="float">
            <text:p>2380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55381" calcext:value-type="float">
            <text:p>955381</text:p>
          </table:table-cell>
          <table:table-cell table:formula="of:=ROUND( [.J228]/[.I228])" office:value-type="float" office:value="21231" calcext:value-type="float">
            <text:p>212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71694" calcext:value-type="float">
            <text:p>1171694</text:p>
          </table:table-cell>
          <table:table-cell table:formula="of:=ROUND( [.B229]/[.A229])" office:value-type="float" office:value="23434" calcext:value-type="float">
            <text:p>2343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56868" calcext:value-type="float">
            <text:p>1056868</text:p>
          </table:table-cell>
          <table:table-cell table:formula="of:=ROUND( [.F229]/[.E229])" office:value-type="float" office:value="21137" calcext:value-type="float">
            <text:p>2113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453002" calcext:value-type="float">
            <text:p>1453002</text:p>
          </table:table-cell>
          <table:table-cell table:formula="of:=ROUND( [.J229]/[.I229])" office:value-type="float" office:value="29060" calcext:value-type="float">
            <text:p>290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96825" calcext:value-type="float">
            <text:p>996825</text:p>
          </table:table-cell>
          <table:table-cell table:formula="of:=ROUND( [.B230]/[.A230])" office:value-type="float" office:value="19937" calcext:value-type="float">
            <text:p>1993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84391" calcext:value-type="float">
            <text:p>1084391</text:p>
          </table:table-cell>
          <table:table-cell table:formula="of:=ROUND( [.F230]/[.E230])" office:value-type="float" office:value="21688" calcext:value-type="float">
            <text:p>2168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89541" calcext:value-type="float">
            <text:p>1089541</text:p>
          </table:table-cell>
          <table:table-cell table:formula="of:=ROUND( [.J230]/[.I230])" office:value-type="float" office:value="21791" calcext:value-type="float">
            <text:p>217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31630" calcext:value-type="float">
            <text:p>1031630</text:p>
          </table:table-cell>
          <table:table-cell table:formula="of:=ROUND( [.B231]/[.A231])" office:value-type="float" office:value="21492" calcext:value-type="float">
            <text:p>2149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485202" calcext:value-type="float">
            <text:p>1485202</text:p>
          </table:table-cell>
          <table:table-cell table:formula="of:=ROUND( [.F231]/[.E231])" office:value-type="float" office:value="30942" calcext:value-type="float">
            <text:p>3094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136244" calcext:value-type="float">
            <text:p>1136244</text:p>
          </table:table-cell>
          <table:table-cell table:formula="of:=ROUND( [.J231]/[.I231])" office:value-type="float" office:value="23672" calcext:value-type="float">
            <text:p>236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16486" calcext:value-type="float">
            <text:p>2016486</text:p>
          </table:table-cell>
          <table:table-cell table:formula="of:=ROUND( [.B232]/[.A232])" office:value-type="float" office:value="15754" calcext:value-type="float">
            <text:p>1575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018292" calcext:value-type="float">
            <text:p>3018292</text:p>
          </table:table-cell>
          <table:table-cell table:formula="of:=ROUND( [.F232]/[.E232])" office:value-type="float" office:value="23580" calcext:value-type="float">
            <text:p>235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261166" calcext:value-type="float">
            <text:p>2261166</text:p>
          </table:table-cell>
          <table:table-cell table:formula="of:=ROUND( [.J232]/[.I232])" office:value-type="float" office:value="17665" calcext:value-type="float">
            <text:p>176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171674" calcext:value-type="float">
            <text:p>2171674</text:p>
          </table:table-cell>
          <table:table-cell table:formula="of:=ROUND( [.B233]/[.A233])" office:value-type="float" office:value="28956" calcext:value-type="float">
            <text:p>2895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392464" calcext:value-type="float">
            <text:p>2392464</text:p>
          </table:table-cell>
          <table:table-cell table:formula="of:=ROUND( [.F233]/[.E233])" office:value-type="float" office:value="31900" calcext:value-type="float">
            <text:p>319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438335" calcext:value-type="float">
            <text:p>4438335</text:p>
          </table:table-cell>
          <table:table-cell table:formula="of:=ROUND( [.J233]/[.I233])" office:value-type="float" office:value="59178" calcext:value-type="float">
            <text:p>5917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099938" calcext:value-type="float">
            <text:p>5099938</text:p>
          </table:table-cell>
          <table:table-cell table:formula="of:=ROUND( [.B234]/[.A234])" office:value-type="float" office:value="25123" calcext:value-type="float">
            <text:p>25123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6237600" calcext:value-type="float">
            <text:p>6237600</text:p>
          </table:table-cell>
          <table:table-cell table:formula="of:=ROUND( [.F234]/[.E234])" office:value-type="float" office:value="30727" calcext:value-type="float">
            <text:p>30727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6289065" calcext:value-type="float">
            <text:p>6289065</text:p>
          </table:table-cell>
          <table:table-cell table:formula="of:=ROUND( [.J234]/[.I234])" office:value-type="float" office:value="30981" calcext:value-type="float">
            <text:p>3098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596452" calcext:value-type="float">
            <text:p>9596452</text:p>
          </table:table-cell>
          <table:table-cell table:formula="of:=ROUND( [.B235]/[.A235])" office:value-type="float" office:value="36488" calcext:value-type="float">
            <text:p>36488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8473168" calcext:value-type="float">
            <text:p>8473168</text:p>
          </table:table-cell>
          <table:table-cell table:formula="of:=ROUND( [.F235]/[.E235])" office:value-type="float" office:value="32217" calcext:value-type="float">
            <text:p>32217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6519161" calcext:value-type="float">
            <text:p>6519161</text:p>
          </table:table-cell>
          <table:table-cell table:formula="of:=ROUND( [.J235]/[.I235])" office:value-type="float" office:value="24788" calcext:value-type="float">
            <text:p>2478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608427" calcext:value-type="float">
            <text:p>9608427</text:p>
          </table:table-cell>
          <table:table-cell table:formula="of:=ROUND( [.B236]/[.A236])" office:value-type="float" office:value="33019" calcext:value-type="float">
            <text:p>33019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11629639" calcext:value-type="float">
            <text:p>11629639</text:p>
          </table:table-cell>
          <table:table-cell table:formula="of:=ROUND( [.F236]/[.E236])" office:value-type="float" office:value="39964" calcext:value-type="float">
            <text:p>39964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10738997" calcext:value-type="float">
            <text:p>10738997</text:p>
          </table:table-cell>
          <table:table-cell table:formula="of:=ROUND( [.J236]/[.I236])" office:value-type="float" office:value="36904" calcext:value-type="float">
            <text:p>3690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60070" calcext:value-type="float">
            <text:p>2060070</text:p>
          </table:table-cell>
          <table:table-cell table:formula="of:=ROUND( [.B237]/[.A237])" office:value-type="float" office:value="16481" calcext:value-type="float">
            <text:p>1648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314962" calcext:value-type="float">
            <text:p>2314962</text:p>
          </table:table-cell>
          <table:table-cell table:formula="of:=ROUND( [.F237]/[.E237])" office:value-type="float" office:value="18520" calcext:value-type="float">
            <text:p>1852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124491" calcext:value-type="float">
            <text:p>4124491</text:p>
          </table:table-cell>
          <table:table-cell table:formula="of:=ROUND( [.J237]/[.I237])" office:value-type="float" office:value="32996" calcext:value-type="float">
            <text:p>3299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627081" calcext:value-type="float">
            <text:p>5627081</text:p>
          </table:table-cell>
          <table:table-cell table:formula="of:=ROUND( [.B238]/[.A238])" office:value-type="float" office:value="25347" calcext:value-type="float">
            <text:p>25347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6405084" calcext:value-type="float">
            <text:p>6405084</text:p>
          </table:table-cell>
          <table:table-cell table:formula="of:=ROUND( [.F238]/[.E238])" office:value-type="float" office:value="28852" calcext:value-type="float">
            <text:p>28852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0576178" calcext:value-type="float">
            <text:p>10576178</text:p>
          </table:table-cell>
          <table:table-cell table:formula="of:=ROUND( [.J238]/[.I238])" office:value-type="float" office:value="47640" calcext:value-type="float">
            <text:p>476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47016" calcext:value-type="float">
            <text:p>1147016</text:p>
          </table:table-cell>
          <table:table-cell table:formula="of:=ROUND( [.B239]/[.A239])" office:value-type="float" office:value="30185" calcext:value-type="float">
            <text:p>3018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339161" calcext:value-type="float">
            <text:p>2339161</text:p>
          </table:table-cell>
          <table:table-cell table:formula="of:=ROUND( [.F239]/[.E239])" office:value-type="float" office:value="61557" calcext:value-type="float">
            <text:p>6155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122213" calcext:value-type="float">
            <text:p>1122213</text:p>
          </table:table-cell>
          <table:table-cell table:formula="of:=ROUND( [.J239]/[.I239])" office:value-type="float" office:value="29532" calcext:value-type="float">
            <text:p>29532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184311788" calcext:value-type="float">
            <text:p>184311788</text:p>
          </table:table-cell>
          <table:table-cell table:formula="of:=ROUND( [.B240]/[.A240])" office:value-type="float" office:value="47601" calcext:value-type="float">
            <text:p>47601</text:p>
          </table:table-cell>
          <table:table-cell/>
          <table:table-cell office:value-type="float" office:value="3872" calcext:value-type="float">
            <text:p>3872</text:p>
          </table:table-cell>
          <table:table-cell office:value-type="float" office:value="230631319" calcext:value-type="float">
            <text:p>230631319</text:p>
          </table:table-cell>
          <table:table-cell table:formula="of:=ROUND( [.F240]/[.E240])" office:value-type="float" office:value="59564" calcext:value-type="float">
            <text:p>59564</text:p>
          </table:table-cell>
          <table:table-cell/>
          <table:table-cell office:value-type="float" office:value="3872" calcext:value-type="float">
            <text:p>3872</text:p>
          </table:table-cell>
          <table:table-cell office:value-type="float" office:value="214232251" calcext:value-type="float">
            <text:p>214232251</text:p>
          </table:table-cell>
          <table:table-cell table:formula="of:=ROUND( [.J240]/[.I240])" office:value-type="float" office:value="55329" calcext:value-type="float">
            <text:p>55329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205438869" calcext:value-type="float">
            <text:p>205438869</text:p>
          </table:table-cell>
          <table:table-cell table:formula="of:=ROUND( [.B241]/[.A241])" office:value-type="float" office:value="57952" calcext:value-type="float">
            <text:p>57952</text:p>
          </table:table-cell>
          <table:table-cell/>
          <table:table-cell office:value-type="float" office:value="3545" calcext:value-type="float">
            <text:p>3545</text:p>
          </table:table-cell>
          <table:table-cell office:value-type="float" office:value="243797807" calcext:value-type="float">
            <text:p>243797807</text:p>
          </table:table-cell>
          <table:table-cell table:formula="of:=ROUND( [.F241]/[.E241])" office:value-type="float" office:value="68772" calcext:value-type="float">
            <text:p>68772</text:p>
          </table:table-cell>
          <table:table-cell/>
          <table:table-cell office:value-type="float" office:value="3545" calcext:value-type="float">
            <text:p>3545</text:p>
          </table:table-cell>
          <table:table-cell office:value-type="float" office:value="222248747" calcext:value-type="float">
            <text:p>222248747</text:p>
          </table:table-cell>
          <table:table-cell table:formula="of:=ROUND( [.J241]/[.I241])" office:value-type="float" office:value="62694" calcext:value-type="float">
            <text:p>626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25605" calcext:value-type="float">
            <text:p>925605</text:p>
          </table:table-cell>
          <table:table-cell table:formula="of:=ROUND( [.B242]/[.A242])" office:value-type="float" office:value="46280" calcext:value-type="float">
            <text:p>462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04402" calcext:value-type="float">
            <text:p>2104402</text:p>
          </table:table-cell>
          <table:table-cell table:formula="of:=ROUND( [.F242]/[.E242])" office:value-type="float" office:value="105220" calcext:value-type="float">
            <text:p>1052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21048" calcext:value-type="float">
            <text:p>1821048</text:p>
          </table:table-cell>
          <table:table-cell table:formula="of:=ROUND( [.J242]/[.I242])" office:value-type="float" office:value="91052" calcext:value-type="float">
            <text:p>910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9168" calcext:value-type="float">
            <text:p>1289168</text:p>
          </table:table-cell>
          <table:table-cell table:formula="of:=ROUND( [.B243]/[.A243])" office:value-type="float" office:value="20143" calcext:value-type="float">
            <text:p>2014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001166" calcext:value-type="float">
            <text:p>2001166</text:p>
          </table:table-cell>
          <table:table-cell table:formula="of:=ROUND( [.F243]/[.E243])" office:value-type="float" office:value="31268" calcext:value-type="float">
            <text:p>3126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666177" calcext:value-type="float">
            <text:p>1666177</text:p>
          </table:table-cell>
          <table:table-cell table:formula="of:=ROUND( [.J243]/[.I243])" office:value-type="float" office:value="26034" calcext:value-type="float">
            <text:p>2603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26830" calcext:value-type="float">
            <text:p>2526830</text:p>
          </table:table-cell>
          <table:table-cell table:formula="of:=ROUND( [.B244]/[.A244])" office:value-type="float" office:value="31195" calcext:value-type="float">
            <text:p>3119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643152" calcext:value-type="float">
            <text:p>5643152</text:p>
          </table:table-cell>
          <table:table-cell table:formula="of:=ROUND( [.F244]/[.E244])" office:value-type="float" office:value="69669" calcext:value-type="float">
            <text:p>6966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433729" calcext:value-type="float">
            <text:p>5433729</text:p>
          </table:table-cell>
          <table:table-cell table:formula="of:=ROUND( [.J244]/[.I244])" office:value-type="float" office:value="67083" calcext:value-type="float">
            <text:p>6708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176003" calcext:value-type="float">
            <text:p>4176003</text:p>
          </table:table-cell>
          <table:table-cell table:formula="of:=ROUND( [.B245]/[.A245])" office:value-type="float" office:value="40941" calcext:value-type="float">
            <text:p>4094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2960427" calcext:value-type="float">
            <text:p>2960427</text:p>
          </table:table-cell>
          <table:table-cell table:formula="of:=ROUND( [.F245]/[.E245])" office:value-type="float" office:value="29024" calcext:value-type="float">
            <text:p>2902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4430852" calcext:value-type="float">
            <text:p>4430852</text:p>
          </table:table-cell>
          <table:table-cell table:formula="of:=ROUND( [.J245]/[.I245])" office:value-type="float" office:value="43440" calcext:value-type="float">
            <text:p>4344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467202" calcext:value-type="float">
            <text:p>2467202</text:p>
          </table:table-cell>
          <table:table-cell table:formula="of:=ROUND( [.B246]/[.A246])" office:value-type="float" office:value="18691" calcext:value-type="float">
            <text:p>1869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4530958" calcext:value-type="float">
            <text:p>4530958</text:p>
          </table:table-cell>
          <table:table-cell table:formula="of:=ROUND( [.F246]/[.E246])" office:value-type="float" office:value="34325" calcext:value-type="float">
            <text:p>34325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2972449" calcext:value-type="float">
            <text:p>2972449</text:p>
          </table:table-cell>
          <table:table-cell table:formula="of:=ROUND( [.J246]/[.I246])" office:value-type="float" office:value="22519" calcext:value-type="float">
            <text:p>2251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648321" calcext:value-type="float">
            <text:p>2648321</text:p>
          </table:table-cell>
          <table:table-cell table:formula="of:=ROUND( [.B247]/[.A247])" office:value-type="float" office:value="19764" calcext:value-type="float">
            <text:p>1976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5554045" calcext:value-type="float">
            <text:p>5554045</text:p>
          </table:table-cell>
          <table:table-cell table:formula="of:=ROUND( [.F247]/[.E247])" office:value-type="float" office:value="41448" calcext:value-type="float">
            <text:p>41448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4138286" calcext:value-type="float">
            <text:p>4138286</text:p>
          </table:table-cell>
          <table:table-cell table:formula="of:=ROUND( [.J247]/[.I247])" office:value-type="float" office:value="30883" calcext:value-type="float">
            <text:p>3088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737359" calcext:value-type="float">
            <text:p>3737359</text:p>
          </table:table-cell>
          <table:table-cell table:formula="of:=ROUND( [.B248]/[.A248])" office:value-type="float" office:value="26887" calcext:value-type="float">
            <text:p>26887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4269708" calcext:value-type="float">
            <text:p>4269708</text:p>
          </table:table-cell>
          <table:table-cell table:formula="of:=ROUND( [.F248]/[.E248])" office:value-type="float" office:value="30717" calcext:value-type="float">
            <text:p>30717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3713293" calcext:value-type="float">
            <text:p>3713293</text:p>
          </table:table-cell>
          <table:table-cell table:formula="of:=ROUND( [.J248]/[.I248])" office:value-type="float" office:value="26714" calcext:value-type="float">
            <text:p>2671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634035" calcext:value-type="float">
            <text:p>2634035</text:p>
          </table:table-cell>
          <table:table-cell table:formula="of:=ROUND( [.B249]/[.A249])" office:value-type="float" office:value="18950" calcext:value-type="float">
            <text:p>1895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6256696" calcext:value-type="float">
            <text:p>6256696</text:p>
          </table:table-cell>
          <table:table-cell table:formula="of:=ROUND( [.F249]/[.E249])" office:value-type="float" office:value="45012" calcext:value-type="float">
            <text:p>4501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6096039" calcext:value-type="float">
            <text:p>6096039</text:p>
          </table:table-cell>
          <table:table-cell table:formula="of:=ROUND( [.J249]/[.I249])" office:value-type="float" office:value="43856" calcext:value-type="float">
            <text:p>438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91264" calcext:value-type="float">
            <text:p>1391264</text:p>
          </table:table-cell>
          <table:table-cell table:formula="of:=ROUND( [.B250]/[.A250])" office:value-type="float" office:value="27825" calcext:value-type="float">
            <text:p>278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394395" calcext:value-type="float">
            <text:p>2394395</text:p>
          </table:table-cell>
          <table:table-cell table:formula="of:=ROUND( [.F250]/[.E250])" office:value-type="float" office:value="47888" calcext:value-type="float">
            <text:p>4788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153110" calcext:value-type="float">
            <text:p>2153110</text:p>
          </table:table-cell>
          <table:table-cell table:formula="of:=ROUND( [.J250]/[.I250])" office:value-type="float" office:value="43062" calcext:value-type="float">
            <text:p>430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82266" calcext:value-type="float">
            <text:p>1482266</text:p>
          </table:table-cell>
          <table:table-cell table:formula="of:=ROUND( [.B251]/[.A251])" office:value-type="float" office:value="29645" calcext:value-type="float">
            <text:p>2964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686612" calcext:value-type="float">
            <text:p>1686612</text:p>
          </table:table-cell>
          <table:table-cell table:formula="of:=ROUND( [.F251]/[.E251])" office:value-type="float" office:value="33732" calcext:value-type="float">
            <text:p>3373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07390" calcext:value-type="float">
            <text:p>1807390</text:p>
          </table:table-cell>
          <table:table-cell table:formula="of:=ROUND( [.J251]/[.I251])" office:value-type="float" office:value="36148" calcext:value-type="float">
            <text:p>361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7886" calcext:value-type="float">
            <text:p>957886</text:p>
          </table:table-cell>
          <table:table-cell table:formula="of:=ROUND( [.B252]/[.A252])" office:value-type="float" office:value="43540" calcext:value-type="float">
            <text:p>4354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41112" calcext:value-type="float">
            <text:p>841112</text:p>
          </table:table-cell>
          <table:table-cell table:formula="of:=ROUND( [.F252]/[.E252])" office:value-type="float" office:value="38232" calcext:value-type="float">
            <text:p>3823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23417" calcext:value-type="float">
            <text:p>1223417</text:p>
          </table:table-cell>
          <table:table-cell table:formula="of:=ROUND( [.J252]/[.I252])" office:value-type="float" office:value="55610" calcext:value-type="float">
            <text:p>556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4277" calcext:value-type="float">
            <text:p>864277</text:p>
          </table:table-cell>
          <table:table-cell table:formula="of:=ROUND( [.B253]/[.A253])" office:value-type="float" office:value="39285" calcext:value-type="float">
            <text:p>3928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412235" calcext:value-type="float">
            <text:p>1412235</text:p>
          </table:table-cell>
          <table:table-cell table:formula="of:=ROUND( [.F253]/[.E253])" office:value-type="float" office:value="64193" calcext:value-type="float">
            <text:p>6419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23348" calcext:value-type="float">
            <text:p>923348</text:p>
          </table:table-cell>
          <table:table-cell table:formula="of:=ROUND( [.J253]/[.I253])" office:value-type="float" office:value="41970" calcext:value-type="float">
            <text:p>419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59156" calcext:value-type="float">
            <text:p>959156</text:p>
          </table:table-cell>
          <table:table-cell table:formula="of:=ROUND( [.B254]/[.A254])" office:value-type="float" office:value="34256" calcext:value-type="float">
            <text:p>3425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13259" calcext:value-type="float">
            <text:p>1813259</text:p>
          </table:table-cell>
          <table:table-cell table:formula="of:=ROUND( [.F254]/[.E254])" office:value-type="float" office:value="64759" calcext:value-type="float">
            <text:p>6475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671743" calcext:value-type="float">
            <text:p>1671743</text:p>
          </table:table-cell>
          <table:table-cell table:formula="of:=ROUND( [.J254]/[.I254])" office:value-type="float" office:value="59705" calcext:value-type="float">
            <text:p>597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11457" calcext:value-type="float">
            <text:p>1211457</text:p>
          </table:table-cell>
          <table:table-cell table:formula="of:=ROUND( [.B255]/[.A255])" office:value-type="float" office:value="100955" calcext:value-type="float">
            <text:p>10095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975817" calcext:value-type="float">
            <text:p>1975817</text:p>
          </table:table-cell>
          <table:table-cell table:formula="of:=ROUND( [.F255]/[.E255])" office:value-type="float" office:value="164651" calcext:value-type="float">
            <text:p>16465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926508" calcext:value-type="float">
            <text:p>1926508</text:p>
          </table:table-cell>
          <table:table-cell table:formula="of:=ROUND( [.J255]/[.I255])" office:value-type="float" office:value="160542" calcext:value-type="float">
            <text:p>1605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898" calcext:value-type="float">
            <text:p>747898</text:p>
          </table:table-cell>
          <table:table-cell table:formula="of:=ROUND( [.B256]/[.A256])" office:value-type="float" office:value="93487" calcext:value-type="float">
            <text:p>9348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50511" calcext:value-type="float">
            <text:p>1350511</text:p>
          </table:table-cell>
          <table:table-cell table:formula="of:=ROUND( [.F256]/[.E256])" office:value-type="float" office:value="168814" calcext:value-type="float">
            <text:p>1688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62622" calcext:value-type="float">
            <text:p>1362622</text:p>
          </table:table-cell>
          <table:table-cell table:formula="of:=ROUND( [.J256]/[.I256])" office:value-type="float" office:value="170328" calcext:value-type="float">
            <text:p>1703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7381" calcext:value-type="float">
            <text:p>737381</text:p>
          </table:table-cell>
          <table:table-cell table:formula="of:=ROUND( [.B257]/[.A257])" office:value-type="float" office:value="67035" calcext:value-type="float">
            <text:p>6703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39599" calcext:value-type="float">
            <text:p>1039599</text:p>
          </table:table-cell>
          <table:table-cell table:formula="of:=ROUND( [.F257]/[.E257])" office:value-type="float" office:value="94509" calcext:value-type="float">
            <text:p>9450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86767" calcext:value-type="float">
            <text:p>1186767</text:p>
          </table:table-cell>
          <table:table-cell table:formula="of:=ROUND( [.J257]/[.I257])" office:value-type="float" office:value="107888" calcext:value-type="float">
            <text:p>1078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0644" calcext:value-type="float">
            <text:p>450644</text:p>
          </table:table-cell>
          <table:table-cell table:formula="of:=ROUND( [.B258]/[.A258])" office:value-type="float" office:value="56331" calcext:value-type="float">
            <text:p>5633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90962" calcext:value-type="float">
            <text:p>490962</text:p>
          </table:table-cell>
          <table:table-cell table:formula="of:=ROUND( [.F258]/[.E258])" office:value-type="float" office:value="61370" calcext:value-type="float">
            <text:p>6137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42889" calcext:value-type="float">
            <text:p>442889</text:p>
          </table:table-cell>
          <table:table-cell table:formula="of:=ROUND( [.J258]/[.I258])" office:value-type="float" office:value="55361" calcext:value-type="float">
            <text:p>553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8222" calcext:value-type="float">
            <text:p>408222</text:p>
          </table:table-cell>
          <table:table-cell table:formula="of:=ROUND( [.B259]/[.A259])" office:value-type="float" office:value="58317" calcext:value-type="float">
            <text:p>583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89339" calcext:value-type="float">
            <text:p>789339</text:p>
          </table:table-cell>
          <table:table-cell table:formula="of:=ROUND( [.F259]/[.E259])" office:value-type="float" office:value="112763" calcext:value-type="float">
            <text:p>11276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99114" calcext:value-type="float">
            <text:p>399114</text:p>
          </table:table-cell>
          <table:table-cell table:formula="of:=ROUND( [.J259]/[.I259])" office:value-type="float" office:value="57016" calcext:value-type="float">
            <text:p>570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0380" calcext:value-type="float">
            <text:p>220380</text:p>
          </table:table-cell>
          <table:table-cell table:formula="of:=ROUND( [.B260]/[.A260])" office:value-type="float" office:value="55095" calcext:value-type="float">
            <text:p>550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8665" calcext:value-type="float">
            <text:p>358665</text:p>
          </table:table-cell>
          <table:table-cell table:formula="of:=ROUND( [.F260]/[.E260])" office:value-type="float" office:value="89666" calcext:value-type="float">
            <text:p>8966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681" calcext:value-type="float">
            <text:p>331681</text:p>
          </table:table-cell>
          <table:table-cell table:formula="of:=ROUND( [.J260]/[.I260])" office:value-type="float" office:value="82920" calcext:value-type="float">
            <text:p>829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1416" calcext:value-type="float">
            <text:p>231416</text:p>
          </table:table-cell>
          <table:table-cell table:formula="of:=ROUND( [.B261]/[.A261])" office:value-type="float" office:value="57854" calcext:value-type="float">
            <text:p>578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4207" calcext:value-type="float">
            <text:p>354207</text:p>
          </table:table-cell>
          <table:table-cell table:formula="of:=ROUND( [.F261]/[.E261])" office:value-type="float" office:value="88552" calcext:value-type="float">
            <text:p>885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8659" calcext:value-type="float">
            <text:p>318659</text:p>
          </table:table-cell>
          <table:table-cell table:formula="of:=ROUND( [.J261]/[.I261])" office:value-type="float" office:value="79665" calcext:value-type="float">
            <text:p>7966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856808" calcext:value-type="float">
            <text:p>3856808</text:p>
          </table:table-cell>
          <table:table-cell table:formula="of:=ROUND( [.B262]/[.A262])" office:value-type="float" office:value="17295" calcext:value-type="float">
            <text:p>17295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7130418" calcext:value-type="float">
            <text:p>7130418</text:p>
          </table:table-cell>
          <table:table-cell table:formula="of:=ROUND( [.F262]/[.E262])" office:value-type="float" office:value="31975" calcext:value-type="float">
            <text:p>31975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6203547" calcext:value-type="float">
            <text:p>6203547</text:p>
          </table:table-cell>
          <table:table-cell table:formula="of:=ROUND( [.J262]/[.I262])" office:value-type="float" office:value="27819" calcext:value-type="float">
            <text:p>2781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374884" calcext:value-type="float">
            <text:p>3374884</text:p>
          </table:table-cell>
          <table:table-cell table:formula="of:=ROUND( [.B263]/[.A263])" office:value-type="float" office:value="18342" calcext:value-type="float">
            <text:p>18342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6539043" calcext:value-type="float">
            <text:p>6539043</text:p>
          </table:table-cell>
          <table:table-cell table:formula="of:=ROUND( [.F263]/[.E263])" office:value-type="float" office:value="35538" calcext:value-type="float">
            <text:p>35538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6604430" calcext:value-type="float">
            <text:p>6604430</text:p>
          </table:table-cell>
          <table:table-cell table:formula="of:=ROUND( [.J263]/[.I263])" office:value-type="float" office:value="35894" calcext:value-type="float">
            <text:p>3589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401829" calcext:value-type="float">
            <text:p>7401829</text:p>
          </table:table-cell>
          <table:table-cell table:formula="of:=ROUND( [.B264]/[.A264])" office:value-type="float" office:value="37195" calcext:value-type="float">
            <text:p>37195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8542864" calcext:value-type="float">
            <text:p>8542864</text:p>
          </table:table-cell>
          <table:table-cell table:formula="of:=ROUND( [.F264]/[.E264])" office:value-type="float" office:value="42929" calcext:value-type="float">
            <text:p>42929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4864107" calcext:value-type="float">
            <text:p>4864107</text:p>
          </table:table-cell>
          <table:table-cell table:formula="of:=ROUND( [.J264]/[.I264])" office:value-type="float" office:value="24443" calcext:value-type="float">
            <text:p>244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5314" calcext:value-type="float">
            <text:p>375314</text:p>
          </table:table-cell>
          <table:table-cell table:formula="of:=ROUND( [.B265]/[.A265])" office:value-type="float" office:value="22077" calcext:value-type="float">
            <text:p>2207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95820" calcext:value-type="float">
            <text:p>395820</text:p>
          </table:table-cell>
          <table:table-cell table:formula="of:=ROUND( [.F265]/[.E265])" office:value-type="float" office:value="23284" calcext:value-type="float">
            <text:p>2328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50463" calcext:value-type="float">
            <text:p>350463</text:p>
          </table:table-cell>
          <table:table-cell table:formula="of:=ROUND( [.J265]/[.I265])" office:value-type="float" office:value="20615" calcext:value-type="float">
            <text:p>206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8678" calcext:value-type="float">
            <text:p>688678</text:p>
          </table:table-cell>
          <table:table-cell table:formula="of:=ROUND( [.B266]/[.A266])" office:value-type="float" office:value="76520" calcext:value-type="float">
            <text:p>765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08291" calcext:value-type="float">
            <text:p>708291</text:p>
          </table:table-cell>
          <table:table-cell table:formula="of:=ROUND( [.F266]/[.E266])" office:value-type="float" office:value="78699" calcext:value-type="float">
            <text:p>786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50066" calcext:value-type="float">
            <text:p>650066</text:p>
          </table:table-cell>
          <table:table-cell table:formula="of:=ROUND( [.J266]/[.I266])" office:value-type="float" office:value="72230" calcext:value-type="float">
            <text:p>722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1372" calcext:value-type="float">
            <text:p>631372</text:p>
          </table:table-cell>
          <table:table-cell table:formula="of:=ROUND( [.B267]/[.A267])" office:value-type="float" office:value="42091" calcext:value-type="float">
            <text:p>4209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37187" calcext:value-type="float">
            <text:p>837187</text:p>
          </table:table-cell>
          <table:table-cell table:formula="of:=ROUND( [.F267]/[.E267])" office:value-type="float" office:value="55812" calcext:value-type="float">
            <text:p>558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11582" calcext:value-type="float">
            <text:p>1211582</text:p>
          </table:table-cell>
          <table:table-cell table:formula="of:=ROUND( [.J267]/[.I267])" office:value-type="float" office:value="80772" calcext:value-type="float">
            <text:p>807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8738" calcext:value-type="float">
            <text:p>768738</text:p>
          </table:table-cell>
          <table:table-cell table:formula="of:=ROUND( [.B268]/[.A268])" office:value-type="float" office:value="51249" calcext:value-type="float">
            <text:p>5124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80558" calcext:value-type="float">
            <text:p>1280558</text:p>
          </table:table-cell>
          <table:table-cell table:formula="of:=ROUND( [.F268]/[.E268])" office:value-type="float" office:value="85371" calcext:value-type="float">
            <text:p>8537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71841" calcext:value-type="float">
            <text:p>671841</text:p>
          </table:table-cell>
          <table:table-cell table:formula="of:=ROUND( [.J268]/[.I268])" office:value-type="float" office:value="44789" calcext:value-type="float">
            <text:p>447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14405" calcext:value-type="float">
            <text:p>1014405</text:p>
          </table:table-cell>
          <table:table-cell table:formula="of:=ROUND( [.B269]/[.A269])" office:value-type="float" office:value="20288" calcext:value-type="float">
            <text:p>2028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90005" calcext:value-type="float">
            <text:p>2090005</text:p>
          </table:table-cell>
          <table:table-cell table:formula="of:=ROUND( [.F269]/[.E269])" office:value-type="float" office:value="41800" calcext:value-type="float">
            <text:p>418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64862" calcext:value-type="float">
            <text:p>1564862</text:p>
          </table:table-cell>
          <table:table-cell table:formula="of:=ROUND( [.J269]/[.I269])" office:value-type="float" office:value="31297" calcext:value-type="float">
            <text:p>3129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47625" calcext:value-type="float">
            <text:p>1147625</text:p>
          </table:table-cell>
          <table:table-cell table:formula="of:=ROUND( [.B270]/[.A270])" office:value-type="float" office:value="21252" calcext:value-type="float">
            <text:p>2125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387581" calcext:value-type="float">
            <text:p>1387581</text:p>
          </table:table-cell>
          <table:table-cell table:formula="of:=ROUND( [.F270]/[.E270])" office:value-type="float" office:value="25696" calcext:value-type="float">
            <text:p>2569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199575" calcext:value-type="float">
            <text:p>1199575</text:p>
          </table:table-cell>
          <table:table-cell table:formula="of:=ROUND( [.J270]/[.I270])" office:value-type="float" office:value="22214" calcext:value-type="float">
            <text:p>222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15842" calcext:value-type="float">
            <text:p>1315842</text:p>
          </table:table-cell>
          <table:table-cell table:formula="of:=ROUND( [.B271]/[.A271])" office:value-type="float" office:value="24367" calcext:value-type="float">
            <text:p>2436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856677" calcext:value-type="float">
            <text:p>1856677</text:p>
          </table:table-cell>
          <table:table-cell table:formula="of:=ROUND( [.F271]/[.E271])" office:value-type="float" office:value="34383" calcext:value-type="float">
            <text:p>3438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255397" calcext:value-type="float">
            <text:p>1255397</text:p>
          </table:table-cell>
          <table:table-cell table:formula="of:=ROUND( [.J271]/[.I271])" office:value-type="float" office:value="23248" calcext:value-type="float">
            <text:p>232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19116" calcext:value-type="float">
            <text:p>1119116</text:p>
          </table:table-cell>
          <table:table-cell table:formula="of:=ROUND( [.B272]/[.A272])" office:value-type="float" office:value="20724" calcext:value-type="float">
            <text:p>2072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86265" calcext:value-type="float">
            <text:p>1486265</text:p>
          </table:table-cell>
          <table:table-cell table:formula="of:=ROUND( [.F272]/[.E272])" office:value-type="float" office:value="27523" calcext:value-type="float">
            <text:p>2752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566153" calcext:value-type="float">
            <text:p>1566153</text:p>
          </table:table-cell>
          <table:table-cell table:formula="of:=ROUND( [.J272]/[.I272])" office:value-type="float" office:value="29003" calcext:value-type="float">
            <text:p>290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0413" calcext:value-type="float">
            <text:p>340413</text:p>
          </table:table-cell>
          <table:table-cell table:formula="of:=ROUND( [.B273]/[.A273])" office:value-type="float" office:value="28368" calcext:value-type="float">
            <text:p>2836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90793" calcext:value-type="float">
            <text:p>390793</text:p>
          </table:table-cell>
          <table:table-cell table:formula="of:=ROUND( [.F273]/[.E273])" office:value-type="float" office:value="32566" calcext:value-type="float">
            <text:p>3256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85454" calcext:value-type="float">
            <text:p>385454</text:p>
          </table:table-cell>
          <table:table-cell table:formula="of:=ROUND( [.J273]/[.I273])" office:value-type="float" office:value="32121" calcext:value-type="float">
            <text:p>321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31891" calcext:value-type="float">
            <text:p>1131891</text:p>
          </table:table-cell>
          <table:table-cell table:formula="of:=ROUND( [.B274]/[.A274])" office:value-type="float" office:value="25725" calcext:value-type="float">
            <text:p>2572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172745" calcext:value-type="float">
            <text:p>1172745</text:p>
          </table:table-cell>
          <table:table-cell table:formula="of:=ROUND( [.F274]/[.E274])" office:value-type="float" office:value="26653" calcext:value-type="float">
            <text:p>2665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334186" calcext:value-type="float">
            <text:p>1334186</text:p>
          </table:table-cell>
          <table:table-cell table:formula="of:=ROUND( [.J274]/[.I274])" office:value-type="float" office:value="30322" calcext:value-type="float">
            <text:p>303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02934" calcext:value-type="float">
            <text:p>1102934</text:p>
          </table:table-cell>
          <table:table-cell table:formula="of:=ROUND( [.B275]/[.A275])" office:value-type="float" office:value="25067" calcext:value-type="float">
            <text:p>2506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399892" calcext:value-type="float">
            <text:p>1399892</text:p>
          </table:table-cell>
          <table:table-cell table:formula="of:=ROUND( [.F275]/[.E275])" office:value-type="float" office:value="31816" calcext:value-type="float">
            <text:p>3181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939037" calcext:value-type="float">
            <text:p>1939037</text:p>
          </table:table-cell>
          <table:table-cell table:formula="of:=ROUND( [.J275]/[.I275])" office:value-type="float" office:value="44069" calcext:value-type="float">
            <text:p>440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14747" calcext:value-type="float">
            <text:p>1214747</text:p>
          </table:table-cell>
          <table:table-cell table:formula="of:=ROUND( [.B276]/[.A276])" office:value-type="float" office:value="26994" calcext:value-type="float">
            <text:p>2699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13517" calcext:value-type="float">
            <text:p>1513517</text:p>
          </table:table-cell>
          <table:table-cell table:formula="of:=ROUND( [.F276]/[.E276])" office:value-type="float" office:value="33634" calcext:value-type="float">
            <text:p>3363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90014" calcext:value-type="float">
            <text:p>1390014</text:p>
          </table:table-cell>
          <table:table-cell table:formula="of:=ROUND( [.J276]/[.I276])" office:value-type="float" office:value="30889" calcext:value-type="float">
            <text:p>308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44592" calcext:value-type="float">
            <text:p>1344592</text:p>
          </table:table-cell>
          <table:table-cell table:formula="of:=ROUND( [.B277]/[.A277])" office:value-type="float" office:value="29880" calcext:value-type="float">
            <text:p>2988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77551" calcext:value-type="float">
            <text:p>1377551</text:p>
          </table:table-cell>
          <table:table-cell table:formula="of:=ROUND( [.F277]/[.E277])" office:value-type="float" office:value="30612" calcext:value-type="float">
            <text:p>3061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24325" calcext:value-type="float">
            <text:p>1324325</text:p>
          </table:table-cell>
          <table:table-cell table:formula="of:=ROUND( [.J277]/[.I277])" office:value-type="float" office:value="29429" calcext:value-type="float">
            <text:p>2942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966363" calcext:value-type="float">
            <text:p>5966363</text:p>
          </table:table-cell>
          <table:table-cell table:formula="of:=ROUND( [.B278]/[.A278])" office:value-type="float" office:value="48507" calcext:value-type="float">
            <text:p>4850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5276032" calcext:value-type="float">
            <text:p>5276032</text:p>
          </table:table-cell>
          <table:table-cell table:formula="of:=ROUND( [.F278]/[.E278])" office:value-type="float" office:value="42895" calcext:value-type="float">
            <text:p>4289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7085436" calcext:value-type="float">
            <text:p>7085436</text:p>
          </table:table-cell>
          <table:table-cell table:formula="of:=ROUND( [.J278]/[.I278])" office:value-type="float" office:value="57605" calcext:value-type="float">
            <text:p>5760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445680" calcext:value-type="float">
            <text:p>4445680</text:p>
          </table:table-cell>
          <table:table-cell table:formula="of:=ROUND( [.B279]/[.A279])" office:value-type="float" office:value="26306" calcext:value-type="float">
            <text:p>26306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5347332" calcext:value-type="float">
            <text:p>5347332</text:p>
          </table:table-cell>
          <table:table-cell table:formula="of:=ROUND( [.F279]/[.E279])" office:value-type="float" office:value="31641" calcext:value-type="float">
            <text:p>3164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8608857" calcext:value-type="float">
            <text:p>8608857</text:p>
          </table:table-cell>
          <table:table-cell table:formula="of:=ROUND( [.J279]/[.I279])" office:value-type="float" office:value="50940" calcext:value-type="float">
            <text:p>5094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005835" calcext:value-type="float">
            <text:p>4005835</text:p>
          </table:table-cell>
          <table:table-cell table:formula="of:=ROUND( [.B280]/[.A280])" office:value-type="float" office:value="26182" calcext:value-type="float">
            <text:p>26182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4401496" calcext:value-type="float">
            <text:p>4401496</text:p>
          </table:table-cell>
          <table:table-cell table:formula="of:=ROUND( [.F280]/[.E280])" office:value-type="float" office:value="28768" calcext:value-type="float">
            <text:p>28768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4460300" calcext:value-type="float">
            <text:p>4460300</text:p>
          </table:table-cell>
          <table:table-cell table:formula="of:=ROUND( [.J280]/[.I280])" office:value-type="float" office:value="29152" calcext:value-type="float">
            <text:p>291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948302" calcext:value-type="float">
            <text:p>6948302</text:p>
          </table:table-cell>
          <table:table-cell table:formula="of:=ROUND( [.B281]/[.A281])" office:value-type="float" office:value="57424" calcext:value-type="float">
            <text:p>57424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198289" calcext:value-type="float">
            <text:p>7198289</text:p>
          </table:table-cell>
          <table:table-cell table:formula="of:=ROUND( [.F281]/[.E281])" office:value-type="float" office:value="59490" calcext:value-type="float">
            <text:p>5949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6993267" calcext:value-type="float">
            <text:p>6993267</text:p>
          </table:table-cell>
          <table:table-cell table:formula="of:=ROUND( [.J281]/[.I281])" office:value-type="float" office:value="57796" calcext:value-type="float">
            <text:p>5779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756145" calcext:value-type="float">
            <text:p>5756145</text:p>
          </table:table-cell>
          <table:table-cell table:formula="of:=ROUND( [.B282]/[.A282])" office:value-type="float" office:value="44621" calcext:value-type="float">
            <text:p>4462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5895411" calcext:value-type="float">
            <text:p>5895411</text:p>
          </table:table-cell>
          <table:table-cell table:formula="of:=ROUND( [.F282]/[.E282])" office:value-type="float" office:value="45701" calcext:value-type="float">
            <text:p>4570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5088107" calcext:value-type="float">
            <text:p>5088107</text:p>
          </table:table-cell>
          <table:table-cell table:formula="of:=ROUND( [.J282]/[.I282])" office:value-type="float" office:value="39443" calcext:value-type="float">
            <text:p>3944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902268" calcext:value-type="float">
            <text:p>3902268</text:p>
          </table:table-cell>
          <table:table-cell table:formula="of:=ROUND( [.B283]/[.A283])" office:value-type="float" office:value="30017" calcext:value-type="float">
            <text:p>3001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340748" calcext:value-type="float">
            <text:p>7340748</text:p>
          </table:table-cell>
          <table:table-cell table:formula="of:=ROUND( [.F283]/[.E283])" office:value-type="float" office:value="56467" calcext:value-type="float">
            <text:p>564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726593" calcext:value-type="float">
            <text:p>7726593</text:p>
          </table:table-cell>
          <table:table-cell table:formula="of:=ROUND( [.J283]/[.I283])" office:value-type="float" office:value="59435" calcext:value-type="float">
            <text:p>594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961579" calcext:value-type="float">
            <text:p>3961579</text:p>
          </table:table-cell>
          <table:table-cell table:formula="of:=ROUND( [.B284]/[.A284])" office:value-type="float" office:value="30241" calcext:value-type="float">
            <text:p>30241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7774402" calcext:value-type="float">
            <text:p>7774402</text:p>
          </table:table-cell>
          <table:table-cell table:formula="of:=ROUND( [.F284]/[.E284])" office:value-type="float" office:value="59347" calcext:value-type="float">
            <text:p>5934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7785997" calcext:value-type="float">
            <text:p>7785997</text:p>
          </table:table-cell>
          <table:table-cell table:formula="of:=ROUND( [.J284]/[.I284])" office:value-type="float" office:value="59435" calcext:value-type="float">
            <text:p>594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010263" calcext:value-type="float">
            <text:p>6010263</text:p>
          </table:table-cell>
          <table:table-cell table:formula="of:=ROUND( [.B285]/[.A285])" office:value-type="float" office:value="45880" calcext:value-type="float">
            <text:p>45880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4266568" calcext:value-type="float">
            <text:p>4266568</text:p>
          </table:table-cell>
          <table:table-cell table:formula="of:=ROUND( [.F285]/[.E285])" office:value-type="float" office:value="32569" calcext:value-type="float">
            <text:p>32569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7394374" calcext:value-type="float">
            <text:p>7394374</text:p>
          </table:table-cell>
          <table:table-cell table:formula="of:=ROUND( [.J285]/[.I285])" office:value-type="float" office:value="56446" calcext:value-type="float">
            <text:p>5644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851190" calcext:value-type="float">
            <text:p>3851190</text:p>
          </table:table-cell>
          <table:table-cell table:formula="of:=ROUND( [.B286]/[.A286])" office:value-type="float" office:value="29398" calcext:value-type="float">
            <text:p>29398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6188649" calcext:value-type="float">
            <text:p>6188649</text:p>
          </table:table-cell>
          <table:table-cell table:formula="of:=ROUND( [.F286]/[.E286])" office:value-type="float" office:value="47242" calcext:value-type="float">
            <text:p>4724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7291546" calcext:value-type="float">
            <text:p>7291546</text:p>
          </table:table-cell>
          <table:table-cell table:formula="of:=ROUND( [.J286]/[.I286])" office:value-type="float" office:value="55661" calcext:value-type="float">
            <text:p>556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915616" calcext:value-type="float">
            <text:p>3915616</text:p>
          </table:table-cell>
          <table:table-cell table:formula="of:=ROUND( [.B287]/[.A287])" office:value-type="float" office:value="30591" calcext:value-type="float">
            <text:p>3059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7439970" calcext:value-type="float">
            <text:p>7439970</text:p>
          </table:table-cell>
          <table:table-cell table:formula="of:=ROUND( [.F287]/[.E287])" office:value-type="float" office:value="58125" calcext:value-type="float">
            <text:p>5812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5977202" calcext:value-type="float">
            <text:p>5977202</text:p>
          </table:table-cell>
          <table:table-cell table:formula="of:=ROUND( [.J287]/[.I287])" office:value-type="float" office:value="46697" calcext:value-type="float">
            <text:p>4669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792213" calcext:value-type="float">
            <text:p>3792213</text:p>
          </table:table-cell>
          <table:table-cell table:formula="of:=ROUND( [.B288]/[.A288])" office:value-type="float" office:value="29397" calcext:value-type="float">
            <text:p>29397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7715958" calcext:value-type="float">
            <text:p>7715958</text:p>
          </table:table-cell>
          <table:table-cell table:formula="of:=ROUND( [.F288]/[.E288])" office:value-type="float" office:value="59814" calcext:value-type="float">
            <text:p>5981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4020241" calcext:value-type="float">
            <text:p>4020241</text:p>
          </table:table-cell>
          <table:table-cell table:formula="of:=ROUND( [.J288]/[.I288])" office:value-type="float" office:value="31165" calcext:value-type="float">
            <text:p>3116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681693" calcext:value-type="float">
            <text:p>3681693</text:p>
          </table:table-cell>
          <table:table-cell table:formula="of:=ROUND( [.B289]/[.A289])" office:value-type="float" office:value="29220" calcext:value-type="float">
            <text:p>29220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4373510" calcext:value-type="float">
            <text:p>4373510</text:p>
          </table:table-cell>
          <table:table-cell table:formula="of:=ROUND( [.F289]/[.E289])" office:value-type="float" office:value="34710" calcext:value-type="float">
            <text:p>34710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4731775" calcext:value-type="float">
            <text:p>4731775</text:p>
          </table:table-cell>
          <table:table-cell table:formula="of:=ROUND( [.J289]/[.I289])" office:value-type="float" office:value="37554" calcext:value-type="float">
            <text:p>375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5675" calcext:value-type="float">
            <text:p>525675</text:p>
          </table:table-cell>
          <table:table-cell table:formula="of:=ROUND( [.B290]/[.A290])" office:value-type="float" office:value="87613" calcext:value-type="float">
            <text:p>876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5439" calcext:value-type="float">
            <text:p>935439</text:p>
          </table:table-cell>
          <table:table-cell table:formula="of:=ROUND( [.F290]/[.E290])" office:value-type="float" office:value="155907" calcext:value-type="float">
            <text:p>1559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1980" calcext:value-type="float">
            <text:p>861980</text:p>
          </table:table-cell>
          <table:table-cell table:formula="of:=ROUND( [.J290]/[.I290])" office:value-type="float" office:value="143663" calcext:value-type="float">
            <text:p>1436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6095" calcext:value-type="float">
            <text:p>456095</text:p>
          </table:table-cell>
          <table:table-cell table:formula="of:=ROUND( [.B291]/[.A291])" office:value-type="float" office:value="76016" calcext:value-type="float">
            <text:p>760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82068" calcext:value-type="float">
            <text:p>982068</text:p>
          </table:table-cell>
          <table:table-cell table:formula="of:=ROUND( [.F291]/[.E291])" office:value-type="float" office:value="163678" calcext:value-type="float">
            <text:p>16367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1462" calcext:value-type="float">
            <text:p>931462</text:p>
          </table:table-cell>
          <table:table-cell table:formula="of:=ROUND( [.J291]/[.I291])" office:value-type="float" office:value="155244" calcext:value-type="float">
            <text:p>15524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215657" calcext:value-type="float">
            <text:p>3215657</text:p>
          </table:table-cell>
          <table:table-cell table:formula="of:=ROUND( [.B292]/[.A292])" office:value-type="float" office:value="31526" calcext:value-type="float">
            <text:p>3152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2772288" calcext:value-type="float">
            <text:p>2772288</text:p>
          </table:table-cell>
          <table:table-cell table:formula="of:=ROUND( [.F292]/[.E292])" office:value-type="float" office:value="27179" calcext:value-type="float">
            <text:p>2717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3374096" calcext:value-type="float">
            <text:p>3374096</text:p>
          </table:table-cell>
          <table:table-cell table:formula="of:=ROUND( [.J292]/[.I292])" office:value-type="float" office:value="33079" calcext:value-type="float">
            <text:p>330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3308" calcext:value-type="float">
            <text:p>703308</text:p>
          </table:table-cell>
          <table:table-cell table:formula="of:=ROUND( [.B293]/[.A293])" office:value-type="float" office:value="43957" calcext:value-type="float">
            <text:p>4395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82593" calcext:value-type="float">
            <text:p>782593</text:p>
          </table:table-cell>
          <table:table-cell table:formula="of:=ROUND( [.F293]/[.E293])" office:value-type="float" office:value="48912" calcext:value-type="float">
            <text:p>489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37165" calcext:value-type="float">
            <text:p>1037165</text:p>
          </table:table-cell>
          <table:table-cell table:formula="of:=ROUND( [.J293]/[.I293])" office:value-type="float" office:value="64823" calcext:value-type="float">
            <text:p>648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66855" calcext:value-type="float">
            <text:p>1466855</text:p>
          </table:table-cell>
          <table:table-cell table:formula="of:=ROUND( [.B294]/[.A294])" office:value-type="float" office:value="24862" calcext:value-type="float">
            <text:p>2486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554232" calcext:value-type="float">
            <text:p>1554232</text:p>
          </table:table-cell>
          <table:table-cell table:formula="of:=ROUND( [.F294]/[.E294])" office:value-type="float" office:value="26343" calcext:value-type="float">
            <text:p>2634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983978" calcext:value-type="float">
            <text:p>1983978</text:p>
          </table:table-cell>
          <table:table-cell table:formula="of:=ROUND( [.J294]/[.I294])" office:value-type="float" office:value="33627" calcext:value-type="float">
            <text:p>336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71951" calcext:value-type="float">
            <text:p>1371951</text:p>
          </table:table-cell>
          <table:table-cell table:formula="of:=ROUND( [.B295]/[.A295])" office:value-type="float" office:value="19323" calcext:value-type="float">
            <text:p>1932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834431" calcext:value-type="float">
            <text:p>1834431</text:p>
          </table:table-cell>
          <table:table-cell table:formula="of:=ROUND( [.F295]/[.E295])" office:value-type="float" office:value="25837" calcext:value-type="float">
            <text:p>2583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764874" calcext:value-type="float">
            <text:p>1764874</text:p>
          </table:table-cell>
          <table:table-cell table:formula="of:=ROUND( [.J295]/[.I295])" office:value-type="float" office:value="24857" calcext:value-type="float">
            <text:p>248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11838" calcext:value-type="float">
            <text:p>1611838</text:p>
          </table:table-cell>
          <table:table-cell table:formula="of:=ROUND( [.B296]/[.A296])" office:value-type="float" office:value="24798" calcext:value-type="float">
            <text:p>2479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970381" calcext:value-type="float">
            <text:p>1970381</text:p>
          </table:table-cell>
          <table:table-cell table:formula="of:=ROUND( [.F296]/[.E296])" office:value-type="float" office:value="30314" calcext:value-type="float">
            <text:p>3031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226143" calcext:value-type="float">
            <text:p>2226143</text:p>
          </table:table-cell>
          <table:table-cell table:formula="of:=ROUND( [.J296]/[.I296])" office:value-type="float" office:value="34248" calcext:value-type="float">
            <text:p>342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42773" calcext:value-type="float">
            <text:p>1742773</text:p>
          </table:table-cell>
          <table:table-cell table:formula="of:=ROUND( [.B297]/[.A297])" office:value-type="float" office:value="43569" calcext:value-type="float">
            <text:p>4356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206194" calcext:value-type="float">
            <text:p>3206194</text:p>
          </table:table-cell>
          <table:table-cell table:formula="of:=ROUND( [.F297]/[.E297])" office:value-type="float" office:value="80155" calcext:value-type="float">
            <text:p>8015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773538" calcext:value-type="float">
            <text:p>1773538</text:p>
          </table:table-cell>
          <table:table-cell table:formula="of:=ROUND( [.J297]/[.I297])" office:value-type="float" office:value="44338" calcext:value-type="float">
            <text:p>4433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263161" calcext:value-type="float">
            <text:p>4263161</text:p>
          </table:table-cell>
          <table:table-cell table:formula="of:=ROUND( [.B298]/[.A298])" office:value-type="float" office:value="20796" calcext:value-type="float">
            <text:p>20796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4172498" calcext:value-type="float">
            <text:p>4172498</text:p>
          </table:table-cell>
          <table:table-cell table:formula="of:=ROUND( [.F298]/[.E298])" office:value-type="float" office:value="20354" calcext:value-type="float">
            <text:p>20354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5291257" calcext:value-type="float">
            <text:p>5291257</text:p>
          </table:table-cell>
          <table:table-cell table:formula="of:=ROUND( [.J298]/[.I298])" office:value-type="float" office:value="25811" calcext:value-type="float">
            <text:p>258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48739" calcext:value-type="float">
            <text:p>1648739</text:p>
          </table:table-cell>
          <table:table-cell table:formula="of:=ROUND( [.B299]/[.A299])" office:value-type="float" office:value="31707" calcext:value-type="float">
            <text:p>3170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69111" calcext:value-type="float">
            <text:p>1669111</text:p>
          </table:table-cell>
          <table:table-cell table:formula="of:=ROUND( [.F299]/[.E299])" office:value-type="float" office:value="32098" calcext:value-type="float">
            <text:p>3209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575252" calcext:value-type="float">
            <text:p>1575252</text:p>
          </table:table-cell>
          <table:table-cell table:formula="of:=ROUND( [.J299]/[.I299])" office:value-type="float" office:value="30293" calcext:value-type="float">
            <text:p>302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31356" calcext:value-type="float">
            <text:p>731356</text:p>
          </table:table-cell>
          <table:table-cell table:formula="of:=ROUND( [.B300]/[.A300])" office:value-type="float" office:value="30473" calcext:value-type="float">
            <text:p>3047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71667" calcext:value-type="float">
            <text:p>771667</text:p>
          </table:table-cell>
          <table:table-cell table:formula="of:=ROUND( [.F300]/[.E300])" office:value-type="float" office:value="32153" calcext:value-type="float">
            <text:p>3215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19860" calcext:value-type="float">
            <text:p>919860</text:p>
          </table:table-cell>
          <table:table-cell table:formula="of:=ROUND( [.J300]/[.I300])" office:value-type="float" office:value="38328" calcext:value-type="float">
            <text:p>3832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344097" calcext:value-type="float">
            <text:p>2344097</text:p>
          </table:table-cell>
          <table:table-cell table:formula="of:=ROUND( [.B301]/[.A301])" office:value-type="float" office:value="26338" calcext:value-type="float">
            <text:p>2633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027500" calcext:value-type="float">
            <text:p>2027500</text:p>
          </table:table-cell>
          <table:table-cell table:formula="of:=ROUND( [.F301]/[.E301])" office:value-type="float" office:value="22781" calcext:value-type="float">
            <text:p>2278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147184" calcext:value-type="float">
            <text:p>2147184</text:p>
          </table:table-cell>
          <table:table-cell table:formula="of:=ROUND( [.J301]/[.I301])" office:value-type="float" office:value="24126" calcext:value-type="float">
            <text:p>2412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0922205" calcext:value-type="float">
            <text:p>10922205</text:p>
          </table:table-cell>
          <table:table-cell table:formula="of:=ROUND( [.B302]/[.A302])" office:value-type="float" office:value="14941" calcext:value-type="float">
            <text:p>14941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11914565" calcext:value-type="float">
            <text:p>11914565</text:p>
          </table:table-cell>
          <table:table-cell table:formula="of:=ROUND( [.F302]/[.E302])" office:value-type="float" office:value="16299" calcext:value-type="float">
            <text:p>16299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12594091" calcext:value-type="float">
            <text:p>12594091</text:p>
          </table:table-cell>
          <table:table-cell table:formula="of:=ROUND( [.J302]/[.I302])" office:value-type="float" office:value="17229" calcext:value-type="float">
            <text:p>172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62050" calcext:value-type="float">
            <text:p>662050</text:p>
          </table:table-cell>
          <table:table-cell table:formula="of:=ROUND( [.B303]/[.A303])" office:value-type="float" office:value="27585" calcext:value-type="float">
            <text:p>2758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53017" calcext:value-type="float">
            <text:p>553017</text:p>
          </table:table-cell>
          <table:table-cell table:formula="of:=ROUND( [.F303]/[.E303])" office:value-type="float" office:value="23042" calcext:value-type="float">
            <text:p>2304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65443" calcext:value-type="float">
            <text:p>565443</text:p>
          </table:table-cell>
          <table:table-cell table:formula="of:=ROUND( [.J303]/[.I303])" office:value-type="float" office:value="23560" calcext:value-type="float">
            <text:p>235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82485" calcext:value-type="float">
            <text:p>882485</text:p>
          </table:table-cell>
          <table:table-cell table:formula="of:=ROUND( [.B304]/[.A304])" office:value-type="float" office:value="18385" calcext:value-type="float">
            <text:p>1838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025838" calcext:value-type="float">
            <text:p>1025838</text:p>
          </table:table-cell>
          <table:table-cell table:formula="of:=ROUND( [.F304]/[.E304])" office:value-type="float" office:value="21372" calcext:value-type="float">
            <text:p>2137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052419" calcext:value-type="float">
            <text:p>1052419</text:p>
          </table:table-cell>
          <table:table-cell table:formula="of:=ROUND( [.J304]/[.I304])" office:value-type="float" office:value="21925" calcext:value-type="float">
            <text:p>219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15403" calcext:value-type="float">
            <text:p>1915403</text:p>
          </table:table-cell>
          <table:table-cell table:formula="of:=ROUND( [.B305]/[.A305])" office:value-type="float" office:value="26238" calcext:value-type="float">
            <text:p>2623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112529" calcext:value-type="float">
            <text:p>2112529</text:p>
          </table:table-cell>
          <table:table-cell table:formula="of:=ROUND( [.F305]/[.E305])" office:value-type="float" office:value="28939" calcext:value-type="float">
            <text:p>2893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246746" calcext:value-type="float">
            <text:p>2246746</text:p>
          </table:table-cell>
          <table:table-cell table:formula="of:=ROUND( [.J305]/[.I305])" office:value-type="float" office:value="30777" calcext:value-type="float">
            <text:p>3077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158349" calcext:value-type="float">
            <text:p>2158349</text:p>
          </table:table-cell>
          <table:table-cell table:formula="of:=ROUND( [.B306]/[.A306])" office:value-type="float" office:value="23718" calcext:value-type="float">
            <text:p>2371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4108532" calcext:value-type="float">
            <text:p>4108532</text:p>
          </table:table-cell>
          <table:table-cell table:formula="of:=ROUND( [.F306]/[.E306])" office:value-type="float" office:value="45149" calcext:value-type="float">
            <text:p>4514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821306" calcext:value-type="float">
            <text:p>2821306</text:p>
          </table:table-cell>
          <table:table-cell table:formula="of:=ROUND( [.J306]/[.I306])" office:value-type="float" office:value="31003" calcext:value-type="float">
            <text:p>310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334978" calcext:value-type="float">
            <text:p>2334978</text:p>
          </table:table-cell>
          <table:table-cell table:formula="of:=ROUND( [.B307]/[.A307])" office:value-type="float" office:value="44056" calcext:value-type="float">
            <text:p>4405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969121" calcext:value-type="float">
            <text:p>2969121</text:p>
          </table:table-cell>
          <table:table-cell table:formula="of:=ROUND( [.F307]/[.E307])" office:value-type="float" office:value="56021" calcext:value-type="float">
            <text:p>5602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873216" calcext:value-type="float">
            <text:p>3873216</text:p>
          </table:table-cell>
          <table:table-cell table:formula="of:=ROUND( [.J307]/[.I307])" office:value-type="float" office:value="73080" calcext:value-type="float">
            <text:p>7308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79186" calcext:value-type="float">
            <text:p>2579186</text:p>
          </table:table-cell>
          <table:table-cell table:formula="of:=ROUND( [.B308]/[.A308])" office:value-type="float" office:value="24800" calcext:value-type="float">
            <text:p>2480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914067" calcext:value-type="float">
            <text:p>2914067</text:p>
          </table:table-cell>
          <table:table-cell table:formula="of:=ROUND( [.F308]/[.E308])" office:value-type="float" office:value="28020" calcext:value-type="float">
            <text:p>2802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939295" calcext:value-type="float">
            <text:p>3939295</text:p>
          </table:table-cell>
          <table:table-cell table:formula="of:=ROUND( [.J308]/[.I308])" office:value-type="float" office:value="37878" calcext:value-type="float">
            <text:p>3787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634599" calcext:value-type="float">
            <text:p>2634599</text:p>
          </table:table-cell>
          <table:table-cell table:formula="of:=ROUND( [.B309]/[.A309])" office:value-type="float" office:value="24622" calcext:value-type="float">
            <text:p>2462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949948" calcext:value-type="float">
            <text:p>2949948</text:p>
          </table:table-cell>
          <table:table-cell table:formula="of:=ROUND( [.F309]/[.E309])" office:value-type="float" office:value="27570" calcext:value-type="float">
            <text:p>2757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6726689" calcext:value-type="float">
            <text:p>6726689</text:p>
          </table:table-cell>
          <table:table-cell table:formula="of:=ROUND( [.J309]/[.I309])" office:value-type="float" office:value="62866" calcext:value-type="float">
            <text:p>628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3128" calcext:value-type="float">
            <text:p>433128</text:p>
          </table:table-cell>
          <table:table-cell table:formula="of:=ROUND( [.B310]/[.A310])" office:value-type="float" office:value="11398" calcext:value-type="float">
            <text:p>1139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29609" calcext:value-type="float">
            <text:p>429609</text:p>
          </table:table-cell>
          <table:table-cell table:formula="of:=ROUND( [.F310]/[.E310])" office:value-type="float" office:value="11306" calcext:value-type="float">
            <text:p>1130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98361" calcext:value-type="float">
            <text:p>598361</text:p>
          </table:table-cell>
          <table:table-cell table:formula="of:=ROUND( [.J310]/[.I310])" office:value-type="float" office:value="15746" calcext:value-type="float">
            <text:p>1574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420326" calcext:value-type="float">
            <text:p>6420326</text:p>
          </table:table-cell>
          <table:table-cell table:formula="of:=ROUND( [.B311]/[.A311])" office:value-type="float" office:value="15814" calcext:value-type="float">
            <text:p>15814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7947831" calcext:value-type="float">
            <text:p>7947831</text:p>
          </table:table-cell>
          <table:table-cell table:formula="of:=ROUND( [.F311]/[.E311])" office:value-type="float" office:value="19576" calcext:value-type="float">
            <text:p>19576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7323732" calcext:value-type="float">
            <text:p>7323732</text:p>
          </table:table-cell>
          <table:table-cell table:formula="of:=ROUND( [.J311]/[.I311])" office:value-type="float" office:value="18039" calcext:value-type="float">
            <text:p>180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85868" calcext:value-type="float">
            <text:p>585868</text:p>
          </table:table-cell>
          <table:table-cell table:formula="of:=ROUND( [.B312]/[.A312])" office:value-type="float" office:value="25473" calcext:value-type="float">
            <text:p>2547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77342" calcext:value-type="float">
            <text:p>677342</text:p>
          </table:table-cell>
          <table:table-cell table:formula="of:=ROUND( [.F312]/[.E312])" office:value-type="float" office:value="29450" calcext:value-type="float">
            <text:p>294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26248" calcext:value-type="float">
            <text:p>726248</text:p>
          </table:table-cell>
          <table:table-cell table:formula="of:=ROUND( [.J312]/[.I312])" office:value-type="float" office:value="31576" calcext:value-type="float">
            <text:p>3157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950211" calcext:value-type="float">
            <text:p>2950211</text:p>
          </table:table-cell>
          <table:table-cell table:formula="of:=ROUND( [.B313]/[.A313])" office:value-type="float" office:value="21225" calcext:value-type="float">
            <text:p>2122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3425203" calcext:value-type="float">
            <text:p>3425203</text:p>
          </table:table-cell>
          <table:table-cell table:formula="of:=ROUND( [.F313]/[.E313])" office:value-type="float" office:value="24642" calcext:value-type="float">
            <text:p>2464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4665368" calcext:value-type="float">
            <text:p>4665368</text:p>
          </table:table-cell>
          <table:table-cell table:formula="of:=ROUND( [.J313]/[.I313])" office:value-type="float" office:value="33564" calcext:value-type="float">
            <text:p>335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80314" calcext:value-type="float">
            <text:p>980314</text:p>
          </table:table-cell>
          <table:table-cell table:formula="of:=ROUND( [.B314]/[.A314])" office:value-type="float" office:value="18154" calcext:value-type="float">
            <text:p>1815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09134" calcext:value-type="float">
            <text:p>1009134</text:p>
          </table:table-cell>
          <table:table-cell table:formula="of:=ROUND( [.F314]/[.E314])" office:value-type="float" office:value="18688" calcext:value-type="float">
            <text:p>1868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127827" calcext:value-type="float">
            <text:p>1127827</text:p>
          </table:table-cell>
          <table:table-cell table:formula="of:=ROUND( [.J314]/[.I314])" office:value-type="float" office:value="20886" calcext:value-type="float">
            <text:p>208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57682" calcext:value-type="float">
            <text:p>857682</text:p>
          </table:table-cell>
          <table:table-cell table:formula="of:=ROUND( [.B315]/[.A315])" office:value-type="float" office:value="26803" calcext:value-type="float">
            <text:p>2680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8980" calcext:value-type="float">
            <text:p>608980</text:p>
          </table:table-cell>
          <table:table-cell table:formula="of:=ROUND( [.F315]/[.E315])" office:value-type="float" office:value="19031" calcext:value-type="float">
            <text:p>1903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17186" calcext:value-type="float">
            <text:p>717186</text:p>
          </table:table-cell>
          <table:table-cell table:formula="of:=ROUND( [.J315]/[.I315])" office:value-type="float" office:value="22412" calcext:value-type="float">
            <text:p>224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14672" calcext:value-type="float">
            <text:p>614672</text:p>
          </table:table-cell>
          <table:table-cell table:formula="of:=ROUND( [.B316]/[.A316])" office:value-type="float" office:value="14635" calcext:value-type="float">
            <text:p>1463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080465" calcext:value-type="float">
            <text:p>1080465</text:p>
          </table:table-cell>
          <table:table-cell table:formula="of:=ROUND( [.F316]/[.E316])" office:value-type="float" office:value="25725" calcext:value-type="float">
            <text:p>2572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52667" calcext:value-type="float">
            <text:p>952667</text:p>
          </table:table-cell>
          <table:table-cell table:formula="of:=ROUND( [.J316]/[.I316])" office:value-type="float" office:value="22683" calcext:value-type="float">
            <text:p>226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40071" calcext:value-type="float">
            <text:p>740071</text:p>
          </table:table-cell>
          <table:table-cell table:formula="of:=ROUND( [.B317]/[.A317])" office:value-type="float" office:value="12544" calcext:value-type="float">
            <text:p>1254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86093" calcext:value-type="float">
            <text:p>886093</text:p>
          </table:table-cell>
          <table:table-cell table:formula="of:=ROUND( [.F317]/[.E317])" office:value-type="float" office:value="15019" calcext:value-type="float">
            <text:p>1501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96962" calcext:value-type="float">
            <text:p>896962</text:p>
          </table:table-cell>
          <table:table-cell table:formula="of:=ROUND( [.J317]/[.I317])" office:value-type="float" office:value="15203" calcext:value-type="float">
            <text:p>152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7350" calcext:value-type="float">
            <text:p>797350</text:p>
          </table:table-cell>
          <table:table-cell table:formula="of:=ROUND( [.B318]/[.A318])" office:value-type="float" office:value="61335" calcext:value-type="float">
            <text:p>613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00804" calcext:value-type="float">
            <text:p>900804</text:p>
          </table:table-cell>
          <table:table-cell table:formula="of:=ROUND( [.F318]/[.E318])" office:value-type="float" office:value="69293" calcext:value-type="float">
            <text:p>6929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01909" calcext:value-type="float">
            <text:p>801909</text:p>
          </table:table-cell>
          <table:table-cell table:formula="of:=ROUND( [.J318]/[.I318])" office:value-type="float" office:value="61685" calcext:value-type="float">
            <text:p>616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31917" calcext:value-type="float">
            <text:p>931917</text:p>
          </table:table-cell>
          <table:table-cell table:formula="of:=ROUND( [.B319]/[.A319])" office:value-type="float" office:value="40518" calcext:value-type="float">
            <text:p>4051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65267" calcext:value-type="float">
            <text:p>1165267</text:p>
          </table:table-cell>
          <table:table-cell table:formula="of:=ROUND( [.F319]/[.E319])" office:value-type="float" office:value="50664" calcext:value-type="float">
            <text:p>5066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783905" calcext:value-type="float">
            <text:p>1783905</text:p>
          </table:table-cell>
          <table:table-cell table:formula="of:=ROUND( [.J319]/[.I319])" office:value-type="float" office:value="77561" calcext:value-type="float">
            <text:p>775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57998" calcext:value-type="float">
            <text:p>1057998</text:p>
          </table:table-cell>
          <table:table-cell table:formula="of:=ROUND( [.B320]/[.A320])" office:value-type="float" office:value="46000" calcext:value-type="float">
            <text:p>460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44352" calcext:value-type="float">
            <text:p>1044352</text:p>
          </table:table-cell>
          <table:table-cell table:formula="of:=ROUND( [.F320]/[.E320])" office:value-type="float" office:value="45407" calcext:value-type="float">
            <text:p>4540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532579" calcext:value-type="float">
            <text:p>1532579</text:p>
          </table:table-cell>
          <table:table-cell table:formula="of:=ROUND( [.J320]/[.I320])" office:value-type="float" office:value="66634" calcext:value-type="float">
            <text:p>666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55389" calcext:value-type="float">
            <text:p>1755389</text:p>
          </table:table-cell>
          <table:table-cell table:formula="of:=ROUND( [.B321]/[.A321])" office:value-type="float" office:value="54856" calcext:value-type="float">
            <text:p>5485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90815" calcext:value-type="float">
            <text:p>2090815</text:p>
          </table:table-cell>
          <table:table-cell table:formula="of:=ROUND( [.F321]/[.E321])" office:value-type="float" office:value="65338" calcext:value-type="float">
            <text:p>6533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429621" calcext:value-type="float">
            <text:p>3429621</text:p>
          </table:table-cell>
          <table:table-cell table:formula="of:=ROUND( [.J321]/[.I321])" office:value-type="float" office:value="107176" calcext:value-type="float">
            <text:p>1071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05225" calcext:value-type="float">
            <text:p>1305225</text:p>
          </table:table-cell>
          <table:table-cell table:formula="of:=ROUND( [.B322]/[.A322])" office:value-type="float" office:value="33467" calcext:value-type="float">
            <text:p>3346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478978" calcext:value-type="float">
            <text:p>1478978</text:p>
          </table:table-cell>
          <table:table-cell table:formula="of:=ROUND( [.F322]/[.E322])" office:value-type="float" office:value="37923" calcext:value-type="float">
            <text:p>379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930031" calcext:value-type="float">
            <text:p>2930031</text:p>
          </table:table-cell>
          <table:table-cell table:formula="of:=ROUND( [.J322]/[.I322])" office:value-type="float" office:value="75129" calcext:value-type="float">
            <text:p>751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09501" calcext:value-type="float">
            <text:p>1509501</text:p>
          </table:table-cell>
          <table:table-cell table:formula="of:=ROUND( [.B323]/[.A323])" office:value-type="float" office:value="35941" calcext:value-type="float">
            <text:p>3594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530415" calcext:value-type="float">
            <text:p>2530415</text:p>
          </table:table-cell>
          <table:table-cell table:formula="of:=ROUND( [.F323]/[.E323])" office:value-type="float" office:value="60248" calcext:value-type="float">
            <text:p>6024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96585" calcext:value-type="float">
            <text:p>1896585</text:p>
          </table:table-cell>
          <table:table-cell table:formula="of:=ROUND( [.J323]/[.I323])" office:value-type="float" office:value="45157" calcext:value-type="float">
            <text:p>451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64460" calcext:value-type="float">
            <text:p>1364460</text:p>
          </table:table-cell>
          <table:table-cell table:formula="of:=ROUND( [.B324]/[.A324])" office:value-type="float" office:value="80262" calcext:value-type="float">
            <text:p>8026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55572" calcext:value-type="float">
            <text:p>1555572</text:p>
          </table:table-cell>
          <table:table-cell table:formula="of:=ROUND( [.F324]/[.E324])" office:value-type="float" office:value="91504" calcext:value-type="float">
            <text:p>9150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23336" calcext:value-type="float">
            <text:p>1823336</text:p>
          </table:table-cell>
          <table:table-cell table:formula="of:=ROUND( [.J324]/[.I324])" office:value-type="float" office:value="107255" calcext:value-type="float">
            <text:p>1072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00152" calcext:value-type="float">
            <text:p>1600152</text:p>
          </table:table-cell>
          <table:table-cell table:formula="of:=ROUND( [.B325]/[.A325])" office:value-type="float" office:value="94127" calcext:value-type="float">
            <text:p>94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781696" calcext:value-type="float">
            <text:p>1781696</text:p>
          </table:table-cell>
          <table:table-cell table:formula="of:=ROUND( [.F325]/[.E325])" office:value-type="float" office:value="104806" calcext:value-type="float">
            <text:p>10480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63550" calcext:value-type="float">
            <text:p>1963550</text:p>
          </table:table-cell>
          <table:table-cell table:formula="of:=ROUND( [.J325]/[.I325])" office:value-type="float" office:value="115503" calcext:value-type="float">
            <text:p>1155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64190" calcext:value-type="float">
            <text:p>864190</text:p>
          </table:table-cell>
          <table:table-cell table:formula="of:=ROUND( [.B326]/[.A326])" office:value-type="float" office:value="36008" calcext:value-type="float">
            <text:p>3600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26933" calcext:value-type="float">
            <text:p>1026933</text:p>
          </table:table-cell>
          <table:table-cell table:formula="of:=ROUND( [.F326]/[.E326])" office:value-type="float" office:value="42789" calcext:value-type="float">
            <text:p>4278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910481" calcext:value-type="float">
            <text:p>2910481</text:p>
          </table:table-cell>
          <table:table-cell table:formula="of:=ROUND( [.J326]/[.I326])" office:value-type="float" office:value="121270" calcext:value-type="float">
            <text:p>12127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47319" calcext:value-type="float">
            <text:p>947319</text:p>
          </table:table-cell>
          <table:table-cell table:formula="of:=ROUND( [.B327]/[.A327])" office:value-type="float" office:value="36435" calcext:value-type="float">
            <text:p>3643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75357" calcext:value-type="float">
            <text:p>1175357</text:p>
          </table:table-cell>
          <table:table-cell table:formula="of:=ROUND( [.F327]/[.E327])" office:value-type="float" office:value="45206" calcext:value-type="float">
            <text:p>4520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903061" calcext:value-type="float">
            <text:p>1903061</text:p>
          </table:table-cell>
          <table:table-cell table:formula="of:=ROUND( [.J327]/[.I327])" office:value-type="float" office:value="73195" calcext:value-type="float">
            <text:p>7319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530523" calcext:value-type="float">
            <text:p>3530523</text:p>
          </table:table-cell>
          <table:table-cell table:formula="of:=ROUND( [.B328]/[.A328])" office:value-type="float" office:value="18293" calcext:value-type="float">
            <text:p>18293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4320561" calcext:value-type="float">
            <text:p>4320561</text:p>
          </table:table-cell>
          <table:table-cell table:formula="of:=ROUND( [.F328]/[.E328])" office:value-type="float" office:value="22386" calcext:value-type="float">
            <text:p>22386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4032875" calcext:value-type="float">
            <text:p>4032875</text:p>
          </table:table-cell>
          <table:table-cell table:formula="of:=ROUND( [.J328]/[.I328])" office:value-type="float" office:value="20896" calcext:value-type="float">
            <text:p>2089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85171" calcext:value-type="float">
            <text:p>1485171</text:p>
          </table:table-cell>
          <table:table-cell table:formula="of:=ROUND( [.B329]/[.A329])" office:value-type="float" office:value="27003" calcext:value-type="float">
            <text:p>2700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833199" calcext:value-type="float">
            <text:p>1833199</text:p>
          </table:table-cell>
          <table:table-cell table:formula="of:=ROUND( [.F329]/[.E329])" office:value-type="float" office:value="33331" calcext:value-type="float">
            <text:p>3333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877267" calcext:value-type="float">
            <text:p>1877267</text:p>
          </table:table-cell>
          <table:table-cell table:formula="of:=ROUND( [.J329]/[.I329])" office:value-type="float" office:value="34132" calcext:value-type="float">
            <text:p>341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5273" calcext:value-type="float">
            <text:p>295273</text:p>
          </table:table-cell>
          <table:table-cell table:formula="of:=ROUND( [.B330]/[.A330])" office:value-type="float" office:value="42182" calcext:value-type="float">
            <text:p>4218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42064" calcext:value-type="float">
            <text:p>342064</text:p>
          </table:table-cell>
          <table:table-cell table:formula="of:=ROUND( [.F330]/[.E330])" office:value-type="float" office:value="48866" calcext:value-type="float">
            <text:p>4886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69173" calcext:value-type="float">
            <text:p>369173</text:p>
          </table:table-cell>
          <table:table-cell table:formula="of:=ROUND( [.J330]/[.I330])" office:value-type="float" office:value="52739" calcext:value-type="float">
            <text:p>527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8166" calcext:value-type="float">
            <text:p>928166</text:p>
          </table:table-cell>
          <table:table-cell table:formula="of:=ROUND( [.B331]/[.A331])" office:value-type="float" office:value="61878" calcext:value-type="float">
            <text:p>618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79074" calcext:value-type="float">
            <text:p>879074</text:p>
          </table:table-cell>
          <table:table-cell table:formula="of:=ROUND( [.F331]/[.E331])" office:value-type="float" office:value="58605" calcext:value-type="float">
            <text:p>586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59454" calcext:value-type="float">
            <text:p>1159454</text:p>
          </table:table-cell>
          <table:table-cell table:formula="of:=ROUND( [.J331]/[.I331])" office:value-type="float" office:value="77297" calcext:value-type="float">
            <text:p>772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12890" calcext:value-type="float">
            <text:p>812890</text:p>
          </table:table-cell>
          <table:table-cell table:formula="of:=ROUND( [.B332]/[.A332])" office:value-type="float" office:value="35343" calcext:value-type="float">
            <text:p>3534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44631" calcext:value-type="float">
            <text:p>744631</text:p>
          </table:table-cell>
          <table:table-cell table:formula="of:=ROUND( [.F332]/[.E332])" office:value-type="float" office:value="32375" calcext:value-type="float">
            <text:p>3237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08799" calcext:value-type="float">
            <text:p>808799</text:p>
          </table:table-cell>
          <table:table-cell table:formula="of:=ROUND( [.J332]/[.I332])" office:value-type="float" office:value="35165" calcext:value-type="float">
            <text:p>351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30347" calcext:value-type="float">
            <text:p>830347</text:p>
          </table:table-cell>
          <table:table-cell table:formula="of:=ROUND( [.B333]/[.A333])" office:value-type="float" office:value="33214" calcext:value-type="float">
            <text:p>3321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15329" calcext:value-type="float">
            <text:p>915329</text:p>
          </table:table-cell>
          <table:table-cell table:formula="of:=ROUND( [.F333]/[.E333])" office:value-type="float" office:value="36613" calcext:value-type="float">
            <text:p>3661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29035" calcext:value-type="float">
            <text:p>929035</text:p>
          </table:table-cell>
          <table:table-cell table:formula="of:=ROUND( [.J333]/[.I333])" office:value-type="float" office:value="37161" calcext:value-type="float">
            <text:p>371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99884" calcext:value-type="float">
            <text:p>1399884</text:p>
          </table:table-cell>
          <table:table-cell table:formula="of:=ROUND( [.B334]/[.A334])" office:value-type="float" office:value="32555" calcext:value-type="float">
            <text:p>3255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362201" calcext:value-type="float">
            <text:p>1362201</text:p>
          </table:table-cell>
          <table:table-cell table:formula="of:=ROUND( [.F334]/[.E334])" office:value-type="float" office:value="31679" calcext:value-type="float">
            <text:p>3167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882067" calcext:value-type="float">
            <text:p>1882067</text:p>
          </table:table-cell>
          <table:table-cell table:formula="of:=ROUND( [.J334]/[.I334])" office:value-type="float" office:value="43769" calcext:value-type="float">
            <text:p>437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61880" calcext:value-type="float">
            <text:p>761880</text:p>
          </table:table-cell>
          <table:table-cell table:formula="of:=ROUND( [.B335]/[.A335])" office:value-type="float" office:value="30475" calcext:value-type="float">
            <text:p>3047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39171" calcext:value-type="float">
            <text:p>739171</text:p>
          </table:table-cell>
          <table:table-cell table:formula="of:=ROUND( [.F335]/[.E335])" office:value-type="float" office:value="29567" calcext:value-type="float">
            <text:p>295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57133" calcext:value-type="float">
            <text:p>857133</text:p>
          </table:table-cell>
          <table:table-cell table:formula="of:=ROUND( [.J335]/[.I335])" office:value-type="float" office:value="34285" calcext:value-type="float">
            <text:p>342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6090" calcext:value-type="float">
            <text:p>686090</text:p>
          </table:table-cell>
          <table:table-cell table:formula="of:=ROUND( [.B336]/[.A336])" office:value-type="float" office:value="49006" calcext:value-type="float">
            <text:p>4900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62989" calcext:value-type="float">
            <text:p>662989</text:p>
          </table:table-cell>
          <table:table-cell table:formula="of:=ROUND( [.F336]/[.E336])" office:value-type="float" office:value="47356" calcext:value-type="float">
            <text:p>4735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82517" calcext:value-type="float">
            <text:p>682517</text:p>
          </table:table-cell>
          <table:table-cell table:formula="of:=ROUND( [.J336]/[.I336])" office:value-type="float" office:value="48751" calcext:value-type="float">
            <text:p>487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6597" calcext:value-type="float">
            <text:p>716597</text:p>
          </table:table-cell>
          <table:table-cell table:formula="of:=ROUND( [.B337]/[.A337])" office:value-type="float" office:value="51186" calcext:value-type="float">
            <text:p>5118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25425" calcext:value-type="float">
            <text:p>725425</text:p>
          </table:table-cell>
          <table:table-cell table:formula="of:=ROUND( [.F337]/[.E337])" office:value-type="float" office:value="51816" calcext:value-type="float">
            <text:p>5181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56386" calcext:value-type="float">
            <text:p>856386</text:p>
          </table:table-cell>
          <table:table-cell table:formula="of:=ROUND( [.J337]/[.I337])" office:value-type="float" office:value="61170" calcext:value-type="float">
            <text:p>611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6745" calcext:value-type="float">
            <text:p>556745</text:p>
          </table:table-cell>
          <table:table-cell table:formula="of:=ROUND( [.B338]/[.A338])" office:value-type="float" office:value="39768" calcext:value-type="float">
            <text:p>3976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7262" calcext:value-type="float">
            <text:p>507262</text:p>
          </table:table-cell>
          <table:table-cell table:formula="of:=ROUND( [.F338]/[.E338])" office:value-type="float" office:value="36233" calcext:value-type="float">
            <text:p>3623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32864" calcext:value-type="float">
            <text:p>1032864</text:p>
          </table:table-cell>
          <table:table-cell table:formula="of:=ROUND( [.J338]/[.I338])" office:value-type="float" office:value="73776" calcext:value-type="float">
            <text:p>737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9922" calcext:value-type="float">
            <text:p>969922</text:p>
          </table:table-cell>
          <table:table-cell table:formula="of:=ROUND( [.B339]/[.A339])" office:value-type="float" office:value="60620" calcext:value-type="float">
            <text:p>6062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62715" calcext:value-type="float">
            <text:p>962715</text:p>
          </table:table-cell>
          <table:table-cell table:formula="of:=ROUND( [.F339]/[.E339])" office:value-type="float" office:value="60170" calcext:value-type="float">
            <text:p>6017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59272" calcext:value-type="float">
            <text:p>859272</text:p>
          </table:table-cell>
          <table:table-cell table:formula="of:=ROUND( [.J339]/[.I339])" office:value-type="float" office:value="53705" calcext:value-type="float">
            <text:p>537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54186" calcext:value-type="float">
            <text:p>1554186</text:p>
          </table:table-cell>
          <table:table-cell table:formula="of:=ROUND( [.B340]/[.A340])" office:value-type="float" office:value="17661" calcext:value-type="float">
            <text:p>1766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852132" calcext:value-type="float">
            <text:p>1852132</text:p>
          </table:table-cell>
          <table:table-cell table:formula="of:=ROUND( [.F340]/[.E340])" office:value-type="float" office:value="21047" calcext:value-type="float">
            <text:p>2104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341535" calcext:value-type="float">
            <text:p>2341535</text:p>
          </table:table-cell>
          <table:table-cell table:formula="of:=ROUND( [.J340]/[.I340])" office:value-type="float" office:value="26608" calcext:value-type="float">
            <text:p>2660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71506" calcext:value-type="float">
            <text:p>1871506</text:p>
          </table:table-cell>
          <table:table-cell table:formula="of:=ROUND( [.B341]/[.A341])" office:value-type="float" office:value="28356" calcext:value-type="float">
            <text:p>2835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620949" calcext:value-type="float">
            <text:p>2620949</text:p>
          </table:table-cell>
          <table:table-cell table:formula="of:=ROUND( [.F341]/[.E341])" office:value-type="float" office:value="39711" calcext:value-type="float">
            <text:p>3971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104769" calcext:value-type="float">
            <text:p>2104769</text:p>
          </table:table-cell>
          <table:table-cell table:formula="of:=ROUND( [.J341]/[.I341])" office:value-type="float" office:value="31890" calcext:value-type="float">
            <text:p>318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1783" calcext:value-type="float">
            <text:p>491783</text:p>
          </table:table-cell>
          <table:table-cell table:formula="of:=ROUND( [.B342]/[.A342])" office:value-type="float" office:value="24589" calcext:value-type="float">
            <text:p>2458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9085" calcext:value-type="float">
            <text:p>489085</text:p>
          </table:table-cell>
          <table:table-cell table:formula="of:=ROUND( [.F342]/[.E342])" office:value-type="float" office:value="24454" calcext:value-type="float">
            <text:p>2445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73334" calcext:value-type="float">
            <text:p>473334</text:p>
          </table:table-cell>
          <table:table-cell table:formula="of:=ROUND( [.J342]/[.I342])" office:value-type="float" office:value="23667" calcext:value-type="float">
            <text:p>236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12431" calcext:value-type="float">
            <text:p>2212431</text:p>
          </table:table-cell>
          <table:table-cell table:formula="of:=ROUND( [.B343]/[.A343])" office:value-type="float" office:value="25141" calcext:value-type="float">
            <text:p>2514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704333" calcext:value-type="float">
            <text:p>2704333</text:p>
          </table:table-cell>
          <table:table-cell table:formula="of:=ROUND( [.F343]/[.E343])" office:value-type="float" office:value="30731" calcext:value-type="float">
            <text:p>3073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228640" calcext:value-type="float">
            <text:p>4228640</text:p>
          </table:table-cell>
          <table:table-cell table:formula="of:=ROUND( [.J343]/[.I343])" office:value-type="float" office:value="48053" calcext:value-type="float">
            <text:p>480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487" calcext:value-type="float">
            <text:p>373487</text:p>
          </table:table-cell>
          <table:table-cell table:formula="of:=ROUND( [.B344]/[.A344])" office:value-type="float" office:value="74697" calcext:value-type="float">
            <text:p>7469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77499" calcext:value-type="float">
            <text:p>377499</text:p>
          </table:table-cell>
          <table:table-cell table:formula="of:=ROUND( [.F344]/[.E344])" office:value-type="float" office:value="75500" calcext:value-type="float">
            <text:p>755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45626" calcext:value-type="float">
            <text:p>445626</text:p>
          </table:table-cell>
          <table:table-cell table:formula="of:=ROUND( [.J344]/[.I344])" office:value-type="float" office:value="89125" calcext:value-type="float">
            <text:p>89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3997" calcext:value-type="float">
            <text:p>483997</text:p>
          </table:table-cell>
          <table:table-cell table:formula="of:=ROUND( [.B345]/[.A345])" office:value-type="float" office:value="96799" calcext:value-type="float">
            <text:p>967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36073" calcext:value-type="float">
            <text:p>536073</text:p>
          </table:table-cell>
          <table:table-cell table:formula="of:=ROUND( [.F345]/[.E345])" office:value-type="float" office:value="107215" calcext:value-type="float">
            <text:p>1072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53316" calcext:value-type="float">
            <text:p>453316</text:p>
          </table:table-cell>
          <table:table-cell table:formula="of:=ROUND( [.J345]/[.I345])" office:value-type="float" office:value="90663" calcext:value-type="float">
            <text:p>906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2076" calcext:value-type="float">
            <text:p>432076</text:p>
          </table:table-cell>
          <table:table-cell table:formula="of:=ROUND( [.B346]/[.A346])" office:value-type="float" office:value="43208" calcext:value-type="float">
            <text:p>432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34312" calcext:value-type="float">
            <text:p>434312</text:p>
          </table:table-cell>
          <table:table-cell table:formula="of:=ROUND( [.F346]/[.E346])" office:value-type="float" office:value="43431" calcext:value-type="float">
            <text:p>434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27392" calcext:value-type="float">
            <text:p>427392</text:p>
          </table:table-cell>
          <table:table-cell table:formula="of:=ROUND( [.J346]/[.I346])" office:value-type="float" office:value="42739" calcext:value-type="float">
            <text:p>427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1957" calcext:value-type="float">
            <text:p>631957</text:p>
          </table:table-cell>
          <table:table-cell table:formula="of:=ROUND( [.B347]/[.A347])" office:value-type="float" office:value="37174" calcext:value-type="float">
            <text:p>3717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70694" calcext:value-type="float">
            <text:p>670694</text:p>
          </table:table-cell>
          <table:table-cell table:formula="of:=ROUND( [.F347]/[.E347])" office:value-type="float" office:value="39453" calcext:value-type="float">
            <text:p>3945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64540" calcext:value-type="float">
            <text:p>664540</text:p>
          </table:table-cell>
          <table:table-cell table:formula="of:=ROUND( [.J347]/[.I347])" office:value-type="float" office:value="39091" calcext:value-type="float">
            <text:p>390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06712" calcext:value-type="float">
            <text:p>1206712</text:p>
          </table:table-cell>
          <table:table-cell table:formula="of:=ROUND( [.B348]/[.A348])" office:value-type="float" office:value="36567" calcext:value-type="float">
            <text:p>3656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369807" calcext:value-type="float">
            <text:p>1369807</text:p>
          </table:table-cell>
          <table:table-cell table:formula="of:=ROUND( [.F348]/[.E348])" office:value-type="float" office:value="41509" calcext:value-type="float">
            <text:p>4150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502702" calcext:value-type="float">
            <text:p>1502702</text:p>
          </table:table-cell>
          <table:table-cell table:formula="of:=ROUND( [.J348]/[.I348])" office:value-type="float" office:value="45536" calcext:value-type="float">
            <text:p>4553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568510" calcext:value-type="float">
            <text:p>6568510</text:p>
          </table:table-cell>
          <table:table-cell table:formula="of:=ROUND( [.B349]/[.A349])" office:value-type="float" office:value="18555" calcext:value-type="float">
            <text:p>18555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13502687" calcext:value-type="float">
            <text:p>13502687</text:p>
          </table:table-cell>
          <table:table-cell table:formula="of:=ROUND( [.F349]/[.E349])" office:value-type="float" office:value="38143" calcext:value-type="float">
            <text:p>38143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8279198" calcext:value-type="float">
            <text:p>8279198</text:p>
          </table:table-cell>
          <table:table-cell table:formula="of:=ROUND( [.J349]/[.I349])" office:value-type="float" office:value="23388" calcext:value-type="float">
            <text:p>2338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220144" calcext:value-type="float">
            <text:p>14220144</text:p>
          </table:table-cell>
          <table:table-cell table:formula="of:=ROUND( [.B350]/[.A350])" office:value-type="float" office:value="17775" calcext:value-type="float">
            <text:p>1777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1887556" calcext:value-type="float">
            <text:p>21887556</text:p>
          </table:table-cell>
          <table:table-cell table:formula="of:=ROUND( [.F350]/[.E350])" office:value-type="float" office:value="27359" calcext:value-type="float">
            <text:p>2735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6644055" calcext:value-type="float">
            <text:p>16644055</text:p>
          </table:table-cell>
          <table:table-cell table:formula="of:=ROUND( [.J350]/[.I350])" office:value-type="float" office:value="20805" calcext:value-type="float">
            <text:p>208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10645" calcext:value-type="float">
            <text:p>10010645</text:p>
          </table:table-cell>
          <table:table-cell table:formula="of:=ROUND( [.B351]/[.A351])" office:value-type="float" office:value="20021" calcext:value-type="float">
            <text:p>2002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1192250" calcext:value-type="float">
            <text:p>11192250</text:p>
          </table:table-cell>
          <table:table-cell table:formula="of:=ROUND( [.F351]/[.E351])" office:value-type="float" office:value="22385" calcext:value-type="float">
            <text:p>2238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006405" calcext:value-type="float">
            <text:p>14006405</text:p>
          </table:table-cell>
          <table:table-cell table:formula="of:=ROUND( [.J351]/[.I351])" office:value-type="float" office:value="28013" calcext:value-type="float">
            <text:p>280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2599" calcext:value-type="float">
            <text:p>512599</text:p>
          </table:table-cell>
          <table:table-cell table:formula="of:=ROUND( [.B352]/[.A352])" office:value-type="float" office:value="46600" calcext:value-type="float">
            <text:p>466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73430" calcext:value-type="float">
            <text:p>573430</text:p>
          </table:table-cell>
          <table:table-cell table:formula="of:=ROUND( [.F352]/[.E352])" office:value-type="float" office:value="52130" calcext:value-type="float">
            <text:p>5213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86749" calcext:value-type="float">
            <text:p>786749</text:p>
          </table:table-cell>
          <table:table-cell table:formula="of:=ROUND( [.J352]/[.I352])" office:value-type="float" office:value="71523" calcext:value-type="float">
            <text:p>715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64578" calcext:value-type="float">
            <text:p>764578</text:p>
          </table:table-cell>
          <table:table-cell table:formula="of:=ROUND( [.B353]/[.A353])" office:value-type="float" office:value="31857" calcext:value-type="float">
            <text:p>318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97573" calcext:value-type="float">
            <text:p>1097573</text:p>
          </table:table-cell>
          <table:table-cell table:formula="of:=ROUND( [.F353]/[.E353])" office:value-type="float" office:value="45732" calcext:value-type="float">
            <text:p>4573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21402" calcext:value-type="float">
            <text:p>921402</text:p>
          </table:table-cell>
          <table:table-cell table:formula="of:=ROUND( [.J353]/[.I353])" office:value-type="float" office:value="38392" calcext:value-type="float">
            <text:p>383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06339" calcext:value-type="float">
            <text:p>1606339</text:p>
          </table:table-cell>
          <table:table-cell table:formula="of:=ROUND( [.B354]/[.A354])" office:value-type="float" office:value="22948" calcext:value-type="float">
            <text:p>2294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082532" calcext:value-type="float">
            <text:p>2082532</text:p>
          </table:table-cell>
          <table:table-cell table:formula="of:=ROUND( [.F354]/[.E354])" office:value-type="float" office:value="29750" calcext:value-type="float">
            <text:p>2975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474282" calcext:value-type="float">
            <text:p>1474282</text:p>
          </table:table-cell>
          <table:table-cell table:formula="of:=ROUND( [.J354]/[.I354])" office:value-type="float" office:value="21061" calcext:value-type="float">
            <text:p>21061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35904994" calcext:value-type="float">
            <text:p>35904994</text:p>
          </table:table-cell>
          <table:table-cell table:formula="of:=ROUND( [.B355]/[.A355])" office:value-type="float" office:value="21656" calcext:value-type="float">
            <text:p>21656</text:p>
          </table:table-cell>
          <table:table-cell/>
          <table:table-cell office:value-type="float" office:value="1658" calcext:value-type="float">
            <text:p>1658</text:p>
          </table:table-cell>
          <table:table-cell office:value-type="float" office:value="39422096" calcext:value-type="float">
            <text:p>39422096</text:p>
          </table:table-cell>
          <table:table-cell table:formula="of:=ROUND( [.F355]/[.E355])" office:value-type="float" office:value="23777" calcext:value-type="float">
            <text:p>23777</text:p>
          </table:table-cell>
          <table:table-cell/>
          <table:table-cell office:value-type="float" office:value="1658" calcext:value-type="float">
            <text:p>1658</text:p>
          </table:table-cell>
          <table:table-cell office:value-type="float" office:value="36697521" calcext:value-type="float">
            <text:p>36697521</text:p>
          </table:table-cell>
          <table:table-cell table:formula="of:=ROUND( [.J355]/[.I355])" office:value-type="float" office:value="22134" calcext:value-type="float">
            <text:p>22134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22973826" calcext:value-type="float">
            <text:p>22973826</text:p>
          </table:table-cell>
          <table:table-cell table:formula="of:=ROUND( [.B356]/[.A356])" office:value-type="float" office:value="22069" calcext:value-type="float">
            <text:p>22069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24979656" calcext:value-type="float">
            <text:p>24979656</text:p>
          </table:table-cell>
          <table:table-cell table:formula="of:=ROUND( [.F356]/[.E356])" office:value-type="float" office:value="23996" calcext:value-type="float">
            <text:p>239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21286629" calcext:value-type="float">
            <text:p>21286629</text:p>
          </table:table-cell>
          <table:table-cell table:formula="of:=ROUND( [.J356]/[.I356])" office:value-type="float" office:value="20448" calcext:value-type="float">
            <text:p>2044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927482" calcext:value-type="float">
            <text:p>5927482</text:p>
          </table:table-cell>
          <table:table-cell table:formula="of:=ROUND( [.B357]/[.A357])" office:value-type="float" office:value="27570" calcext:value-type="float">
            <text:p>2757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5849203" calcext:value-type="float">
            <text:p>5849203</text:p>
          </table:table-cell>
          <table:table-cell table:formula="of:=ROUND( [.F357]/[.E357])" office:value-type="float" office:value="27206" calcext:value-type="float">
            <text:p>27206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6456436" calcext:value-type="float">
            <text:p>6456436</text:p>
          </table:table-cell>
          <table:table-cell table:formula="of:=ROUND( [.J357]/[.I357])" office:value-type="float" office:value="30030" calcext:value-type="float">
            <text:p>3003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058438" calcext:value-type="float">
            <text:p>3058438</text:p>
          </table:table-cell>
          <table:table-cell table:formula="of:=ROUND( [.B358]/[.A358])" office:value-type="float" office:value="16097" calcext:value-type="float">
            <text:p>1609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3157143" calcext:value-type="float">
            <text:p>3157143</text:p>
          </table:table-cell>
          <table:table-cell table:formula="of:=ROUND( [.F358]/[.E358])" office:value-type="float" office:value="16617" calcext:value-type="float">
            <text:p>1661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756433" calcext:value-type="float">
            <text:p>2756433</text:p>
          </table:table-cell>
          <table:table-cell table:formula="of:=ROUND( [.J358]/[.I358])" office:value-type="float" office:value="14508" calcext:value-type="float">
            <text:p>1450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592594" calcext:value-type="float">
            <text:p>4592594</text:p>
          </table:table-cell>
          <table:table-cell table:formula="of:=ROUND( [.B359]/[.A359])" office:value-type="float" office:value="14767" calcext:value-type="float">
            <text:p>1476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5667447" calcext:value-type="float">
            <text:p>5667447</text:p>
          </table:table-cell>
          <table:table-cell table:formula="of:=ROUND( [.F359]/[.E359])" office:value-type="float" office:value="18223" calcext:value-type="float">
            <text:p>18223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4216322" calcext:value-type="float">
            <text:p>4216322</text:p>
          </table:table-cell>
          <table:table-cell table:formula="of:=ROUND( [.J359]/[.I359])" office:value-type="float" office:value="13557" calcext:value-type="float">
            <text:p>1355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509185" calcext:value-type="float">
            <text:p>4509185</text:p>
          </table:table-cell>
          <table:table-cell table:formula="of:=ROUND( [.B360]/[.A360])" office:value-type="float" office:value="14406" calcext:value-type="float">
            <text:p>14406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4794633" calcext:value-type="float">
            <text:p>4794633</text:p>
          </table:table-cell>
          <table:table-cell table:formula="of:=ROUND( [.F360]/[.E360])" office:value-type="float" office:value="15318" calcext:value-type="float">
            <text:p>15318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4064275" calcext:value-type="float">
            <text:p>4064275</text:p>
          </table:table-cell>
          <table:table-cell table:formula="of:=ROUND( [.J360]/[.I360])" office:value-type="float" office:value="12985" calcext:value-type="float">
            <text:p>129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531018" calcext:value-type="float">
            <text:p>4531018</text:p>
          </table:table-cell>
          <table:table-cell table:formula="of:=ROUND( [.B361]/[.A361])" office:value-type="float" office:value="35399" calcext:value-type="float">
            <text:p>3539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288598" calcext:value-type="float">
            <text:p>3288598</text:p>
          </table:table-cell>
          <table:table-cell table:formula="of:=ROUND( [.F361]/[.E361])" office:value-type="float" office:value="25692" calcext:value-type="float">
            <text:p>2569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381207" calcext:value-type="float">
            <text:p>2381207</text:p>
          </table:table-cell>
          <table:table-cell table:formula="of:=ROUND( [.J361]/[.I361])" office:value-type="float" office:value="18603" calcext:value-type="float">
            <text:p>186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6378" calcext:value-type="float">
            <text:p>456378</text:p>
          </table:table-cell>
          <table:table-cell table:formula="of:=ROUND( [.B362]/[.A362])" office:value-type="float" office:value="65197" calcext:value-type="float">
            <text:p>6519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70316" calcext:value-type="float">
            <text:p>570316</text:p>
          </table:table-cell>
          <table:table-cell table:formula="of:=ROUND( [.F362]/[.E362])" office:value-type="float" office:value="81474" calcext:value-type="float">
            <text:p>814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32149" calcext:value-type="float">
            <text:p>432149</text:p>
          </table:table-cell>
          <table:table-cell table:formula="of:=ROUND( [.J362]/[.I362])" office:value-type="float" office:value="61736" calcext:value-type="float">
            <text:p>61736</text:p>
          </table:table-cell>
        </table:table-row>
        <table:table-row table:style-name="ro1">
          <table:table-cell table:number-columns-repeated="2"/>
          <table:table-cell table:formula="of:=AVERAGE([.C3:.C362])" office:value-type="float" office:value="35485.5722222222" calcext:value-type="float">
            <text:p>35485,5722222222</text:p>
          </table:table-cell>
          <table:table-cell table:number-columns-repeated="3"/>
          <table:table-cell table:formula="of:=AVERAGE([.G3:.G362])" office:value-type="float" office:value="46955.9638888889" calcext:value-type="float">
            <text:p>46955,9638888889</text:p>
          </table:table-cell>
          <table:table-cell table:number-columns-repeated="3"/>
          <table:table-cell table:formula="of:=AVERAGE([.K3:.K362])" office:value-type="float" office:value="46783.1583333333" calcext:value-type="float">
            <text:p>46783,158333333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formula="of:=AVERAGE([.C363];[.G363];[.K363])" office:value-type="float" office:value="43074.8981481481" calcext:value-type="float">
            <text:p>43074,898148148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09:34:43.240264905</meta:creation-date>
    <dc:date>2017-05-01T09:41:15.382438996</dc:date>
    <meta:editing-duration>PT6M32S</meta:editing-duration>
    <meta:editing-cycles>1</meta:editing-cycles>
    <meta:document-statistic meta:table-count="1" meta:cell-count="3246" meta:object-count="0"/>
    <meta:generator>LibreOffice/5.2.2.2$Linux_X86_64 LibreOffice_project/20m0$Build-2</meta:generator>
  </office:meta>
</office:document-meta>
</file>